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0375"/>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140375" style:font-weight-asian="bold" style:font-weight-complex="bold"/>
    </style:style>
    <style:style style:name="P4" style:family="paragraph" style:parent-style-name="Text_20_body">
      <style:text-properties fo:font-weight="bold" officeooo:paragraph-rsid="001772bc" style:font-weight-asian="bold" style:font-weight-complex="bold"/>
    </style:style>
    <style:style style:name="P5" style:family="paragraph" style:parent-style-name="Standard">
      <style:text-properties fo:font-weight="bold" officeooo:rsid="0020078e" officeooo:paragraph-rsid="0020078e" style:font-weight-asian="bold" style:font-weight-complex="bold"/>
    </style:style>
    <style:style style:name="P6" style:family="paragraph" style:parent-style-name="Text_20_body">
      <style:text-properties officeooo:paragraph-rsid="001772bc"/>
    </style:style>
    <style:style style:name="P7" style:family="paragraph" style:parent-style-name="Text_20_body">
      <style:text-properties fo:font-weight="normal" officeooo:rsid="001772bc" officeooo:paragraph-rsid="001772bc" style:font-weight-asian="normal" style:font-weight-complex="normal"/>
    </style:style>
    <style:style style:name="P8" style:family="paragraph" style:parent-style-name="Text_20_body">
      <style:text-properties fo:font-weight="normal" officeooo:rsid="0019fe61" officeooo:paragraph-rsid="0019fe61" style:font-weight-asian="normal" style:font-weight-complex="normal"/>
    </style:style>
    <style:style style:name="P9" style:family="paragraph" style:parent-style-name="Text_20_body">
      <style:text-properties fo:font-weight="normal" officeooo:rsid="0020078e" officeooo:paragraph-rsid="0020078e" fo:background-color="#ffff00" style:font-weight-asian="normal" style:font-weight-complex="normal"/>
    </style:style>
    <style:style style:name="P10" style:family="paragraph" style:parent-style-name="Text_20_body">
      <style:text-properties officeooo:paragraph-rsid="0019fe61"/>
    </style:style>
    <style:style style:name="P11" style:family="paragraph" style:parent-style-name="Standard">
      <style:text-properties officeooo:paragraph-rsid="0020078e"/>
    </style:style>
    <style:style style:name="P12" style:family="paragraph" style:parent-style-name="Text_20_body">
      <style:paragraph-properties fo:margin-top="0cm" fo:margin-bottom="0cm" style:contextual-spacing="false"/>
    </style:style>
    <style:style style:name="P13" style:family="paragraph" style:parent-style-name="Standard">
      <style:text-properties officeooo:rsid="002530d3" officeooo:paragraph-rsid="002530d3"/>
    </style:style>
    <style:style style:name="P14" style:family="paragraph" style:parent-style-name="Text_20_body">
      <style:text-properties officeooo:rsid="002530d3" officeooo:paragraph-rsid="002530d3" fo:background-color="#ffff00"/>
    </style:style>
    <style:style style:name="P15" style:family="paragraph" style:parent-style-name="Text_20_body">
      <style:text-properties officeooo:rsid="0028c1a4" officeooo:paragraph-rsid="0028c1a4" fo:background-color="#ffff00"/>
    </style:style>
    <style:style style:name="P16" style:family="paragraph" style:parent-style-name="Standard">
      <style:text-properties officeooo:rsid="003a5cf7" officeooo:paragraph-rsid="003a5cf7" fo:background-color="#ffff00"/>
    </style:style>
    <style:style style:name="P17" style:family="paragraph" style:parent-style-name="Text_20_body">
      <style:text-properties officeooo:rsid="002c82d7" officeooo:paragraph-rsid="002c82d7" fo:background-color="#ffff00"/>
    </style:style>
    <style:style style:name="P18" style:family="paragraph" style:parent-style-name="Text_20_body">
      <style:text-properties officeooo:rsid="0034a509" officeooo:paragraph-rsid="0034a509" fo:background-color="#ffff00"/>
    </style:style>
    <style:style style:name="P19" style:family="paragraph" style:parent-style-name="Text_20_body">
      <style:text-properties officeooo:rsid="00362db7" officeooo:paragraph-rsid="00362db7" fo:background-color="#ffff00"/>
    </style:style>
    <style:style style:name="P20" style:family="paragraph" style:parent-style-name="Text_20_body">
      <style:text-properties officeooo:rsid="003e1fc8" officeooo:paragraph-rsid="003e1fc8" fo:background-color="#ffff00"/>
    </style:style>
    <style:style style:name="P21" style:family="paragraph" style:parent-style-name="Text_20_body">
      <style:text-properties officeooo:rsid="004334a2" officeooo:paragraph-rsid="004334a2" fo:background-color="#ffff00"/>
    </style:style>
    <style:style style:name="P22" style:family="paragraph" style:parent-style-name="Text_20_body">
      <style:text-properties officeooo:rsid="0046c463" officeooo:paragraph-rsid="0046c463" fo:background-color="#ffff00"/>
    </style:style>
    <style:style style:name="P23" style:family="paragraph" style:parent-style-name="Text_20_body">
      <style:text-properties officeooo:rsid="004b1ce5" officeooo:paragraph-rsid="004b1ce5" fo:background-color="#ffff00"/>
    </style:style>
    <style:style style:name="P24" style:family="paragraph" style:parent-style-name="Text_20_body">
      <style:text-properties officeooo:rsid="0050ce57" officeooo:paragraph-rsid="0050ce57" fo:background-color="#ffff00"/>
    </style:style>
    <style:style style:name="P25" style:family="paragraph" style:parent-style-name="Text_20_body">
      <style:text-properties officeooo:rsid="0056f0fa" officeooo:paragraph-rsid="0056f0fa" fo:background-color="#ffff00"/>
    </style:style>
    <style:style style:name="P26" style:family="paragraph" style:parent-style-name="Text_20_body">
      <style:text-properties officeooo:rsid="002530d3" officeooo:paragraph-rsid="002530d3" fo:background-color="transparent"/>
    </style:style>
    <style:style style:name="P27" style:family="paragraph" style:parent-style-name="Standard">
      <style:text-properties officeooo:rsid="0028c1a4" officeooo:paragraph-rsid="0028c1a4" fo:background-color="transparent"/>
    </style:style>
    <style:style style:name="P28" style:family="paragraph" style:parent-style-name="Text_20_body">
      <style:text-properties officeooo:rsid="0028c1a4" officeooo:paragraph-rsid="0028c1a4" fo:background-color="transparent"/>
    </style:style>
    <style:style style:name="P29" style:family="paragraph" style:parent-style-name="Standard">
      <style:text-properties officeooo:rsid="00362db7" officeooo:paragraph-rsid="00362db7" fo:background-color="transparent"/>
    </style:style>
    <style:style style:name="P30" style:family="paragraph" style:parent-style-name="Text_20_body">
      <style:text-properties officeooo:rsid="00362db7" officeooo:paragraph-rsid="00362db7" fo:background-color="transparent"/>
    </style:style>
    <style:style style:name="P31" style:family="paragraph" style:parent-style-name="Standard">
      <style:text-properties officeooo:rsid="003a5cf7" officeooo:paragraph-rsid="003a5cf7" fo:background-color="transparent"/>
    </style:style>
    <style:style style:name="P32" style:family="paragraph" style:parent-style-name="Text_20_body">
      <style:text-properties officeooo:rsid="003a5cf7" officeooo:paragraph-rsid="003a5cf7" fo:background-color="transparent"/>
    </style:style>
    <style:style style:name="P33" style:family="paragraph" style:parent-style-name="Text_20_body">
      <style:text-properties officeooo:rsid="002c82d7" officeooo:paragraph-rsid="002c82d7" fo:background-color="transparent"/>
    </style:style>
    <style:style style:name="P34" style:family="paragraph" style:parent-style-name="Text_20_body">
      <style:text-properties officeooo:rsid="0034a509" officeooo:paragraph-rsid="0034a509" fo:background-color="transparent"/>
    </style:style>
    <style:style style:name="P35" style:family="paragraph" style:parent-style-name="Text_20_body">
      <style:text-properties officeooo:rsid="003e1fc8" officeooo:paragraph-rsid="003e1fc8" fo:background-color="transparent"/>
    </style:style>
    <style:style style:name="P36" style:family="paragraph" style:parent-style-name="Text_20_body">
      <style:text-properties officeooo:rsid="004334a2" officeooo:paragraph-rsid="004334a2" fo:background-color="transparent"/>
    </style:style>
    <style:style style:name="P37" style:family="paragraph" style:parent-style-name="Text_20_body">
      <style:text-properties officeooo:rsid="0046c463" officeooo:paragraph-rsid="0046c463" fo:background-color="transparent"/>
    </style:style>
    <style:style style:name="P38" style:family="paragraph" style:parent-style-name="Text_20_body">
      <style:text-properties officeooo:rsid="004b1ce5" officeooo:paragraph-rsid="004b1ce5" fo:background-color="transparent"/>
    </style:style>
    <style:style style:name="P39" style:family="paragraph" style:parent-style-name="Text_20_body">
      <style:text-properties officeooo:rsid="0050ce57" officeooo:paragraph-rsid="0050ce57" fo:background-color="transparent"/>
    </style:style>
    <style:style style:name="P40" style:family="paragraph" style:parent-style-name="Text_20_body">
      <style:text-properties officeooo:rsid="0056f0fa" officeooo:paragraph-rsid="0056f0fa" fo:background-color="transparent"/>
    </style:style>
    <style:style style:name="P41" style:family="paragraph" style:parent-style-name="Standard">
      <style:text-properties officeooo:rsid="0028c1a4" officeooo:paragraph-rsid="0028c1a4"/>
    </style:style>
    <style:style style:name="P42" style:family="paragraph" style:parent-style-name="Text_20_body">
      <style:text-properties officeooo:paragraph-rsid="0028c1a4"/>
    </style:style>
    <style:style style:name="P43" style:family="paragraph" style:parent-style-name="Standard">
      <style:text-properties officeooo:rsid="002f5a08" officeooo:paragraph-rsid="002f5a08"/>
    </style:style>
    <style:style style:name="P44" style:family="paragraph" style:parent-style-name="Standard">
      <style:text-properties officeooo:rsid="0034a509" officeooo:paragraph-rsid="0034a509"/>
    </style:style>
    <style:style style:name="P45" style:family="paragraph" style:parent-style-name="Standard">
      <style:text-properties officeooo:rsid="0036d2dc" officeooo:paragraph-rsid="0036d2dc"/>
    </style:style>
    <style:style style:name="P46" style:family="paragraph" style:parent-style-name="Standard">
      <style:text-properties officeooo:rsid="003a5cf7" officeooo:paragraph-rsid="003a5cf7"/>
    </style:style>
    <style:style style:name="P47" style:family="paragraph" style:parent-style-name="Text_20_body">
      <style:paragraph-properties fo:margin-top="0cm" fo:margin-bottom="0cm" style:contextual-spacing="false"/>
      <style:text-properties officeooo:rsid="003e1fc8" officeooo:paragraph-rsid="003e1fc8"/>
    </style:style>
    <style:style style:name="P48" style:family="paragraph" style:parent-style-name="Standard">
      <style:text-properties officeooo:rsid="004b1ce5" officeooo:paragraph-rsid="004b1ce5"/>
    </style:style>
    <style:style style:name="P49" style:family="paragraph" style:parent-style-name="Standard">
      <style:text-properties officeooo:rsid="0052c6dd" officeooo:paragraph-rsid="0052c6dd"/>
    </style:style>
    <style:style style:name="P50" style:family="paragraph" style:parent-style-name="Standard">
      <style:text-properties officeooo:rsid="0056f0fa" officeooo:paragraph-rsid="0056f0fa"/>
    </style:style>
    <style:style style:name="P51" style:family="paragraph" style:parent-style-name="Text_20_body">
      <style:paragraph-properties fo:margin-top="0cm" fo:margin-bottom="0cm" style:contextual-spacing="false"/>
      <style:text-properties officeooo:rsid="00439be9" officeooo:paragraph-rsid="00439be9"/>
    </style:style>
    <style:style style:name="P52" style:family="paragraph" style:parent-style-name="Text_20_body">
      <style:paragraph-properties fo:margin-top="0cm" fo:margin-bottom="0cm" style:contextual-spacing="false"/>
      <style:text-properties officeooo:rsid="0046c463" officeooo:paragraph-rsid="0046c463"/>
    </style:style>
    <style:style style:name="P53" style:family="paragraph" style:parent-style-name="Standard">
      <style:text-properties officeooo:rsid="005c89e8" officeooo:paragraph-rsid="005c89e8"/>
    </style:style>
    <style:style style:name="P54" style:family="paragraph" style:parent-style-name="Text_20_body">
      <style:text-properties officeooo:rsid="005c89e8" officeooo:paragraph-rsid="005c89e8" fo:background-color="transparent"/>
    </style:style>
    <style:style style:name="P55" style:family="paragraph" style:parent-style-name="Text_20_body">
      <style:text-properties officeooo:rsid="005c89e8" officeooo:paragraph-rsid="005c89e8" fo:background-color="#ffff00"/>
    </style:style>
    <style:style style:name="T1" style:family="text">
      <style:text-properties officeooo:rsid="00140375"/>
    </style:style>
    <style:style style:name="T2" style:family="text">
      <style:text-properties fo:font-weight="bold" officeooo:rsid="001772bc" style:font-weight-asian="bold" style:font-weight-complex="bold"/>
    </style:style>
    <style:style style:name="T3" style:family="text">
      <style:text-properties fo:font-weight="bold" officeooo:rsid="0019fe61" style:font-weight-asian="bold" style:font-weight-complex="bold"/>
    </style:style>
    <style:style style:name="T4" style:family="text">
      <style:text-properties fo:font-weight="bold" officeooo:rsid="0020078e" style:font-weight-asian="bold" style:font-weight-complex="bold"/>
    </style:style>
    <style:style style:name="T5" style:family="text">
      <style:text-properties officeooo:rsid="0002411c"/>
    </style:style>
    <style:style style:name="T6" style:family="text">
      <style:text-properties fo:font-weight="normal" style:font-weight-asian="normal" style:font-weight-complex="normal"/>
    </style:style>
    <style:style style:name="T7" style:family="text">
      <style:text-properties fo:font-weight="normal" officeooo:rsid="00056b0c" style:font-weight-asian="normal" style:font-weight-complex="normal"/>
    </style:style>
    <style:style style:name="T8" style:family="text">
      <style:text-properties fo:font-weight="normal" officeooo:rsid="001772bc" style:font-weight-asian="normal" style:font-weight-complex="normal"/>
    </style:style>
    <style:style style:name="T9" style:family="text">
      <style:text-properties fo:font-weight="normal" officeooo:rsid="0019fe61" style:font-weight-asian="normal" style:font-weight-complex="normal"/>
    </style:style>
    <style:style style:name="T10" style:family="text">
      <style:text-properties fo:font-weight="normal" officeooo:rsid="00056b0c" fo:background-color="#ffff00" loext:char-shading-value="0" style:font-weight-asian="normal" style:font-weight-complex="normal"/>
    </style:style>
    <style:style style:name="T11" style:family="text">
      <style:text-properties fo:font-weight="normal" officeooo:rsid="001772bc" fo:background-color="#ffff00" loext:char-shading-value="0" style:font-weight-asian="normal" style:font-weight-complex="normal"/>
    </style:style>
    <style:style style:name="T12" style:family="text">
      <style:text-properties fo:font-weight="normal" officeooo:rsid="0019fe61" fo:background-color="#ffff00" loext:char-shading-value="0" style:font-weight-asian="normal" style:font-weight-complex="normal"/>
    </style:style>
    <style:style style:name="T13" style:family="text">
      <style:text-properties officeooo:rsid="001772bc"/>
    </style:style>
    <style:style style:name="T14" style:family="text">
      <style:text-properties officeooo:rsid="00140375" fo:background-color="#ffff00" loext:char-shading-value="0"/>
    </style:style>
    <style:style style:name="T15" style:family="text">
      <style:text-properties officeooo:rsid="0002411c" fo:background-color="#ffff00" loext:char-shading-value="0"/>
    </style:style>
    <style:style style:name="T16" style:family="text">
      <style:text-properties officeooo:rsid="0028c1a4" fo:background-color="transparent" loext:char-shading-value="0"/>
    </style:style>
    <style:style style:name="T17" style:family="text">
      <style:text-properties officeooo:rsid="00391499"/>
    </style:style>
    <style:style style:name="T18" style:family="text">
      <style:text-properties officeooo:rsid="0046c463"/>
    </style:style>
    <style:style style:name="T19" style:family="text"/>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4">M1U1</text:span><text:span text:style-name="T1"> - </text:span>Hello. I want to tell you a little about myself. I am Katherine Berry, I am 29 years old and I am an Information Technology Manager. I'm a creative and results-driven person. I like to work at a fast-paced tech environment, because I like being productive. I believe my work contributes a lot to the society, because technology rules the world. I work every day in the morning and in the afternoon. I absolutely like my job and I am a very happy professional. I dream with an international career, because I like to learn about cultures and different people and I feel I am prepared to take this step forward.</text:p>
      <text:p text:style-name="P2">Good morning, my name is Paul, I am 23 years old. I am originally from Canada. I work at an IT Company in Toronto. I work in the morning and in the afternoon from Monday to Friday. I study Software Engineering in the evening from 7pm to 11pm and I dream to be an excellent professional in another country, because I like learning about other cultures, I love traveling and I want to have a lot of different experiences in my life.</text:p>
      <text:p text:style-name="Standard"/>
      <text:p text:style-name="P1"><text:span text:style-name="T14">M1U2</text:span><text:span text:style-name="T1"> - </text:span><text:span text:style-name="Strong_20_Emphasis">A:</text:span> Good evening. My name is Jordan Baker. How are you doing?<text:line-break/><text:span text:style-name="Strong_20_Emphasis">B:</text:span> I'm good. How are you?<text:line-break/><text:span text:style-name="Strong_20_Emphasis">A:</text:span> I'm okay. So tell me a little more about yourself.<text:line-break/><text:span text:style-name="Strong_20_Emphasis">B: </text:span>I am Canadian but I live in Boston and I work for a Portuguese company. I graduated in Information Technology and work mainly with Software Architecture.<text:line-break/><text:span text:style-name="Strong_20_Emphasis">A:</text:span> Cool.What other places in the world do you want to live in?<text:line-break/><text:span text:style-name="Strong_20_Emphasis">B:</text:span> I prefer to live in countries where English is the official language, for example: England, Ireland, the US, New Zealand, Australia.<text:line-break/><text:span text:style-name="Strong_20_Emphasis">A:</text:span> I see. Do you speak another language?<text:line-break/><text:span text:style-name="Strong_20_Emphasis">B:</text:span> English is my first language, but I also speak a little Spanish.</text:p>
      <text:p text:style-name="P3">Good afternoon. I want to take some time to introduce myself. My name is Kevin Jeremy. I need to say that I am very proud of my career and my knowledge. But I still have a lot to learn, I know. I learn fast and I'm a very dedicated person . About my technical skills, I know a good deal about programming languages, common operating systems, technical writing project management, coding languages and data analysis. I want to live in Portugal because it's a fantastic country and want to have professional experiences abroad.</text:p>
      <text:p text:style-name="P1"/>
      <text:p text:style-name="P1"><text:span text:style-name="T14">M1U3</text:span><text:span text:style-name="T1"> - </text:span>Soft skills refer to interpersonal characteristics that influence how well a person can work or interact with people. The World Economic Forum Future of Jobs report suggested that by 2025, complex problem-solving, critical thinking, creativity, people management and emotional intelligence will be the most important skills required in the workplace. Organizations seem to expect people know how to behave on the job and the importance of skills such as taking initiative, communicating effectively and listening. By developing strong leadership, delegation, teamwork, and communication abilities, you can run projects more smoothly, deliver results that please everyone, and even positively influence your personal life by improving how you interact with others.</text:p>
      <text:p text:style-name="P2">Do you need to improve your soft skills? Many people are strong in some soft skills and weak in others. For example, someone can be a great public speaker and can command a room with hundreds of people while on stage, but can't interact with coworkers at a busy networking event. Nowadays, soft skills are in high demand. The importance of social skills, jobs requiring high levels of social interaction grew by nearly twelve percent. The most demanded soft skills are: communication, organization, teamwork, critical thinking, social skills, creativity, interpersonal communication, adaptability. There are also general benefits of employees developing their soft skills. By increasing your soft skills, you will: increase productivity, improve teamwork, improve leadership, increase workplace communication. Make sure to improve your interpersonal skills, because this will make you a better person and a better professional, too.</text:p>
      <text:p text:style-name="P2"/>
      <text:p text:style-name="P2"/>
      <text:p text:style-name="P6"><text:soft-page-break/><text:span text:style-name="T15">M1U4</text:span><text:span text:style-name="T5"> - </text:span>Do you ever feel nervous or anxious about job interviews? We all know that this is a moment everyone will eventually have to face, but not everyone is ready for that.That's a fact. Worse than that is going for a job interview in another language, right? If we consider it challenging to express our feelings and explain our career path in our own language, it can be much more challenging doing that in another language. However, we can search for some tips on the internet and study about them to feel more confident before an interview, because If you manage to answer questions and communicate assertively, it can probably be decisive whether you're offered a job or get rejected. That's why our skills on communication are a very important part of our qualifications. You will definitely feel more confident if you get prepared beforehand, but searching for interview samples, expressions used in job interviews, questions usually asked in situations like these, etc without being prepared, won't make much of a difference because learning a language and how to express yourself in this target language takes time, study and dedication. For example, if you have a job interview in English next month and you have never studied English, how would you expect to perform well without previous preparation? That's why this sentence makes so much sense: “Luck is what happens when preparation meets opportunity.” If you want to take an opportunity, then you have to be prepared. And preparation takes time and commitment. People will probably call you lucky once you're very successful, but you, more than anyone, will know that your luck is called preparation!</text:p>
      <text:p text:style-name="P4">Did you know that learning a foreign language can help us to develop more mental abilities? That's right! Learning another language can improve our brain power and memory, besides helping you to improve your first language. Awesome, right? Even your native language benefits from learning a second one. But the benefits of learning a second language are not only perceived in your brain performance. Learning a second language will also increase your networking skills, besides connecting you with other people from other cultures. Isn't that great? At this point, let's be more specific and talk about the English language. Believe it or not, you will have more opportunities to connect with people you would never talk to if it wasn't for the new language. There are also some other points we should highlight about this. You will definitely have better career choices. Companies nowadays are looking for people who have a global profile. People who belong to the world with no boundaries. And how is that possible? Only if you speak a language that is democratic and is present everywhere. English will definitely play that role! Also, people who speak English will have the chance of being better paid. Salaries can be higher, so you can be paid from 15% to 30% more if you speak English. Communication in English will make your possibilities limitless.</text:p>
      <text:p text:style-name="P6"><text:span text:style-name="T10">M1U5</text:span><text:span text:style-name="T7"> - </text:span><text:span text:style-name="T6">I know! It's so easy to feel depressed and unsatisfied with our work routine and all the pressure we have to face at work. It sometimes feels like we're climbing an Everest. During a time of negativity, even the small problems seem to be huge. But don't worry, you are not alone. Many people feel discouraged when all what they do is work, work and work. One excellent tip about it is to try to be positive, even when you don't feel like positivity is an ingredient you have to offer. It's also a great idea to look at the bright side of everything. Most of the things that we have and experience in life have a positive side, and 99% of things we worry about, never happen. Keep that in mind. You will see how wonderful it is to have positive attitude. </text:span>This ability can change your perspectives about everything and you will give a better impression as a person and professional as well. Other than that, the mood of people around you can be influenced, too. If you're positive, you will influence, if you're negative, you will also influence. Keeping a positive attitude can be a little difficult and you have to put some effort into that. However, it's totally possible. Try to remember <text:soft-page-break/>these two tips: everything has a good side and 99% of our fears don't happen. You'll see how easier it will be to live a more positive life.</text:p>
      <text:p text:style-name="P4">I graduated from the University of Washington in Seattle three years ago with a bachelor’s in Information Technology. I knew that I wanted to go into IT from day one that's why I chose a university with a strong technology program. My English degree is advanced, of course, after all, I graduated from an American university, but actually, I'm Mexican. While I was in school, I got a lot of hands-on projects and experiences from extracurriculars, too. I had many opportunities to do interships during graduation, which gave me a lot of experience. My academic journey gave me a lot of opportunities to meet people from all over the world, since there are a lot of foreign students in the University of Washington, and because of all this social and professional contact with people, I have developed very strong soft skills.</text:p>
      <text:p text:style-name="P6"><text:span text:style-name="T11">M2U1</text:span><text:span text:style-name="T8"> </text:span><text:span text:style-name="T2">Amelia -</text:span><text:span text:style-name="T8"> <text:s/>I really want to work for an international company.<text:line-break/>Eu realmente quero trabalhar para uma empresa internacional.<text:line-break/>I'm seaching for opportunities abroad or remote jobs and I think I am ready to face this challenge.<text:line-break/>Estou procurando oportunidades no exterior ou trabalhos remotos e acho que estou pronta para enfrentar esse desafio.</text:span></text:p>
      <text:p text:style-name="P4"><text:span text:style-name="T13">James - </text:span><text:span text:style-name="T8">Well, I'm certain that you're ready.<text:line-break/>Bem, tenho certeza de que você está pronta.<text:line-break/>If you're looking for an opportunity to find a job, I have good news for you.<text:line-break/>Se você está procurando uma oportunidade de encontrar um emprego, tenho boas notícias para você.<text:line-break/>I'm thinking about attending a Hackathon fair that will take place late January.<text:line-break/>Estou pensando em participar da feira Hackathon que acontecerá no final de janeiro.<text:line-break/>Do you want to go together?<text:line-break/>Você quer ir junto?</text:span></text:p>
      <text:p text:style-name="P4"><text:span text:style-name="T13">Amelia - </text:span><text:span text:style-name="T8">Yes, that sounds good!<text:line-break/>Sim, boa ideia!<text:line-break/>I'm sure we'll have a great time together. Are you thinking about moving, too?<text:line-break/>Tenho certeza que vamos nos divertir muito juntos. Você também está pensando em se mudar?</text:span></text:p>
      <text:p text:style-name="P4"><text:span text:style-name="T13">James - </text:span><text:span text:style-name="T8">No, not really. Actually I'm interested in finding a remote job.<text:line-break/>De fato, não. Estou interessado em encontrar um trabalho remoto.<text:line-break/>I don't want to move to another country because my entire family lives here.<text:line-break/>Não quero me mudar para outro país porque toda a minha família mora aqui.</text:span></text:p>
      <text:p text:style-name="P4"><text:span text:style-name="T13">Amelia - </text:span><text:span text:style-name="T8">Fair enough. So let's have lunch together on Friday and we'll make all the arrangements. I'll see you at noon?<text:line-break/>Justo. Então vamos almoçar juntos na sexta-feira e faremos todos os planejamentos. Vejo você ao meio-dia?</text:span></text:p>
      <text:p text:style-name="P4"><text:span text:style-name="T13">James - </text:span><text:span text:style-name="T8">Sure. Friday at noon sounds great.<text:line-break/>Claro. Sexta-feira ao meio-dia parece ótimo.</text:span></text:p>
      <text:p text:style-name="P7">Looking for job opportunities abroad can be a very exciting experience. Just the thought of moving to another country, visiting different places, meeting new people, learning about another culture, having to speak another language are some reasons to make our heart beat a little bit faster. If you <text:soft-page-break/>are considering working abroad, it's important that you reseach a lot about all the possibilities and make well established plans. Why is that? Well, moving abroad is not as simple as moving to another house. If you want to have this experience, there are many aspects you should take into consideration.<text:line-break/><text:line-break/>Let's list some of them, and then you can also list your own personal reasons. First you have to think about how easy or difficult it is to become a citizen or what kind of visa you would need to be legal in the country. You don't want to be working and living in a country illegally, right? Another thing to think about is how different this new culture is from yours. Cultural shock is a reality. Will you be able to adapt to new social rules, different ways of socializing, speaking, expressing yourself, different food, and so many other differences to get used to? It can also be expensive. You will have to look for a job that pays enough money so that you can live well in the new country, especially if you are moving with your family. You don't want to move to another country where you won't have your support network around you to face financial issues, I bet.<text:line-break/><text:line-break/>So if moving abroad is in your life plan, you should first put a lot of thought into that, then if you decide that's what you want, start your plans by researching as many things as you can about this country and all the professional possibilities for you. It'll certainly be an exciting experience, which will build unforgettable memories and bring you incredible experiences.</text:p>
      <text:p text:style-name="P7"/>
      <text:p text:style-name="P7">Looking for an international opportunity: hands on or hands off? Of course your answer will be 'hands on'. Finding jobs abroad requires a lot of hands on during the whole process. But are you really engaged to it? Is your job profile really attractive to recruiters? It's sad to know that most people's professional social media profiles only have a picture - sometimes an old one - and a copy and pasted version of their resume.I'm afraid that won't help you a lot, my friend. Take the time to truly highlight your profile. Are you really working to make yourself noticed? Social medias nowadays are used for much more than just personal purposes, it became a powerful tool to make you stand out and show your personal and professional values, your way of thinking, your personality and many other things. It became a window which provides access to who you are.People can see you and analyze your behavior through your social media profiles. And this fact may be really good or really bad. It only depends on you and how you behave online. Ruining your chances of getting a job will be even faster if you have something inappropriate on one of your pages. So be careful, okay? Don't forget we're talking about getting a job opportunity abroad. So it's essential to make sure you're legally qualified to work in the country you want to apply to. Before applying, you should check the work visa requirements online. That will help avoid frustration. And we can't forget the power of building relationships called networking. Networking is great for acquiring knowledge, for having new ideias and for expanding your professional possibilities. Most of the greatest opportunities in your life will come through networking. And as important as all the other aspects mentioned here, are you confident about speaking English and communicating assertively in that language? Have you been working on that skill, too? If you haven't, you should stop what you're doing and start your English study plan right now. You will need it!</text:p>
      <text:p text:style-name="P10"><text:span text:style-name="T12">M2U2</text:span><text:span text:style-name="T9"> – </text:span><text:span text:style-name="T3">James - </text:span>Can I ask you something?</text:p>
      <text:section text:style-name="Sect1" text:name="52f2d268-c75e-4dad-a86a-5e7e4bdc8294">
        <text:p text:style-name="Text_20_body">Posso te perguntar uma coisa?</text:p>
      </text:section>
      <text:section text:style-name="Sect1" text:name="Section1">
        <text:p text:style-name="Text_20_body"><text:bookmark text:name="2be9190e-1a6c-4a71-99e8-f292ce45aec2"/><text:soft-page-break/>Do you have any advice on making connections with people?</text:p>
        <text:p text:style-name="Text_20_body">Você tem algum conselho sobre como fazer conexões com as pessoas?</text:p>
      </text:section>
      <text:section text:style-name="Sect1" text:name="Section2">
        <text:p text:style-name="Text_20_body"><text:bookmark text:name="388c83d0-77dc-4ea5-ba58-923bd1de20c4"/>I'm a little worried.</text:p>
        <text:p text:style-name="Text_20_body">Estou um pouco preocupado.</text:p>
      </text:section>
      <text:section text:style-name="Sect1" text:name="Section3">
        <text:p text:style-name="Text_20_body"><text:bookmark text:name="9a8224c7-e3ef-4a74-ac65-5995d5e9b69e"/>I'm trying to expand my professional network but I don't know how to do it!</text:p>
        <text:p text:style-name="Text_20_body">Estou tentando expandir minha rede profissional, mas não sei como fazer isso.</text:p>
      </text:section>
      <text:section text:style-name="Sect1" text:name="Section4">
        <text:p text:style-name="Text_20_body"><text:bookmark text:name="39b8dac2-6cfe-42ee-8933-cfbaf907a168"/>It is very difficult to start.</text:p>
        <text:p text:style-name="Text_20_body">É muito difícil começar.</text:p>
      </text:section>
      <text:section text:style-name="Sect1" text:name="Section5">
        <text:p text:style-name="Text_20_body"><text:bookmark text:name="e22b44ec-bbb7-4978-a1e2-9dc61c1655df"/>Why is it so important?</text:p>
        <text:p text:style-name="Text_20_body">Por que isso é tão importante?</text:p>
      </text:section>
      <text:section text:style-name="Sect1" text:name="Section6">
        <text:p text:style-name="Text_20_body"><text:bookmark text:name="0db7a208-53c9-4e1d-9be3-5a78d867eca2"/><text:span text:style-name="T3">Amelia - </text:span>Networking is an essential part of your career.</text:p>
        <text:p text:style-name="Text_20_body">Networking é uma parte essencial da sua carreira.</text:p>
      </text:section>
      <text:section text:style-name="Sect1" text:name="Section7">
        <text:p text:style-name="Text_20_body"><text:bookmark text:name="4c47a714-8561-4aca-a836-3b641cf7d3db"/>When you create solid relationships with people, you can get better job opportunities.</text:p>
        <text:p text:style-name="Text_20_body">Quando você cria relacionamentos sólidos com as pessoas, você pode conseguir melhores oportunidades de emprego.</text:p>
      </text:section>
      <text:section text:style-name="Sect1" text:name="Section8">
        <text:p text:style-name="Text_20_body"><text:bookmark text:name="2f171657-a5db-4c49-9800-336e040cf363"/>Last month I helped my wife to organize her networking list and we tried to establish some goals to achieve in her professional life.</text:p>
        <text:p text:style-name="Text_20_body">No mês passado ajudei minha esposa a organizar sua lista de networking e tentamos estabelecer algumas metas a serem alcançadas em sua vida profissional.</text:p>
      </text:section>
      <text:section text:style-name="Sect1" text:name="Section9">
        <text:p text:style-name="Text_20_body"><text:bookmark text:name="af90df31-0582-47b4-9ed1-d43a5fd87d19"/><text:span text:style-name="T3">James - </text:span>Oh really? Can you give me some tips about networking?</text:p>
        <text:p text:style-name="Text_20_body">Ah é mesmo? Você pode me dar algumas dicas sobre networking?</text:p>
      </text:section>
      <text:section text:style-name="Sect1" text:name="Section10">
        <text:p text:style-name="Text_20_body"><text:bookmark text:name="237e89e3-9884-4baf-a466-1f6265c601f9"/>Two weeks ago I wanted to apply for a job but I didn't know the company or its credibility, so I just gave up.</text:p>
        <text:p text:style-name="Text_20_body">Há duas semanas eu queria me candidatar a um emprego, mas não conhecia a empresa ou sua credibilidade, então simplesmente desisti.</text:p>
      </text:section>
      <text:section text:style-name="Sect1" text:name="Section11">
        <text:p text:style-name="Text_20_body"><text:span text:style-name="T3">Amelia - </text:span>Yeah, sure! Here are some tips, I think, for networking that will help:</text:p>
        <text:p text:style-name="Text_20_body">Sim, claro! Aqui estão algumas dicas de networking que, acredito eu, possam te ajudar:</text:p>
      </text:section>
      <text:section text:style-name="Sect1" text:name="Section12">
        <text:p text:style-name="Text_20_body"><text:bookmark text:name="abda0a42-74ac-4967-a01e-359a20b7b348"/>Be yourself. Try to be authentic and real during the conversations.</text:p>
        <text:p text:style-name="Text_20_body">Seja você mesmo. Tente ser autêntico e real durante as conversas.</text:p>
      </text:section>
      <text:section text:style-name="Sect1" text:name="Section13">
        <text:p text:style-name="Text_20_body"><text:bookmark text:name="4bf0a06c-c5fe-4c73-88ec-617c0774b4cd"/>Register for events. A great networking opportunity are industry events such as Hackathon fairs.</text:p>
        <text:p text:style-name="Text_20_body">Inscreva-se para eventos. Uma grande oportunidade de networking são os eventos do setor, como as feiras de Hackathon.</text:p>
      </text:section>
      <text:section text:style-name="Sect1" text:name="Section14">
        <text:p text:style-name="Text_20_body"><text:bookmark text:name="c6d64b31-8126-4b1c-8af4-82eef15fd25b"/>Be curious and interested. Don't be afraid to ask questions and be vulnerable.</text:p>
        <text:p text:style-name="Text_20_body">Seja curioso e interessado. Não tenha medo de fazer perguntas e ser vulnerável.</text:p>
      </text:section>
      <text:section text:style-name="Sect1" text:name="Section15">
        <text:p text:style-name="Text_20_body"><text:bookmark text:name="f25cbe2f-4f78-4efe-bca2-89c2015e5016"/><text:soft-page-break/>And always follow up. Keeping in touch with the people you meet at networking events is important as well.</text:p>
        <text:p text:style-name="Text_20_body">E sempre acompanhe. Manter contato com as pessoas que você conhece em eventos de networking também é importante.</text:p>
      </text:section>
      <text:section text:style-name="Sect1" text:name="Section16">
        <text:p text:style-name="Text_20_body"><text:bookmark text:name="28333241-b4c2-4135-8b4b-1719c557dfc0"/><text:span text:style-name="T3">James - </text:span>Thank you very much! You helped me a lot.</text:p>
        <text:p text:style-name="Text_20_body">Muito obrigado! Você me ajudou muito.</text:p>
      </text:section>
      <text:p text:style-name="Text_20_body"><text:span text:style-name="T3">Amelia - </text:span>No problem! You can count on me.</text:p>
      <text:p text:style-name="Text_20_body">Sem problemas! Você pode contar comigo.</text:p>
      <text:p text:style-name="P8"><text:span text:style-name="Strong_20_Emphasis">COMPUTER DOs AND DON'Ts</text:span></text:p>
      <text:p text:style-name="Text_20_body">This age is called the era of Information Technology. It's simply impossible to imagine our lives without technology and computers. Nowadays computers are absolutely necessary tools for not only IT professionals, engineers or scientists but they are also used by millions and millions of people around the world in any work field. But what is the best way to keep your machine working well? Computers and laptops, as any other devices, are not cheap equipments, so it's a good ideia to keep in mind that the way you use them will directly interfere on the health of your machine. Here are some tips that are very important to follow if you want to keep your computer in good conditions.<text:line-break/><text:line-break/><text:span text:style-name="Strong_20_Emphasis">Things you should do:</text:span><text:line-break/>- Keep your keyboard and screen clean;<text:line-break/>- Always turn off your laptop computer first if you need to move it;<text:line-break/>- Create strong passwords that are at least eight characters long;<text:line-break/>- Protect your hardware from sudden power surges;<text:line-break/>- Run anti-virus at least once a month;<text:line-break/>- Change your password every ninety days;<text:line-break/>- Close windows containing pop-up ads.<text:line-break/><text:line-break/><text:span text:style-name="Strong_20_Emphasis">Things you should not do:</text:span><text:line-break/>- Don't disconnect the keyboard, mouse and monitor if the PC is on;<text:line-break/>- Don't turn your computer off for lunch breaks;<text:line-break/>- Don't load unauthorized software;<text:line-break/>- Don't open attachments in email;<text:line-break/>- Don't write down your passwords;<text:line-break/>- Don't reply to e-mails requesting personal information.</text:p>
      <text:p text:style-name="P8"/>
      <text:p text:style-name="P8">Networking is more than just meeting new people. It’s a great way of exchanging information, creating relationships and finding new opportunities. So, as we can see, building a solid network and creating a strong personal brand should be your priorities if you want to enter the tech industry and develop a career in this exciting field. You can build a professional network in various places such as an online environment and face-to-face as well. Other examples of places to find networking are conferences and expos, social events and online social media sites. But you can't forget that in the IT sector, the soft and hard skills, expertise, and knowledge are really important to get a great position as well. So if you combine all these skills and the networking, you are going to <text:soft-page-break/>be really successful in your professional career. So, if you need help, here are five steps to develop real-world connection with people who can help you: 1.Set your networking goals 2.Use social media to find new connections 3. Always be ready to give your pitch 4.Talk to the people at networking events 5.Create real and authentic relationships</text:p>
      <text:p text:style-name="P9">M2U3 <text:bookmark text:name="f41e603b-fe4a-4256-be5f-373d2df918a0"/></text:p>
      <text:section text:style-name="Sect1" text:name="d4d5dc9e-9fb6-4381-b8e7-6a707c44473c">
        <text:p text:style-name="Text_20_body"><text:span text:style-name="T4">MAN - </text:span>I met a person at TDC last week.</text:p>
        <text:p text:style-name="Text_20_body">Eu conheci uma pessoa na TDC semana passada.</text:p>
      </text:section>
      <text:section text:style-name="Sect1" text:name="4e60f8dd-716d-403d-be8c-7f3d26c9facc">
        <text:p text:style-name="Standard"><text:bookmark text:name="f41e603b-fe4a-4256-be5f-373d2df918a01"/></text:p>
      </text:section>
      <text:section text:style-name="Sect1" text:name="Section17">
        <text:p text:style-name="Text_20_body"><text:bookmark text:name="4e60f8dd-716d-403d-be8c-7f3d26c9facc"/>She told me she was a recruiter who was looking for new tech talents.</text:p>
        <text:p text:style-name="Text_20_body">Ela me disse que era recrutadora e estava procurando por novos talentos voltados para tecnologia.</text:p>
      </text:section>
      <text:section text:style-name="Sect1" text:name="8e01dd5a-4c18-4c36-b91c-ec935a6c59bf">
        <text:p text:style-name="P11"><text:bookmark text:name="af7c59f4-047d-472d-88d9-8247c973d23f"/><text:span text:style-name="T4">WOMAN</text:span><text:bookmark text:name="8e01dd5a-4c18-4c36-b91c-ec935a6c59bf"/><text:span text:style-name="T4"> - </text:span>Did you ask her for her phone number?</text:p>
      </text:section>
      <text:section text:style-name="Sect1" text:name="Section18">
        <text:p text:style-name="Text_20_body">Você pediu o número dela?</text:p>
      </text:section>
      <text:section text:style-name="Sect1" text:name="aab36c2f-8f96-4062-a580-beba964aa863">
        <text:p text:style-name="P5"><text:bookmark text:name="f41e603b-fe4a-4256-be5f-373d2df918a02"/>MAN -</text:p>
      </text:section>
      <text:section text:style-name="Sect1" text:name="Section19">
        <text:p text:style-name="Text_20_body"><text:bookmark text:name="aab36c2f-8f96-4062-a580-beba964aa863"/>I did! By the way, I texted her two days after we met and we kept in touch. And guess what?</text:p>
        <text:p text:style-name="Text_20_body">Pedi! A propósito, mandei uma mensagem pra ela dois dias depois de nos conhecermos e mantivemos contato. E adivinha?</text:p>
      </text:section>
      <text:section text:style-name="Sect1" text:name="Section20">
        <text:p text:style-name="Text_20_body"><text:bookmark text:name="649702cf-b757-4753-b74d-3901226ac3b8"/>She just texted me asking if I was interested in applying for a position at an international company to work remotely.</text:p>
        <text:p text:style-name="Text_20_body">Ela acabou de me mandar mensagem perguntando se eu estava interessado em me candidatar a uma vaga em uma empresa internacional para trabalhar remotamente.</text:p>
      </text:section>
      <text:section text:style-name="Sect1" text:name="Section21">
        <text:p text:style-name="Text_20_body"><text:bookmark text:name="4eefb5e3-fa61-4808-870f-98fbecbf3aff"/><text:span text:style-name="T4">WOMAN - </text:span>Wow! That's great news.</text:p>
        <text:p text:style-name="Text_20_body">Uau! Que notícia boa.</text:p>
      </text:section>
      <text:section text:style-name="Sect1" text:name="782b14e7-74a9-4290-9c13-eb12ca5d3b18">
        <text:p text:style-name="P11"><text:bookmark text:name="f41e603b-fe4a-4256-be5f-373d2df918a04"/><text:span text:style-name="T4">MAN -</text:span><text:bookmark text:name="782b14e7-74a9-4290-9c13-eb12ca5d3b18"/><text:span text:style-name="T4"> </text:span>I know! I said I was interested and I'm calling her right now. Hold on...</text:p>
      </text:section>
      <text:section text:style-name="Sect1" text:name="Section22">
        <text:p text:style-name="Text_20_body">Eu sei! Eu disse que estava interessado e vou ligar para ela agora mesmo. Espera aí...</text:p>
      </text:section>
      <text:section text:style-name="Sect1" text:name="Section23">
        <text:p text:style-name="Text_20_body"><text:bookmark text:name="b5c983bf-07b7-44ad-9f64-497b3f9b41c6"/>Hello? Mrs Miller?</text:p>
        <text:p text:style-name="Text_20_body">Olá? Senhora Miller?</text:p>
      </text:section>
      <text:section text:style-name="Sect1" text:name="b839e41e-7ed7-4d68-93bd-bc246fe1b9c7">
        <text:p text:style-name="P11"><text:bookmark text:name="7f5b57f4-5b9e-48d6-9ab5-fcba669c575d"/><text:span text:style-name="T4">WOMAN - </text:span><text:bookmark text:name="b839e41e-7ed7-4d68-93bd-bc246fe1b9c7"/>Hi, this is she.</text:p>
      </text:section>
      <text:section text:style-name="Sect1" text:name="Section24">
        <text:p text:style-name="Text_20_body">Oi, é ela.</text:p>
      </text:section>
      <text:section text:style-name="Sect1" text:name="Section25">
        <text:p text:style-name="Text_20_body"><text:bookmark text:name="8f967d08-8757-475a-9969-663e50c61b32"/><text:span text:style-name="T4">MAN - </text:span>Mrs Miller, this is Robinson Becker.</text:p>
        <text:p text:style-name="Text_20_body">Sra. Miller, aqui é Robinson Becker.</text:p>
      </text:section>
      <text:section text:style-name="Sect1" text:name="Section26">
        <text:p text:style-name="Text_20_body"><text:bookmark text:name="970b706e-a897-4a2a-8425-c29fcd227fc4"/>You just texted about the open position at that company you mentioned.</text:p>
        <text:p text:style-name="Text_20_body">Você acabou de enviar uma mensagem sobre uma vaga naquela empresa que você mencionou.</text:p>
      </text:section>
      <text:section text:style-name="Sect1" text:name="03be6a4e-438f-4400-90cb-c65e94d27b8f">
        <text:p text:style-name="P11"><text:bookmark text:name="7f5b57f4-5b9e-48d6-9ab5-fcba669c575d1"/><text:span text:style-name="T4">WOMAN - </text:span><text:bookmark text:name="03be6a4e-438f-4400-90cb-c65e94d27b8f"/>Sure. Thanks for calling.</text:p>
      </text:section>
      <text:section text:style-name="Sect1" text:name="Section27">
        <text:p text:style-name="Text_20_body">Claro. Obrigado por ligar.</text:p>
      </text:section>
      <text:section text:style-name="Sect1" text:name="Section28">
        <text:p text:style-name="Text_20_body"><text:bookmark text:name="da62f230-374b-45a3-8100-7f41bf21b511"/>Well, as I told you, there is an opening for a Software Developer at Global IT.</text:p>
        <text:p text:style-name="Text_20_body">Bem, como eu disse, há uma vaga para Desenvolvedor de Software na Global IT.</text:p>
      </text:section>
      <text:section text:style-name="Sect1" text:name="Section29">
        <text:p text:style-name="Text_20_body"><text:bookmark text:name="7f0b378a-80f2-4d2f-a0ca-7a1d0384369e"/><text:soft-page-break/>This company is from England, but they need someone to work from home.</text:p>
        <text:p text:style-name="Text_20_body">Essa empresa é da Inglaterra, mas eles precisam de alguém para trabalhar de casa.</text:p>
      </text:section>
      <text:section text:style-name="Sect1" text:name="Section30">
        <text:p text:style-name="Text_20_body"><text:bookmark text:name="ba3c9bcc-ab5c-4c65-a9af-c316b73b45a6"/>I thought of you because you told me you're looking for a remote job and because of your experience.</text:p>
        <text:p text:style-name="Text_20_body">Eu pensei em você porque você me disse que está procurando um trabalho remoto e por causa de sua experiência.</text:p>
      </text:section>
      <text:section text:style-name="Sect1" text:name="2c06fb76-1b53-4e1b-b7a9-dc94ebfd794e">
        <text:p text:style-name="P11"><text:span text:style-name="T4">MAN - </text:span><text:bookmark text:name="2c06fb76-1b53-4e1b-b7a9-dc94ebfd794e"/>Excellent. I'm totally interested. Can we set up a day to talk about it?</text:p>
      </text:section>
      <text:section text:style-name="Sect1" text:name="Section31">
        <text:p text:style-name="Text_20_body">Excelente. Estou totalmente interessado. Podemos marcar um dia para conversar?</text:p>
      </text:section>
      <text:section text:style-name="Sect1" text:name="45eaa14c-a574-4dc7-9ff1-45e91b797f10">
        <text:p text:style-name="P11"><text:bookmark text:name="7f5b57f4-5b9e-48d6-9ab5-fcba669c575d5"/><text:span text:style-name="T4">WOMAN - </text:span><text:bookmark text:name="45eaa14c-a574-4dc7-9ff1-45e91b797f10"/>Don't worry. I already talked to the head of the department. He'll schedule an interview with you this week.</text:p>
      </text:section>
      <text:section text:style-name="Sect1" text:name="Section32">
        <text:p text:style-name="Text_20_body">Não se preocupe. Já falei com o chefe do departamento. Ele vai agendar uma entrevista com você esta semana.</text:p>
      </text:section>
      <text:section text:style-name="Sect1" text:name="3cb62809-c3d1-44d8-ae41-3a0c571d0f8d">
        <text:p text:style-name="P11"><text:bookmark text:name="f41e603b-fe4a-4256-be5f-373d2df918a09"/><text:span text:style-name="T4">MAN - </text:span><text:bookmark text:name="3cb62809-c3d1-44d8-ae41-3a0c571d0f8d"/>I really appreciate it, Mrs Miller. I'm looking forward to talking to him.</text:p>
      </text:section>
      <text:section text:style-name="Sect1" text:name="Section33">
        <text:p text:style-name="Text_20_body">Eu realmente aprecio isso, Sra. Miller. Estou ansioso para falar com ele.</text:p>
      </text:section>
      <text:section text:style-name="Sect1" text:name="a76a3121-b229-4d15-9376-cc8edfaf2e2a">
        <text:p text:style-name="P5"><text:bookmark text:name="7f5b57f4-5b9e-48d6-9ab5-fcba669c575d6"/>WOMAN - </text:p>
      </text:section>
      <text:section text:style-name="Sect1" text:name="Section34">
        <text:p text:style-name="Text_20_body"><text:bookmark text:name="a76a3121-b229-4d15-9376-cc8edfaf2e2a"/>Good luck, Mr Becker.</text:p>
        <text:p text:style-name="Text_20_body">Boa sorte, Sr. Becker.</text:p>
      </text:section>
      <text:section text:style-name="Sect1" text:name="542c97de-f140-49e1-9790-29d0fa779479">
        <text:p text:style-name="P11"><text:bookmark text:name="f41e603b-fe4a-4256-be5f-373d2df918a010"/><text:span text:style-name="T4">MAN - </text:span>Thank you, Mrs Miller.</text:p>
      </text:section>
      <text:p text:style-name="Text_20_body">Obrigado, Sra. Miller.</text:p>
      <text:p text:style-name="Text_20_body"/>
      <text:p text:style-name="Text_20_body">Working abroad was one of the best and most difficult decisions I made in my life. In my case, France was the country which gave me a job opportunity, and choosing this country - or being chosen by it - made this decision feel ever more appropriate. France is located in western Europe, it borders with Germany, Luxembourg and Belgium in the north; the Atlantic Ocean in the west; Switzerland, Italy and Monaco in the east; and Andorra and Spain in the south, making it an excellent traveling starter location, as it makes Europe much more accessible to explore. So you are probably thinking about how much I traveled, right? And you're right if you said yes. I indeed traveled a lot. However, during these years working abroad, I was able to develop a lot of skills, too.<text:line-break/><text:line-break/>Communication skill is one good example. No wonder, since I moved to a country which language is not so common to be spoken by foreigners. So obviously I had to learn many new things and all of them in real time .Although I am a fast learner when it comes to learning languages, in the beginning I thought I was going to have a hard time learning French. And I was right. I actually had a hard time with French. It was really difficult, especially in the beginning. My coworkers didn't have much patience to listen to me and try to understand what I was trying to say. Many times I thought my communication skill was a disaster. But with time, I began to understand that, if you are immersed in an environment where everyone speaks one language, you start to absorb everything naturally after hearing that language repeatedly for a long time. So I got over the language issue and now I'm doing just fine.<text:line-break/><text:line-break/>Let's talk about personal life. I also met a very interesting person in France. We met at a cafe, and suddenly we started following each other on social medias. We set up the first date and went out <text:soft-page-break/>together for some weeks, then we got envolved and started a relationship. Her named is Diana and she is 41 years old now. Two years ago we got married and now we're pregnant. We're going to have our first child in July. As you can see, my life went through a lot of changes and I'm very happy about how everything got so different and interesting at the same time.And it all started because of a job opportunity! Can you imagine your life after an experience like this?</text:p>
      <text:p text:style-name="Text_20_body"/>
      <text:p text:style-name="P12">When we talk about the possibility of working abroad, we are also talking about a wide range of possibilities and new experiences. If you've had this opportunity, you probably know how it completely changes anyone's life and ends up expanding horizons and your global perspective. But how to express your interest in an international opportunity in an assertive way? Well, one of the ways to get a job in another country is writing a letter of interest. Have you done this before? If so, you probably looked for a company and learned a little about it and the person you are contacting first, then talked about your interests and skills, summarized the benefits you would bring to the company, used formal language and made yourself available. Well, if you didn't follow some of these steps, it's better to think about the communication strategies you've been using to get a job.</text:p>
      <text:p text:style-name="Text_20_body"/>
      <text:p text:style-name="P14">M2U4</text:p>
      <text:p text:style-name="P26">Now listen to the sentences and check the translation</text:p>
      <text:section text:style-name="Sect1" text:name="94e4c510-f9a1-42af-87c8-9b4e4753aecd">
        <text:p text:style-name="P13"><text:bookmark text:name="23353031-a056-4284-a512-9869b1e3a2d2"/>Joana</text:p>
      </text:section>
      <text:section text:style-name="Sect1" text:name="Section35">
        <text:p text:style-name="Text_20_body"><text:bookmark text:name="94e4c510-f9a1-42af-87c8-9b4e4753aecd"/>I would like to talk to Mr Robinson Becker, please.</text:p>
        <text:p text:style-name="Text_20_body">Eu gostaria de falar com o Sr. Robinson Becker, por favor.</text:p>
      </text:section>
      <text:section text:style-name="Sect1" text:name="d0a04ea7-368f-4dc3-85a4-5838ec9a1233">
        <text:p text:style-name="P13"><text:bookmark text:name="f41e603b-fe4a-4256-be5f-373d2df918a03"/>Robinson</text:p>
      </text:section>
      <text:section text:style-name="Sect1" text:name="Section36">
        <text:p text:style-name="Text_20_body"><text:bookmark text:name="d0a04ea7-368f-4dc3-85a4-5838ec9a1233"/>Yes, Mr Robinson Becker speaking.</text:p>
        <text:p text:style-name="Text_20_body">Sim, Sr. Robinson Becker falando.</text:p>
      </text:section>
      <text:section text:style-name="Sect1" text:name="4c2f6c2b-b4b3-462f-91b7-e52cd8c736d3">
        <text:p text:style-name="P13">Joana</text:p>
      </text:section>
      <text:section text:style-name="Sect1" text:name="Section37">
        <text:p text:style-name="Text_20_body"><text:bookmark text:name="4c2f6c2b-b4b3-462f-91b7-e52cd8c736d3"/>Hi, Mr Becker. This is Johana Berg from Global IT.</text:p>
        <text:p text:style-name="Text_20_body">Olá, Sr. Becker. Aqui é Johanna Berg da Global T.I.</text:p>
      </text:section>
      <text:section text:style-name="Sect1" text:name="d0ee608e-fc14-4ef2-ab54-fe80bfb9fe43">
        <text:p text:style-name="P13"><text:bookmark text:name="23353031-a056-4284-a512-9869b1e3a2d22"/>Joana</text:p>
      </text:section>
      <text:section text:style-name="Sect1" text:name="Section38">
        <text:p text:style-name="Text_20_body"><text:bookmark text:name="d0ee608e-fc14-4ef2-ab54-fe80bfb9fe43"/>Mr Miller told me about you and your interest in the Software Developer position that is open at our company.</text:p>
        <text:p text:style-name="Text_20_body">O senhor Miller me falou sobre você e seu interesse na vaga de Desenvolvedor de Software que está aberta em nossa empresa.</text:p>
      </text:section>
      <text:section text:style-name="Sect1" text:name="8e1dc693-3e13-4e4d-b867-6944a8057e9e">
        <text:p text:style-name="P13"><text:bookmark text:name="f41e603b-fe4a-4256-be5f-373d2df918a05"/>Robinson</text:p>
      </text:section>
      <text:section text:style-name="Sect1" text:name="Section39">
        <text:p text:style-name="Text_20_body"><text:bookmark text:name="8e1dc693-3e13-4e4d-b867-6944a8057e9e"/>Oh, hi, Ms Berg. Good to hear from you! Yes, I'm definitely interested in the position.</text:p>
        <text:p text:style-name="Text_20_body">Ah, oi, Sra. Berg. Bom falar com você! Sim, estou bastante interessado na posição.</text:p>
      </text:section>
      <text:section text:style-name="Sect1" text:name="30ced8bf-d27d-44e8-99db-de2f0a421755">
        <text:p text:style-name="P13"><text:bookmark text:name="23353031-a056-4284-a512-9869b1e3a2d23"/>Joana</text:p>
      </text:section>
      <text:section text:style-name="Sect1" text:name="Section40">
        <text:p text:style-name="Text_20_body"><text:bookmark text:name="30ced8bf-d27d-44e8-99db-de2f0a421755"/>Well, so I think we have a lot to talk about. I'll set up a call with you on Zoom. How does that sound?</text:p>
        <text:p text:style-name="Text_20_body"><text:soft-page-break/>Bem, então acho que temos muito o que conversar. Vou marcar uma ligação com você no Zoom. O que você acha?</text:p>
      </text:section>
      <text:section text:style-name="Sect1" text:name="183760a9-f277-485b-9978-1f6a88ce0230">
        <text:p text:style-name="P13"><text:bookmark text:name="f41e603b-fe4a-4256-be5f-373d2df918a06"/>Robinson</text:p>
      </text:section>
      <text:section text:style-name="Sect1" text:name="Section41">
        <text:p text:style-name="Text_20_body"><text:bookmark text:name="183760a9-f277-485b-9978-1f6a88ce0230"/>Sounds good. My phone number is 945 632-8547 and my email is robinsonbecker@gmail.com.</text:p>
        <text:p text:style-name="Text_20_body">Parece bom. Meu telefone é 945 632-8547 e meu e-mail é robinsonbecker@gmail.com.</text:p>
      </text:section>
      <text:section text:style-name="Sect1" text:name="e1599664-fbaf-42c7-b5d0-c7bcd259f630">
        <text:p text:style-name="P13"><text:bookmark text:name="23353031-a056-4284-a512-9869b1e3a2d24"/>Joana</text:p>
      </text:section>
      <text:section text:style-name="Sect1" text:name="Section42">
        <text:p text:style-name="Text_20_body"><text:bookmark text:name="e1599664-fbaf-42c7-b5d0-c7bcd259f630"/>Oh, thank you. I'll send you the link right after this. Let's meet on Friday at 2. How's your schedule?</text:p>
        <text:p text:style-name="Text_20_body">Ah, obrigado. Te mando o link logo depois da ligação. Vamos nos encontrar na sexta às 2. Como está o seu cronograma?</text:p>
      </text:section>
      <text:section text:style-name="Sect1" text:name="f206bfb1-13ff-4a50-bd7b-3099d60f2146">
        <text:p text:style-name="P13"><text:bookmark text:name="f41e603b-fe4a-4256-be5f-373d2df918a07"/>Robinson</text:p>
      </text:section>
      <text:section text:style-name="Sect1" text:name="Section43">
        <text:p text:style-name="Text_20_body"><text:bookmark text:name="f206bfb1-13ff-4a50-bd7b-3099d60f2146"/>Sure.I'm available at that time. I'm excited about the meeting. See you Friday, then.</text:p>
        <text:p text:style-name="Text_20_body">Claro. Estou disponível nesse horário. Estou animado com o encontro. Até sexta-feira, então.</text:p>
      </text:section>
      <text:section text:style-name="Sect1" text:name="8346fc12-fb08-4c8c-a114-4262aaf0433a">
        <text:p text:style-name="P13"><text:bookmark text:name="23353031-a056-4284-a512-9869b1e3a2d25"/>Joana</text:p>
      </text:section>
      <text:p text:style-name="Text_20_body">See you Friday, Mr Becker. Thanks.</text:p>
      <text:p text:style-name="Text_20_body">Até sexta-feira, Sr. Becker. Obrigado.</text:p>
      <text:p text:style-name="P26">Social media has become a very powerful resource job recruiters use to find good professionals. Nowadays, everybody uses social media for everything, especially for showing their personal life. But do people know how to behave online and how to use this tool to find a good job? What is the best way to catch the attention of recruiters when job seeking is 100% online? Well, if you’re on social media every day, why don't you just subscribe to one of those professional social media plataforms? They are very effective when it comes to building professional networking, and they will surely connect you to people who can contribute a lot to your professional life.<text:line-break/><text:line-break/>These platforms are the perfect place to help you grow your network and find great job opportunities. And the good news is, the more active you are on these websites, the more your profile will be shown to recruiters. So when using this kind of social media, don't forget to like, comment and share posts every day. It's also a very good idea to engage in debates and discussions posted by companies or any other subjects related to the industry you aim to work at. Once you interact with those contents, your profile and your activity on the platform will be visible to people who have the same interests and it will appear to similar networks. And this is where recruiters are likely to find you.Of course, if you want to find a good position, you should not wait for the recruiters to come to you. It's extremely important that you keep in touch with people and do some strategic networking to find interesting job offers, but being noticed by your activity is also important and significant.<text:line-break/><text:line-break/>A great number of employers use social media to recruit candidates and, according to studies, 79% of employers reject candidates based on what’s in their social media profiles. So, your activity online means something! Therefore it’s essential to check your profiles before you start looking for jobs online to see if they show a professional image. Take a good look at your photos, videos, updates, shares, likes, and tags to see where your image or name might appear, and remove anything that may harm your employment prospects. Our whole life has become a virtual product, so be careful to what kind of person your profiles show.</text:p>
      <text:p text:style-name="P26"><text:soft-page-break/>Recruiters and Human Resources managers in general know all the canned responses candidates give in job interviews. Sometimes they work, but at the end of the interview, what really matters is how much you actually know, your experiences, your hard and soft skills. So what should we do to impress a recruiter? It's amazing how some candidates take so long to answer the simplest questions about themselves. It's important to invest some of your time to know yourself better. Before an interview, carefully review your resume and think back about all your professional experiences. Think about the most important projects you've worked on, what you liked and disliked about each job, and be professionally aware of the biggest challenges you've faced – and how you've faced them – in each experience. Be prepared for every detail in your professional journey, such as layoffs, periods of unemployment, etc. You will be safer if you have all this information ready at the time of the interview. One of the best ways to impress the recruiter is to show the quality of you performance impact on every job you've had. The recruiter wants to know what you've done and how you've done it, and when you understand the impact of your performance, the relevance of your work will naturally show. So be prepared to talk about results. Showing your results to the recruiter will help them understand that you have a macro viewpoint of processes and that you're are able to follow projects from start to finish. It is often easy to identify an organization's corporate culture on its website and social media. Take some time to investigate the company's characteristics before the interview. It's essential to be aware of the values and the culture of the company. By having more knowledge about the company culture, you will be more likely to demonstrate your level of fit with the team. Finally, keep in touch and send a follow-up message the day after the interview. You can use this message to remind them why you are the ideal candidate for the position – based on your experience and knowledge. Besides being kind, this attitude demonstrates your commitment and interest in the position.</text:p>
      <text:p text:style-name="P15">M2U5</text:p>
      <text:p text:style-name="P27"><text:bookmark text:name="0f6b37f3-0bad-4277-bb3f-7c55ec6bc5e6"/>Berry</text:p>
      <text:section text:style-name="Sect1" text:name="9694b23b-2493-4143-9536-648985f8970e">
        <text:p text:style-name="Text_20_body">Hey, everyone! How are you doing?</text:p>
        <text:p text:style-name="Text_20_body">Oi, pessoal. Como vocês estão?</text:p>
      </text:section>
      <text:section text:style-name="Sect1" text:name="6ede5cb6-c0d4-41f3-948a-982f8ff84663">
        <text:p text:style-name="P41"><text:bookmark text:name="0f6b37f3-0bad-4277-bb3f-7c55ec6bc5e61"/>Berry</text:p>
      </text:section>
      <text:section text:style-name="Sect1" text:name="Section44">
        <text:p text:style-name="Text_20_body"><text:bookmark text:name="6ede5cb6-c0d4-41f3-948a-982f8ff84663"/>Let's start the 10th episode of our Tech life podcasts with important tips for your IT career.</text:p>
        <text:p text:style-name="Text_20_body">Vamos começar o 10º episódio dos nossos podcasts Tech life com dicas importantes para sua carreira em TI.</text:p>
      </text:section>
      <text:section text:style-name="Sect1" text:name="1316ae36-6042-4ce0-9344-8f3886b9fb24">
        <text:p text:style-name="P41"><text:bookmark text:name="0f6b37f3-0bad-4277-bb3f-7c55ec6bc5e62"/>Berry</text:p>
      </text:section>
      <text:section text:style-name="Sect1" text:name="Section45">
        <text:p text:style-name="Text_20_body"><text:bookmark text:name="1316ae36-6042-4ce0-9344-8f3886b9fb24"/>Today we invited Mrs. Catherine Mayer, international careers consultant specialized in technology.</text:p>
        <text:p text:style-name="Text_20_body">Hoje convidamos a Sra. Catherine Mayer, consultora de carreiras internacionais especializada em tecnologia.</text:p>
      </text:section>
      <text:section text:style-name="Sect1" text:name="1acc2d82-cac2-4147-b156-b2ee6fb9d441">
        <text:p text:style-name="P41"><text:bookmark text:name="0f6b37f3-0bad-4277-bb3f-7c55ec6bc5e63"/>Berry</text:p>
      </text:section>
      <text:section text:style-name="Sect1" text:name="Section46">
        <text:p text:style-name="Text_20_body"><text:bookmark text:name="1acc2d82-cac2-4147-b156-b2ee6fb9d441"/>She is going to talk about the job market and the international possibilities of work.</text:p>
        <text:p text:style-name="Text_20_body">Ela vai falar sobre o mercado de trabalho e as possibilidades internacionais.</text:p>
      </text:section>
      <text:section text:style-name="Sect1" text:name="39731f64-991c-4968-b2a3-59eac09434f9">
        <text:p text:style-name="P41"><text:bookmark text:name="e125770e-44af-4f81-bfac-6dca6df693d9"/>Catherine</text:p>
      </text:section>
      <text:section text:style-name="Sect1" text:name="Section47">
        <text:p text:style-name="Text_20_body"><text:bookmark text:name="39731f64-991c-4968-b2a3-59eac09434f9"/>Good morning, everyone, what's up? Thank you very much, William, for this amazing invitation!</text:p>
        <text:p text:style-name="Text_20_body">Bom dia a todos, e aí, como estão? Muito obrigada, William, por este convite incrível!</text:p>
      </text:section>
      <text:section text:style-name="Sect1" text:name="dec49d35-d379-4d61-b59a-0022f3e40cdd">
        <text:p text:style-name="P41"><text:bookmark text:name="e125770e-44af-4f81-bfac-6dca6df693d91"/><text:soft-page-break/>Catherine</text:p>
      </text:section>
      <text:section text:style-name="Sect1" text:name="Section48">
        <text:p text:style-name="Text_20_body"><text:bookmark text:name="dec49d35-d379-4d61-b59a-0022f3e40cdd"/>Well, the topic of the program today is the significant increase in job offers in the IT area.</text:p>
        <text:p text:style-name="Text_20_body">Bem, o tema do programa hoje é o aumento significativo de ofertas de trabalho na área de TI.</text:p>
      </text:section>
      <text:section text:style-name="Sect1" text:name="f36f4a1c-878d-4ad2-8ac3-84c58fc9af46">
        <text:p text:style-name="P41"><text:bookmark text:name="e125770e-44af-4f81-bfac-6dca6df693d92"/>Catherine</text:p>
      </text:section>
      <text:section text:style-name="Sect1" text:name="Section49">
        <text:p text:style-name="Text_20_body"><text:bookmark text:name="f36f4a1c-878d-4ad2-8ac3-84c58fc9af46"/>There are lots of companies around the world looking for candidates.</text:p>
        <text:p text:style-name="Text_20_body">Existem muitas empresas em todo o mundo à procura de candidatos.</text:p>
      </text:section>
      <text:section text:style-name="Sect1" text:name="c0631b94-aa85-40b2-948a-b82082090209">
        <text:p text:style-name="P41"><text:bookmark text:name="0f6b37f3-0bad-4277-bb3f-7c55ec6bc5e64"/>Berry</text:p>
      </text:section>
      <text:section text:style-name="Sect1" text:name="Section50">
        <text:p text:style-name="Text_20_body"><text:bookmark text:name="c0631b94-aa85-40b2-948a-b82082090209"/>Good to know. And you were talking about the possibility of an international career.</text:p>
        <text:p text:style-name="Text_20_body">Bom saber. E você estava falando sobre a possibilidade de uma carreira internacional.</text:p>
      </text:section>
      <text:section text:style-name="Sect1" text:name="e9b3abde-26c8-4de3-bbcb-237931e1ac21">
        <text:p text:style-name="P41"><text:bookmark text:name="0f6b37f3-0bad-4277-bb3f-7c55ec6bc5e65"/>Berry</text:p>
      </text:section>
      <text:section text:style-name="Sect1" text:name="Section51">
        <text:p text:style-name="Text_20_body"><text:bookmark text:name="e9b3abde-26c8-4de3-bbcb-237931e1ac21"/>Can you tell us countries that are looking for employees?</text:p>
        <text:p text:style-name="Text_20_body">Você pode nos dizer os países que estão procurando colaboradores?</text:p>
      </text:section>
      <text:section text:style-name="Sect1" text:name="83a665e8-3d36-4fe1-9f3e-5ca3d2471798">
        <text:p text:style-name="P41"><text:bookmark text:name="e125770e-44af-4f81-bfac-6dca6df693d93"/>Catherine</text:p>
      </text:section>
      <text:section text:style-name="Sect1" text:name="Section52">
        <text:p text:style-name="Text_20_body"><text:bookmark text:name="83a665e8-3d36-4fe1-9f3e-5ca3d2471798"/>Sure! Switzerland, for example, is considered one of the best destinations for expat professionals</text:p>
        <text:p text:style-name="Text_20_body">Claro! A Suíça, por exemplo, é considerada um dos melhores destinos para profissionais expatriados</text:p>
      </text:section>
      <text:section text:style-name="Sect1" text:name="9ef1a349-fc3b-4fe6-a122-0aa9e9a16d99">
        <text:p text:style-name="P41"><text:bookmark text:name="e125770e-44af-4f81-bfac-6dca6df693d94"/>Catherine</text:p>
      </text:section>
      <text:section text:style-name="Sect1" text:name="Section53">
        <text:p text:style-name="Text_20_body"><text:bookmark text:name="9ef1a349-fc3b-4fe6-a122-0aa9e9a16d99"/>and the foreign professionals earn higher salaries than in other countries.</text:p>
        <text:p text:style-name="Text_20_body">e os profissionais estrangeiros ganham salários mais altos do que em outros países.</text:p>
      </text:section>
      <text:section text:style-name="Sect1" text:name="e6c9a8a5-4861-4004-b7e4-dce4474507e7">
        <text:p text:style-name="P41"><text:bookmark text:name="e125770e-44af-4f81-bfac-6dca6df693d95"/>Catherine</text:p>
      </text:section>
      <text:section text:style-name="Sect1" text:name="Section54">
        <text:p text:style-name="Text_20_body"><text:bookmark text:name="e6c9a8a5-4861-4004-b7e4-dce4474507e7"/>And it is important to consider that quality of life in Switzerland is better than in many developed nations.</text:p>
        <text:p text:style-name="Text_20_body">E é importante considerar que a qualidade de vida na Suíça é melhor do que em muitas nações desenvolvidas.</text:p>
      </text:section>
      <text:section text:style-name="Sect1" text:name="c52f9f7f-d610-430c-b54a-0aa317069017">
        <text:p text:style-name="P41"><text:bookmark text:name="0f6b37f3-0bad-4277-bb3f-7c55ec6bc5e66"/>Berry</text:p>
      </text:section>
      <text:section text:style-name="Sect1" text:name="Section55">
        <text:p text:style-name="Text_20_body"><text:bookmark text:name="c52f9f7f-d610-430c-b54a-0aa317069017"/>Listen up, everyone! It is time to buy our tickets.</text:p>
        <text:p text:style-name="Text_20_body">Ouçam todos! É hora de comprar nossas passagens.</text:p>
      </text:section>
      <text:section text:style-name="Sect1" text:name="51b58a7f-23eb-413b-9830-1e3193eb912f">
        <text:p text:style-name="P41"><text:bookmark text:name="0f6b37f3-0bad-4277-bb3f-7c55ec6bc5e67"/>Berry</text:p>
      </text:section>
      <text:section text:style-name="Sect1" text:name="Section56">
        <text:p text:style-name="Text_20_body"><text:bookmark text:name="51b58a7f-23eb-413b-9830-1e3193eb912f"/>Switzerland, here we go! Just kidding!</text:p>
        <text:p text:style-name="Text_20_body">Suíça, aqui vamos nós! Estou brincando!</text:p>
      </text:section>
      <text:section text:style-name="Sect1" text:name="641c9c5c-f47d-425d-8d53-4789d1e07ba1">
        <text:p text:style-name="P41"><text:bookmark text:name="0f6b37f3-0bad-4277-bb3f-7c55ec6bc5e68"/>Berry</text:p>
      </text:section>
      <text:section text:style-name="Sect1" text:name="Section57">
        <text:p text:style-name="Text_20_body"><text:bookmark text:name="641c9c5c-f47d-425d-8d53-4789d1e07ba1"/>I live in the US! It's a great country. But Cath, can you give us more examples, please?</text:p>
        <text:p text:style-name="Text_20_body">Eu moro nos EUA! É um ótimo país. Mas Cath, você pode nos dar mais exemplos, por favor?</text:p>
      </text:section>
      <text:section text:style-name="Sect1" text:name="ad217ab8-439f-43e4-a310-0b45218d799a">
        <text:p text:style-name="P41"><text:bookmark text:name="e125770e-44af-4f81-bfac-6dca6df693d96"/>Catherine</text:p>
      </text:section>
      <text:section text:style-name="Sect1" text:name="Section58">
        <text:p text:style-name="Text_20_body"><text:bookmark text:name="ad217ab8-439f-43e4-a310-0b45218d799a"/>Yeah! Another example is Canada.</text:p>
        <text:p text:style-name="Text_20_body">Sim! Outro exemplo é o Canadá.</text:p>
      </text:section>
      <text:section text:style-name="Sect1" text:name="9fc930d7-caa2-4e38-835b-fdfc9a52971c">
        <text:p text:style-name="P41">Catherine</text:p>
      </text:section>
      <text:section text:style-name="Sect1" text:name="Section59">
        <text:p text:style-name="Text_20_body"><text:bookmark text:name="9fc930d7-caa2-4e38-835b-fdfc9a52971c"/><text:soft-page-break/>Canada has one of the highest per capita income in the world and the IT industry is very mature and well organized.</text:p>
        <text:p text:style-name="Text_20_body">O Canadá tem uma das maiores rendas per capita do mundo e a indústria de TI é muito consolidada e bem organizada.</text:p>
      </text:section>
      <text:section text:style-name="Sect1" text:name="82bccc48-7be6-4830-bf8a-427e42472e07">
        <text:p text:style-name="P41"><text:bookmark text:name="e125770e-44af-4f81-bfac-6dca6df693d98"/>Catherine</text:p>
      </text:section>
      <text:section text:style-name="Sect1" text:name="Section60">
        <text:p text:style-name="Text_20_body"><text:bookmark text:name="82bccc48-7be6-4830-bf8a-427e42472e07"/>They are convenient for immigration with rules and processes that are straight to the point and really easy to use.</text:p>
        <text:p text:style-name="Text_20_body">Eles são a favor da imigração e possuem regras e processos objetivos e muito fáceis de usar.</text:p>
      </text:section>
      <text:section text:style-name="Sect1" text:name="6f2be701-34db-4c2b-b347-c37c32d94632">
        <text:p text:style-name="P41"><text:bookmark text:name="e125770e-44af-4f81-bfac-6dca6df693d99"/>Catherine</text:p>
      </text:section>
      <text:section text:style-name="Sect1" text:name="Section61">
        <text:p text:style-name="Text_20_body"><text:bookmark text:name="6f2be701-34db-4c2b-b347-c37c32d94632"/>Oh, and I forgot to talk about South Africa.</text:p>
        <text:p text:style-name="Text_20_body">Ah, e esqueci de falar sobre a África do Sul.</text:p>
      </text:section>
      <text:section text:style-name="Sect1" text:name="ebdc955a-3db8-486b-88b7-762b700d33d0">
        <text:p text:style-name="P41"><text:bookmark text:name="e125770e-44af-4f81-bfac-6dca6df693d910"/>Catherine</text:p>
      </text:section>
      <text:section text:style-name="Sect1" text:name="Section62">
        <text:p text:style-name="Text_20_body"><text:bookmark text:name="ebdc955a-3db8-486b-88b7-762b700d33d0"/>This place is the most promising destination in Africa for IT professionals.</text:p>
        <text:p text:style-name="Text_20_body">Este lugar é o destino mais promissor da África para profissionais de TI.</text:p>
      </text:section>
      <text:section text:style-name="Sect1" text:name="599036a4-4a76-4539-9017-db1a7f723eb9">
        <text:p text:style-name="P41"><text:bookmark text:name="e125770e-44af-4f81-bfac-6dca6df693d911"/>Catherine</text:p>
      </text:section>
      <text:section text:style-name="Sect1" text:name="Section63">
        <text:p text:style-name="Text_20_body"><text:bookmark text:name="599036a4-4a76-4539-9017-db1a7f723eb9"/>The IT industry in South Africa is well developed and complex.</text:p>
        <text:p text:style-name="Text_20_body">A indústria de TI na África do Sul é bem desenvolvida e complexa.</text:p>
      </text:section>
      <text:section text:style-name="Sect1" text:name="2a968c96-a83e-4b79-a34b-baaedc1ce621">
        <text:p text:style-name="P41"><text:bookmark text:name="0f6b37f3-0bad-4277-bb3f-7c55ec6bc5e69"/>Berry</text:p>
      </text:section>
      <text:section text:style-name="Sect1" text:name="Section64">
        <text:p text:style-name="Text_20_body"><text:bookmark text:name="2a968c96-a83e-4b79-a34b-baaedc1ce621"/>Catherine, you rock! This program and this interview were really important to all the people that are planning to have an opportunity abroad.</text:p>
        <text:p text:style-name="P42">Catherine, você arrasa! Este programa e esta entrevista foram muito importantes para todas as pessoas que planejam ter uma oportunidade no exterior.</text:p>
      </text:section>
      <text:section text:style-name="Sect1" text:name="29d856ec-fa76-468c-a4a8-20ca68edc295">
        <text:p text:style-name="P41"><text:bookmark text:name="0f6b37f3-0bad-4277-bb3f-7c55ec6bc5e610"/>Berry</text:p>
      </text:section>
      <text:section text:style-name="Sect1" text:name="Section65">
        <text:p text:style-name="Text_20_body"><text:bookmark text:name="29d856ec-fa76-468c-a4a8-20ca68edc295"/>Thank you very very much. And this is the end of our episode today!</text:p>
        <text:p text:style-name="Text_20_body">Muito obrigado. E este é o fim do nosso episódio de hoje!</text:p>
      </text:section>
      <text:section text:style-name="Sect1" text:name="1aeba0d1-edd8-40b1-85a3-d43163383c4a">
        <text:p text:style-name="P41"><text:bookmark text:name="0f6b37f3-0bad-4277-bb3f-7c55ec6bc5e611"/>Berry</text:p>
      </text:section>
      <text:p text:style-name="Text_20_body">Hope to see you in the next program with the software engineer Bruno Martinez. Bye!</text:p>
      <text:p text:style-name="Text_20_body">Espero vê-los no próximo programa com o engenheiro de software Bruno Martinez. Tchau!</text:p>
      <text:p text:style-name="P28">IT, as you already know, is an abbreviation for Information Technology. This field of work is rapidly expanding with several positions and high-paying opportunities. We can also consider the technology field as a great work alternative because it can be done remotely, one of the reasons why many people are looking for opportunities around the world.<text:line-break/><text:line-break/>Today, everybody dependents on technology and as a result of it, many countries have opened their doors to international IT professionals. If you are an IT professional thinking about working abroad, you will probably have to analyze which country will bring you more benefits and a better lifestyle . This requires careful planning that needs to consider how much you will earn and how much you will spend, for example with accommodation, transportation and so on.<text:line-break/><text:line-break/><text:soft-page-break/>Canada, Poland, Germany, Ireland, France and Portugal are examples of countries that, in addition to Brazil, have a huge demand for vacancies in the information technology area and few qualified people to apply for these positions. But, what does it mean? Well, the fact is that Brazilian professionals are really well prepared and many countries are looking for talents here. And for those IT professionals who want to live abroad, it is convenient, especially because Brazilian currency 'Real' is devalued nowadays, which makes salaries abroad very attractive.</text:p>
      <text:p text:style-name="P42"><text:span text:style-name="T16">Moving to another country is maybe one of the most important decisions </text:span>to take in life and many IT professionals dream about that. The high demand on IT jobs abroad is increasing , and this is a great opportunity to for those professionals who dream to move to another country or even find a remote opportunity. The USA, for example, is the place where tech giants started their journeys , it's the country of the tech industry. The United States is an incredible choice for IT professionals, but competition is huge. There's also a very commom impediment: the USA limits opportunities for people from other countries. But moving to the USA is one of the best choices for those who want to have a fulfilling and profitable career. Canada is a especially popular country among IT professionals. Canada has one of the highest per capita income in the world, which makes the country a great place to have quality of life. Their IT industry is mature and the country is more convenient for immigration, than the USA, for example. Germany is an attractive place for these professionals, too.The German technology industry is one of the most innovative in the world. They have high demand for qualified IT professionals and good news is that you don't have to learn German to work there. English is the most used language for business. And how are you going to choose a country if you dream to move abroad? Think about all the things you would like to experience, think about the climate, the culture, the people and, of course, the costs. You should also remember that you may need to learn a new language and understand the way people communicate in this new place. Don't forget to search about everything before taking any decision and start studying English right now, because, whether you want to move or find a remote job, English is the language that will make great part of this dream happen.</text:p>
      <text:p text:style-name="P42"><text:span text:style-name="Strong_20_Emphasis">Adrian</text:span>: I'm looking for remote jobs on this website. Look! Companies are advertising a lot of job openings and I think I'll find something really interesting here.<text:line-break/><text:span text:style-name="Strong_20_Emphasis">Brian</text:span>: I'm certain that you're looking for a job in the right place. I heard about this website some time ago and it seems to be really good.<text:line-break/><text:span text:style-name="Strong_20_Emphasis">Adrian</text:span>: Are you thinking about finding a another job too?<text:line-break/><text:span text:style-name="Strong_20_Emphasis">Brian</text:span>: Not really. At least not now. I'm working at a good company. I work too much, but it's so satisfying to see people grow professionally.<text:line-break/><text:span text:style-name="Strong_20_Emphasis">Adrian</text:span>: I can imagine. I'm dreaming about the day when I'll be in the position where I help people. At the time, I'm being helped. But I'm thankful for that.<text:line-break/><text:span text:style-name="Strong_20_Emphasis">Brian</text:span>: Are you thinking about moving as well?<text:line-break/><text:span text:style-name="Strong_20_Emphasis">Adrian</text:span>: I'm not. I'm looking for remote jobs only. I think I'll be more prepared to move after I get some experience.<text:line-break/><text:span text:style-name="Strong_20_Emphasis">Brian</text:span>: Good! I think you're right.</text:p>
      <text:p text:style-name="P42">The purpose of networking is to provide mutually collaborative relationships between professionals. Through networking we can strengthen friendships or business negotiations. We know that maintaining good relationships is essential for anyone. And when it comes to a network of professional contacts, there are great benefits in exchanging information and experiences. It is very common to think of contacts as a way to increase our social cycle and maintain good relationships, <text:soft-page-break/>but what we sometimes don't think about is how this can be directly linked to different aspects of our life and not just in the social area. Have you ever heard about the phenomenon called “the small world problem”? It claims that we are six people away from any other in the world. That is something!<text:line-break/><text:line-break/>Being near inspiring people is an opportunity for anyone to improve ideas and grow their creative potential. Staying connected is a way to improve growth opportunities and improve knowledge to achieve the goals you have for your career. But it's essential to bear in mind that this network of contacts is based on the exchange of information, experiences and knowledge and you will hardly succeed if you always think about winning. Studies prove that career success is directly linked to the relationships you cultivate over time. As a result, having a professional network is no longer an option. It is essential.<text:line-break/><text:line-break/>Another positive aspect is that building a good network of contacts and maintaining a good professional relationship contributes to quality and satisfaction at work, in addition to improving your results and helping to achieve the expected goals for your career. Maintaining a good relationship with your network of contacts is definitely something we shouldn't forget about.. So it is important to take advantage of communication channels and social networks to strengthen your personal brand. That way, you'll have more opportunities to achieve major goals for your career, your business and your life.</text:p>
      <text:p text:style-name="P17">M3U1</text:p>
      <text:p text:style-name="P33">You are never alone if you can connect with people</text:p>
      <text:section text:style-name="Sect1" text:name="7221ff29-b568-40e3-86c6-38e65db16b54">
        <text:p text:style-name="Text_20_body">Você nunca está sozinho se puder se conectar com as pessoas<text:bookmark text:name="459c84a0-743d-4ecf-8386-b154ebc02c61"/></text:p>
      </text:section>
      <text:section text:style-name="Sect1" text:name="Section66">
        <text:p text:style-name="Text_20_body"><text:bookmark text:name="a864a8af-6e62-40d9-b275-2f40ddfb7978"/>Have you ever stopped to think about how important networking is for your personal and professional development?</text:p>
        <text:p text:style-name="Text_20_body">Você já parou para pensar na importância do networking para o seu desenvolvimento pessoal e profissional?<text:bookmark text:name="459c84a0-743d-4ecf-8386-b154ebc02c611"/></text:p>
      </text:section>
      <text:section text:style-name="Sect1" text:name="Section67">
        <text:p text:style-name="Text_20_body"><text:bookmark text:name="81d19b23-b793-443a-913b-ec4a66a422e3"/>Did you know that 85% of job opportunities are filled through networking and that 70% of jobs are never posted online?</text:p>
        <text:p text:style-name="Text_20_body">Você sabia que 85% das oportunidades de emprego são preenchidas por meio de networking e que 70% das vagas nunca são postadas online?<text:bookmark text:name="459c84a0-743d-4ecf-8386-b154ebc02c612"/></text:p>
      </text:section>
      <text:section text:style-name="Sect1" text:name="Section68">
        <text:p text:style-name="Text_20_body"><text:bookmark text:name="c20f2760-cb26-49a0-b68b-7980214bf2e4"/>In fact, these jobs are usually posted internally or created specifically for candidates that recruiters meet through networking.</text:p>
        <text:p text:style-name="Text_20_body">Na verdade, essas vagas geralmente são publicadas internamente ou criadas especificamente para candidatos que os recrutadores encontram por meio de redes.<text:bookmark text:name="459c84a0-743d-4ecf-8386-b154ebc02c613"/></text:p>
      </text:section>
      <text:section text:style-name="Sect1" text:name="Section69">
        <text:p text:style-name="Text_20_body"><text:bookmark text:name="ae78962a-1197-435a-8ff2-658e65d9da6a"/>Have you ever imagined that the greatest job opportunity of your life may happen during a conversation with a person you just met?</text:p>
        <text:p text:style-name="Text_20_body">Você já imaginou que a maior oportunidade de trabalho da sua vida pode acontecer durante uma conversa com uma pessoa que você acabou de conhecer?<text:bookmark text:name="459c84a0-743d-4ecf-8386-b154ebc02c614"/></text:p>
      </text:section>
      <text:section text:style-name="Sect1" text:name="Section70">
        <text:p text:style-name="Text_20_body"><text:bookmark text:name="fad21634-7c50-4d75-a400-2344a053afaa"/><text:soft-page-break/>Well, if you still think that creating connections with people is not so important, let me tell you some of the benefits that it may bring to your mental health, too.</text:p>
        <text:p text:style-name="Text_20_body">Bem, se você ainda acha que criar conexões com as pessoas não é tão importante, deixe-me contar alguns dos benefícios que isso pode trazer para sua saúde mental também.<text:bookmark text:name="459c84a0-743d-4ecf-8386-b154ebc02c615"/></text:p>
      </text:section>
      <text:section text:style-name="Sect1" text:name="Section71">
        <text:p text:style-name="Text_20_body"><text:bookmark text:name="c6483e01-cb4c-4c2b-a1f6-b01dc735be65"/>Connecting with others is more important than you might think.</text:p>
        <text:p text:style-name="Text_20_body">Conectar-se com os outros é mais importante do que você imagina.<text:bookmark text:name="459c84a0-743d-4ecf-8386-b154ebc02c616"/></text:p>
      </text:section>
      <text:section text:style-name="Sect1" text:name="Section72">
        <text:p text:style-name="Text_20_body"><text:bookmark text:name="f6f247ae-1611-4364-ad8b-45a5e24a3fba"/>According to studies, social connection can lower anxiety and depression,</text:p>
        <text:p text:style-name="Text_20_body">De acordo com estudos, a conexão social pode diminuir a ansiedade e a depressão,<text:bookmark text:name="459c84a0-743d-4ecf-8386-b154ebc02c617"/></text:p>
      </text:section>
      <text:section text:style-name="Sect1" text:name="Section73">
        <text:p text:style-name="Text_20_body"><text:bookmark text:name="fd3135c1-893b-4914-890c-0ad4ea5fac90"/>help us regulate our emotions, lead to higher self-esteem and empathy, and can actually improve our immune systems.</text:p>
        <text:p text:style-name="Text_20_body">nos ajudar a regular nossas emoções, levar a uma maior autoestima e empatia e pode realmente melhorar nosso sistema imunológico.<text:bookmark text:name="459c84a0-743d-4ecf-8386-b154ebc02c618"/></text:p>
      </text:section>
      <text:section text:style-name="Sect1" text:name="Section74">
        <text:p text:style-name="Text_20_body"><text:bookmark text:name="3b50c232-9d3c-44d5-b70f-a1e0cdfb20a1"/>Well, I bet you probably have at least two more reasons to widen your networking.</text:p>
        <text:p text:style-name="Text_20_body">Bem, aposto que você provavelmente tem pelo menos mais dois motivos para ampliar sua rede.<text:bookmark text:name="459c84a0-743d-4ecf-8386-b154ebc02c619"/></text:p>
      </text:section>
      <text:section text:style-name="Sect1" text:name="Section75">
        <text:p text:style-name="Text_20_body"><text:bookmark text:name="b80c7010-7790-46f7-bd34-51e223c9d0e1"/>Why don't you start this right now? I'm sure you won't regret it.</text:p>
        <text:p text:style-name="Text_20_body">Por que você não começa isso agora? Tenho certeza que você não vai se arrepender.<text:bookmark text:name="459c84a0-743d-4ecf-8386-b154ebc02c6110"/></text:p>
      </text:section>
      <text:p text:style-name="Text_20_body">I've started working on making connections. Have you?</text:p>
      <text:p text:style-name="Text_20_body">Eu comecei a me empenhar em fazer conexões. E você?</text:p>
      <text:p text:style-name="P17"/>
      <text:section text:style-name="Sect1" text:name="f23f1a54-1524-4a92-82f4-161880b1e665">
        <text:p text:style-name="P43"><text:bookmark text:name="459c84a0-743d-4ecf-8386-b154ebc02c6111"/>Carl</text:p>
      </text:section>
      <text:section text:style-name="Sect1" text:name="Section76">
        <text:p text:style-name="Text_20_body"><text:bookmark text:name="f23f1a54-1524-4a92-82f4-161880b1e665"/>Hey Jane. What's up? I called you because I'd like to increase my networking list. Can you help me?</text:p>
        <text:p text:style-name="Text_20_body">Ei Jane, e aí? Liguei para você porque gostaria de aumentar minha lista de contatos. Pode me ajudar?</text:p>
      </text:section>
      <text:section text:style-name="Sect1" text:name="608f88ac-9839-4464-9506-e92dbe2efc0c">
        <text:p text:style-name="P43"><text:bookmark text:name="ea00d5c6-73f2-4a52-b994-67b87939e9d4"/>Jane</text:p>
      </text:section>
      <text:section text:style-name="Sect1" text:name="Section77">
        <text:p text:style-name="Text_20_body"><text:bookmark text:name="608f88ac-9839-4464-9506-e92dbe2efc0c"/>Hello, Carl. Not too much. You? Have you been to a networking event before?</text:p>
        <text:p text:style-name="Text_20_body">Olá, Carl. Nada de mais. E você? Você já foi a um evento de networking antes?</text:p>
      </text:section>
      <text:section text:style-name="Sect1" text:name="a3aabfb8-e134-44fc-95aa-22be261526ca">
        <text:p text:style-name="P43"><text:bookmark text:name="ea00d5c6-73f2-4a52-b994-67b87939e9d41"/>Jane</text:p>
      </text:section>
      <text:section text:style-name="Sect1" text:name="Section78">
        <text:p text:style-name="Text_20_body"><text:bookmark text:name="a3aabfb8-e134-44fc-95aa-22be261526ca"/>It's a great opportunity to gain new clients, improve your job prospects or make friends where you live. What do you think?</text:p>
        <text:p text:style-name="Text_20_body">É uma ótima oportunidade para conquistar novos clientes, melhorar suas perspectivas de emprego ou fazer amigos onde você mora. O que você acha?</text:p>
      </text:section>
      <text:section text:style-name="Sect1" text:name="a9025e86-67f3-44e3-add6-fcac0330747b">
        <text:p text:style-name="P43"><text:bookmark text:name="459c84a0-743d-4ecf-8386-b154ebc02c6112"/>Carl</text:p>
      </text:section>
      <text:section text:style-name="Sect1" text:name="Section79">
        <text:p text:style-name="Text_20_body"><text:bookmark text:name="a9025e86-67f3-44e3-add6-fcac0330747b"/>Jane, unfortunately I have never been to a place like this before. It sounds great to me. But can you give me some tips?</text:p>
        <text:p text:style-name="Text_20_body">Jane, infelizmente eu nunca estive em um lugar assim antes. Parece ótimo para mim. Mas você pode me dar algumas dicas?</text:p>
      </text:section>
      <text:section text:style-name="Sect1" text:name="f789f900-1e25-4a68-bad1-e78d51317e14">
        <text:p text:style-name="P43"><text:bookmark text:name="459c84a0-743d-4ecf-8386-b154ebc02c6113"/><text:soft-page-break/>Carl</text:p>
      </text:section>
      <text:section text:style-name="Sect1" text:name="Section80">
        <text:p text:style-name="Text_20_body"><text:bookmark text:name="f789f900-1e25-4a68-bad1-e78d51317e14"/>I'm a little worried because it's my first time at a huge event like this.</text:p>
        <text:p text:style-name="Text_20_body">Estou um pouco preocupado porque é minha primeira vez em um grande evento como este.</text:p>
      </text:section>
      <text:section text:style-name="Sect1" text:name="5c148e70-2ea7-4bc5-b6d1-e8840e05b1db">
        <text:p text:style-name="P43"><text:bookmark text:name="ea00d5c6-73f2-4a52-b994-67b87939e9d42"/>Jane</text:p>
      </text:section>
      <text:section text:style-name="Sect1" text:name="Section81">
        <text:p text:style-name="Text_20_body"><text:bookmark text:name="5c148e70-2ea7-4bc5-b6d1-e8840e05b1db"/>Yeah, don't worry, Carl! The environment is really welcoming and everyone is there because of a mutual goal: networking.</text:p>
        <text:p text:style-name="Text_20_body">Sim, não se preocupe, Carl! O ambiente é muito acolhedor e todos estão ali por causa de um objetivo comum: networking.</text:p>
      </text:section>
      <text:section text:style-name="Sect1" text:name="abc89c2a-f3c2-49a5-b5d6-439eb74bc15e">
        <text:p text:style-name="P43"><text:bookmark text:name="ea00d5c6-73f2-4a52-b994-67b87939e9d43"/>Jane</text:p>
      </text:section>
      <text:section text:style-name="Sect1" text:name="Section82">
        <text:p text:style-name="Text_20_body"><text:bookmark text:name="abc89c2a-f3c2-49a5-b5d6-439eb74bc15e"/>I've been to an event like this before, so let me see if I can think of some tips.</text:p>
        <text:p text:style-name="Text_20_body">Eu já estive em um evento como este antes, então deixe-me ver se consigo pensar em algumas dicas.</text:p>
      </text:section>
      <text:section text:style-name="Sect1" text:name="52bbc77c-97d3-4a9a-b177-7b7069409317">
        <text:p text:style-name="P43"><text:bookmark text:name="ea00d5c6-73f2-4a52-b994-67b87939e9d44"/>Jane</text:p>
      </text:section>
      <text:section text:style-name="Sect1" text:name="Section83">
        <text:p text:style-name="Text_20_body"><text:bookmark text:name="52bbc77c-97d3-4a9a-b177-7b7069409317"/>Ok, here we go! First, take the chance to talk to other people, you know? It's important to be ready to talk and to listen as well.</text:p>
        <text:p text:style-name="Text_20_body">Ok, vamos lá! Primeiro, aproveite para conversar com outras pessoas, sabe? É importante estar pronto para falar e ouvir também.</text:p>
      </text:section>
      <text:section text:style-name="Sect1" text:name="48ecb5d5-8e4a-4c47-87b9-ecdcafefdccf">
        <text:p text:style-name="P43"><text:bookmark text:name="ea00d5c6-73f2-4a52-b994-67b87939e9d45"/>Jane</text:p>
      </text:section>
      <text:section text:style-name="Sect1" text:name="Section84">
        <text:p text:style-name="Text_20_body"><text:bookmark text:name="48ecb5d5-8e4a-4c47-87b9-ecdcafefdccf"/>Enjoy the moment. And then the second tip I can give you is don't be overly critical.</text:p>
        <text:p text:style-name="Text_20_body">Aproveite o momento. E então a segunda dica que posso dar é não ser excessivamente crítico.</text:p>
      </text:section>
      <text:section text:style-name="Sect1" text:name="b08284da-2c1b-4120-9b5e-b413a0e08f96">
        <text:p text:style-name="P43"><text:bookmark text:name="ea00d5c6-73f2-4a52-b994-67b87939e9d46"/>Jane</text:p>
      </text:section>
      <text:section text:style-name="Sect1" text:name="Section85">
        <text:p text:style-name="Text_20_body"><text:bookmark text:name="b08284da-2c1b-4120-9b5e-b413a0e08f96"/>It's important to know how to listen, to understand and to respect different points of view.</text:p>
        <text:p text:style-name="Text_20_body">É importante saber ouvir, compreender e respeitar os diferentes pontos de vista.</text:p>
      </text:section>
      <text:section text:style-name="Sect1" text:name="5d3630e4-b29c-47df-81e3-ac865a707c80">
        <text:p text:style-name="P43"><text:bookmark text:name="ea00d5c6-73f2-4a52-b994-67b87939e9d47"/>Jane</text:p>
      </text:section>
      <text:section text:style-name="Sect1" text:name="Section86">
        <text:p text:style-name="Text_20_body"><text:bookmark text:name="5d3630e4-b29c-47df-81e3-ac865a707c80"/>And then third, be curious, ask questions, clear your doubts.</text:p>
        <text:p text:style-name="Text_20_body">E, em terceiro lugar, seja curioso, faça perguntas, tire suas dúvidas.</text:p>
      </text:section>
      <text:section text:style-name="Sect1" text:name="af3f9bdf-2060-49f6-8f36-957fbbdc6a73">
        <text:p text:style-name="P43"><text:bookmark text:name="ea00d5c6-73f2-4a52-b994-67b87939e9d48"/>Jane</text:p>
      </text:section>
      <text:section text:style-name="Sect1" text:name="Section87">
        <text:p text:style-name="Text_20_body"><text:bookmark text:name="af3f9bdf-2060-49f6-8f36-957fbbdc6a73"/>Take advantage of this moment and explore all the possibilities because it is a time to connect with people and their professional paths.</text:p>
        <text:p text:style-name="Text_20_body">Aproveite este momento e explore todas as possibilidades porque é um momento de se conectar com as pessoas e seus caminhos profissionais.</text:p>
      </text:section>
      <text:section text:style-name="Sect1" text:name="e95e6599-5fd4-44f3-aedb-bc5fb317ef35">
        <text:p text:style-name="P43"><text:bookmark text:name="ea00d5c6-73f2-4a52-b994-67b87939e9d49"/>Jane</text:p>
      </text:section>
      <text:section text:style-name="Sect1" text:name="Section88">
        <text:p text:style-name="Text_20_body"><text:bookmark text:name="e95e6599-5fd4-44f3-aedb-bc5fb317ef35"/>Fourth is to be genuine. Always focus your energy on yourself and don't forget to be honest about your knowledge and academic background. Well, I think, I think that's it.</text:p>
        <text:p text:style-name="Text_20_body">Quarto é: seja genuíno. Sempre concentre sua energia em si mesmo e não se esqueça de ser honesto sobre seu conhecimento e formação acadêmica. Bem, eu acho, eu acho que é isso.</text:p>
      </text:section>
      <text:section text:style-name="Sect1" text:name="ad9da505-7877-4295-80e6-23573c6cfdae">
        <text:p text:style-name="P43"><text:bookmark text:name="459c84a0-743d-4ecf-8386-b154ebc02c6114"/>Carl</text:p>
      </text:section>
      <text:section text:style-name="Sect1" text:name="Section89">
        <text:p text:style-name="Text_20_body"><text:bookmark text:name="ad9da505-7877-4295-80e6-23573c6cfdae"/>Wow! That's more than enough! Thank you, Jane. See you.</text:p>
        <text:p text:style-name="Text_20_body"><text:soft-page-break/>Uau! Isso é mais do que suficiente! Obrigado, Jane. Até mais.</text:p>
      </text:section>
      <text:section text:style-name="Sect1" text:name="812ea684-142c-4372-aa41-4d29e3d43f20">
        <text:p text:style-name="P43"><text:bookmark text:name="ea00d5c6-73f2-4a52-b994-67b87939e9d410"/>Jane</text:p>
      </text:section>
      <text:p text:style-name="Text_20_body">You're welcome, see you.</text:p>
      <text:p text:style-name="Text_20_body">De nada, até mais.</text:p>
      <text:p text:style-name="P33">Networking has given me new possibilities for professional growth and now I've decided that I will dedicate myself to everything that will help me to build and nurture professional relationships. I have learned that one interesting thing to do when you want to widen your networking list is to create a personal brand. Have you ever thought about that? If you do so, people will see you as an authority. It will be a very good idea if you build a personal website with your portfolio and testimonials.<text:line-break/><text:line-break/>I have done this and many good things started happening to me after I decided to show a little more about my work. I've also learned that following other big professionals on the social medias will help me to connect with the right people. Of course, you should follow but also interact with their content. You can also participate in online communities to meet developers globally. These platforms are important for your professional interactions. I have joined two of them recently and since then, I've had the opportunity to connect with great professionals and important companies.<text:line-break/><text:line-break/>These online communities are perfect hubs for knowledge sharing, for demonstrating your expertise and connecting with other like-minded people. Knowing about yourself and what you do every day is something that might sound obvious but not everyone is prepared to give a short and objective speech when they are asked about it in a professional environment.<text:line-break/><text:line-break/>Sometimes, if you're speaking about yourself and you hesitate too much, it may sound as if you're not sure about your position and responsibilities. Building a trustworthy image takes time and dedication, but this is what will make you stand out and be seen. So don't give upon working on your image and the impressions you're going to show. This is essential for everyone nowadays.</text:p>
      <text:p text:style-name="P33"/>
      <text:p text:style-name="P33"/>
      <text:p text:style-name="P33">The world has changed a lot. We are currently living immersed in a new and revolutionary business environment when we think mainly about the speed at which things happen and the ease of access to information. Therefore, face-to-face events and meetings are not always so necessary nowadays because of the internet. This tool came to transform the way we relate to society. Thus, the internet ends up favoring several people to connect with others, increasing networking, something essential to get a job nowadays. In addition, the internet ends up connecting people with company recruiters, which makes the hiring process much easier. Networking has become essential for a professional to develop their personal marketing and get better job opportunities. In recent years, social media allows you to connect with different people and favors the sharing of information. This digital world facilitated the exchange of ideas and approximation with individuals in your area of expertise as well and it is really important for your career. When you have different contacts in different companies, for example, it can help you to look for better opportunities and jobs. With this, you can get a larger audience at any time, gaining a lot of visibility and achieving your professional goals.</text:p>
      <text:p text:style-name="P33"/>
      <text:p text:style-name="P18"><text:soft-page-break/>M3U2</text:p>
      <text:p text:style-name="P34">Now listen to the sentences and check the translation</text:p>
      <text:section text:style-name="Sect1" text:name="c782d408-cb24-45c7-882b-78c07d76bbe7">
        <text:p text:style-name="P44"><text:bookmark text:name="ea00d5c6-73f2-4a52-b994-67b87939e9d411"/>Jane</text:p>
      </text:section>
      <text:section text:style-name="Sect1" text:name="Section90">
        <text:p text:style-name="Text_20_body"><text:bookmark text:name="c782d408-cb24-45c7-882b-78c07d76bbe7"/>Nothing new for days! Let me see if I'm lucky today.</text:p>
        <text:p text:style-name="Text_20_body">Nada de novo há dias! Deixe-me ver se estou com sorte hoje.</text:p>
      </text:section>
      <text:section text:style-name="Sect1" text:name="4c934e5f-e339-4a23-9caa-d4d6455e9e27">
        <text:p text:style-name="Standard"><text:bookmark text:name="ea00d5c6-73f2-4a52-b994-67b87939e9d412"/></text:p>
      </text:section>
      <text:section text:style-name="Sect1" text:name="Section91">
        <text:p text:style-name="Text_20_body"><text:bookmark text:name="4c934e5f-e339-4a23-9caa-d4d6455e9e27"/>Oh, a new job alert on my email. I've got to take a look at this. Let's see.</text:p>
        <text:p text:style-name="Text_20_body">Ah, um novo alerta de emprego no meu e-mail. Tenho que dar uma olhada nisso. Vamos ver.</text:p>
      </text:section>
      <text:section text:style-name="Sect1" text:name="7a2354a6-0758-4c3a-ad8f-efb1ca33810b">
        <text:p text:style-name="Standard"><text:bookmark text:name="ea00d5c6-73f2-4a52-b994-67b87939e9d413"/></text:p>
      </text:section>
      <text:section text:style-name="Sect1" text:name="Section92">
        <text:p text:style-name="Text_20_body"><text:bookmark text:name="7a2354a6-0758-4c3a-ad8f-efb1ca33810b"/>Supervisor Technical Support – Telecommute Job Category: Technology</text:p>
        <text:p text:style-name="Text_20_body">Supervisor de Suporte Técnico - Telecommute Categoria de trabalho: Tecnologia</text:p>
      </text:section>
      <text:section text:style-name="Sect1" text:name="2f08744d-fe46-49bd-bea2-c45d07b94e77">
        <text:p text:style-name="Standard"><text:bookmark text:name="ea00d5c6-73f2-4a52-b994-67b87939e9d414"/></text:p>
      </text:section>
      <text:section text:style-name="Sect1" text:name="Section93">
        <text:p text:style-name="Text_20_body"><text:bookmark text:name="2f08744d-fe46-49bd-bea2-c45d07b94e77"/>Primary Location: Fremont, CA (Remote considered)</text:p>
        <text:p text:style-name="Text_20_body">Local principal: Fremont, CA (remoto considerado)</text:p>
      </text:section>
      <text:section text:style-name="Sect1" text:name="a116b7f9-2617-4252-8b1c-18b40bc35fc0">
        <text:p text:style-name="Standard"><text:bookmark text:name="ea00d5c6-73f2-4a52-b994-67b87939e9d415"/></text:p>
      </text:section>
      <text:section text:style-name="Sect1" text:name="Section94">
        <text:p text:style-name="Text_20_body"><text:bookmark text:name="a116b7f9-2617-4252-8b1c-18b40bc35fc0"/>Required Qualifications: A degree in information systems, computing studies, IT or any other related fields or related experience</text:p>
        <text:p text:style-name="Text_20_body">Qualificações requeridas: Um diploma em sistemas de informação, estudos de computação, TI ou quaisquer outros campos relacionados ou experiência relacionada</text:p>
      </text:section>
      <text:section text:style-name="Sect1" text:name="7ee1ca48-9c00-4e87-b1ba-65be2feecd8b">
        <text:p text:style-name="Standard"><text:bookmark text:name="ea00d5c6-73f2-4a52-b994-67b87939e9d416"/></text:p>
      </text:section>
      <text:section text:style-name="Sect1" text:name="Section95">
        <text:p text:style-name="Text_20_body"><text:bookmark text:name="7ee1ca48-9c00-4e87-b1ba-65be2feecd8b"/>5+ years of SQL Experience, 5+ years knowledge of one of programming such as .NET, HTML and one scripting languages like JavaScript, Node JS</text:p>
        <text:p text:style-name="Text_20_body">5+ anos de experiência em SQL 5+ (anos) Conhecimento de programação como .NET, HTML e linguagens de script como JavaScript, Node JS</text:p>
      </text:section>
      <text:section text:style-name="Sect1" text:name="b6360b8d-9f8e-447f-a801-ccc77b3cf3aa">
        <text:p text:style-name="Standard"><text:bookmark text:name="ea00d5c6-73f2-4a52-b994-67b87939e9d417"/></text:p>
      </text:section>
      <text:section text:style-name="Sect1" text:name="Section96">
        <text:p text:style-name="Text_20_body"><text:bookmark text:name="b6360b8d-9f8e-447f-a801-ccc77b3cf3aa"/>Preferred Qualifications Interpersonal skills</text:p>
        <text:p text:style-name="Text_20_body">Qualificações preferenciais Habilidades interpessoais</text:p>
      </text:section>
      <text:section text:style-name="Sect1" text:name="d767cd3b-c543-4bd5-81ba-37b66decbdc2">
        <text:p text:style-name="Standard"><text:bookmark text:name="ea00d5c6-73f2-4a52-b994-67b87939e9d418"/></text:p>
      </text:section>
      <text:section text:style-name="Sect1" text:name="Section97">
        <text:p text:style-name="Text_20_body"><text:bookmark text:name="d767cd3b-c543-4bd5-81ba-37b66decbdc2"/>Previous experience as an application support analyst or a similar role is an advantage.</text:p>
        <text:p text:style-name="Text_20_body">Experiência anterior como analista de suporte a aplicativos ou função semelhante é uma vantagem.</text:p>
      </text:section>
      <text:section text:style-name="Sect1" text:name="4fc0b135-9216-4934-8fb7-3333163e5fa9">
        <text:p text:style-name="Standard"><text:bookmark text:name="ea00d5c6-73f2-4a52-b994-67b87939e9d419"/></text:p>
      </text:section>
      <text:section text:style-name="Sect1" text:name="Section98">
        <text:p text:style-name="Text_20_body"><text:bookmark text:name="4fc0b135-9216-4934-8fb7-3333163e5fa9"/>Job Level: Manager. Schedule: Full-time</text:p>
        <text:p text:style-name="Text_20_body">Nível do cargo: Gerente Horário: Integral</text:p>
      </text:section>
      <text:section text:style-name="Sect1" text:name="3714a182-fca3-46bb-8ca3-4765478e062d">
        <text:p text:style-name="Standard"><text:bookmark text:name="ea00d5c6-73f2-4a52-b994-67b87939e9d420"/></text:p>
      </text:section>
      <text:section text:style-name="Sect1" text:name="Section99">
        <text:p text:style-name="Text_20_body"><text:bookmark text:name="3714a182-fca3-46bb-8ca3-4765478e062d"/>Yep, I think maybe this is something that is going to fit me perfectly. That's it. I am going to apply for it.</text:p>
        <text:p text:style-name="Text_20_body">Sim, acho que talvez isso seja algo que vai se encaixar perfeitamente para mim. É isso. Vou candidatar-me.</text:p>
      </text:section>
      <text:section text:style-name="Sect1" text:name="1efd36d2-9c80-4a07-8432-ec7aa1c0b1df">
        <text:p text:style-name="Standard"><text:bookmark text:name="ea00d5c6-73f2-4a52-b994-67b87939e9d421"/><text:soft-page-break/></text:p>
      </text:section>
      <text:section text:style-name="Sect1" text:name="Section100">
        <text:p text:style-name="Text_20_body"><text:bookmark text:name="1efd36d2-9c80-4a07-8432-ec7aa1c0b1df"/>OK. Done! Just want to make sure the recruiter sees my application, so I'm going to send a private message introducing myself and showing my interest on the position.</text:p>
        <text:p text:style-name="Text_20_body">OK. Feito! Vamos apenas garantir que o recrutador veja minha inscrição, então vou enviar uma mensagem privada me apresentando e mostrando meu interesse na posição.</text:p>
      </text:section>
      <text:section text:style-name="Sect1" text:name="012c36fa-3635-4f8e-bf42-9421e9e094c8">
        <text:p text:style-name="Standard"><text:bookmark text:name="ea00d5c6-73f2-4a52-b994-67b87939e9d422"/></text:p>
      </text:section>
      <text:section text:style-name="Sect1" text:name="Section101">
        <text:p text:style-name="Text_20_body"><text:bookmark text:name="012c36fa-3635-4f8e-bf42-9421e9e094c8"/>There is nothing wrong in showing that you're interested, really, I guess.</text:p>
        <text:p text:style-name="Text_20_body">Não há nada de errado em mostrar que você está interessado, realmente, eu acho.</text:p>
      </text:section>
      <text:section text:style-name="Sect1" text:name="bcc9f7bf-db28-499e-a8b4-1153572162d2">
        <text:p text:style-name="Standard"><text:bookmark text:name="ea00d5c6-73f2-4a52-b994-67b87939e9d423"/></text:p>
      </text:section>
      <text:section text:style-name="Sect1" text:name="Section102">
        <text:p text:style-name="Text_20_body"><text:bookmark text:name="bcc9f7bf-db28-499e-a8b4-1153572162d2"/>Hi, Mrs Smith, My name is Jane Maher.</text:p>
        <text:p text:style-name="Text_20_body">Olá, Sra Smith, Meu nome é Jane Maher.</text:p>
      </text:section>
      <text:section text:style-name="Sect1" text:name="7b5e371b-a87b-4621-a1a8-6e669ede403b">
        <text:p text:style-name="Standard"><text:bookmark text:name="ea00d5c6-73f2-4a52-b994-67b87939e9d424"/></text:p>
      </text:section>
      <text:section text:style-name="Sect1" text:name="Section103">
        <text:p text:style-name="Text_20_body"><text:bookmark text:name="7b5e371b-a87b-4621-a1a8-6e669ede403b"/>I have just applied for the position advertised on the company's website and I would like to introduce myself.</text:p>
        <text:p text:style-name="Text_20_body">Acabei de me candidatar para a vaga anunciada no site da empresa e gostaria de me apresentar.</text:p>
      </text:section>
      <text:section text:style-name="Sect1" text:name="5db5710f-11ff-47df-b1a5-8c5b730cf57e">
        <text:p text:style-name="Standard"><text:bookmark text:name="ea00d5c6-73f2-4a52-b994-67b87939e9d425"/></text:p>
      </text:section>
      <text:section text:style-name="Sect1" text:name="Section104">
        <text:p text:style-name="Text_20_body"><text:bookmark text:name="5db5710f-11ff-47df-b1a5-8c5b730cf57e"/>I'm currently employed but also doing a bit of research on Technical Support roles to see whether I'd be a good fit.</text:p>
        <text:p text:style-name="Text_20_body">Atualmente estou empregada mas também estou pesquisando um pouco sobre as funções de suporte técnico para ver se seria uma boa opção.</text:p>
      </text:section>
      <text:section text:style-name="Sect1" text:name="6d16229b-8f99-429c-ba37-feedbe0d7330">
        <text:p text:style-name="Standard"><text:bookmark text:name="ea00d5c6-73f2-4a52-b994-67b87939e9d426"/></text:p>
      </text:section>
      <text:section text:style-name="Sect1" text:name="Section105">
        <text:p text:style-name="Text_20_body"><text:bookmark text:name="6d16229b-8f99-429c-ba37-feedbe0d7330"/>Would you happen to know anyone on the team that I could have a casual talk with to better understand the position?</text:p>
        <text:p text:style-name="Text_20_body">Por acaso você conhece alguém da equipe com quem eu poderia ter uma conversa casual para entender melhor a posição?</text:p>
      </text:section>
      <text:section text:style-name="Sect1" text:name="fd6af614-4fb8-4efb-9acd-ac1902ff712e">
        <text:p text:style-name="Standard"><text:bookmark text:name="ea00d5c6-73f2-4a52-b994-67b87939e9d427"/></text:p>
      </text:section>
      <text:section text:style-name="Sect1" text:name="Section106">
        <text:p text:style-name="Text_20_body"><text:bookmark text:name="fd6af614-4fb8-4efb-9acd-ac1902ff712e"/>I would love to know more about the day-to-day and team culture of the company.</text:p>
        <text:p text:style-name="Text_20_body">Eu adoraria saber mais sobre o dia-a-dia e a cultura da equipe da empresa.</text:p>
      </text:section>
      <text:section text:style-name="Sect1" text:name="99a8b510-ef19-4840-807b-d422a6629653">
        <text:p text:style-name="Standard"><text:bookmark text:name="ea00d5c6-73f2-4a52-b994-67b87939e9d428"/></text:p>
      </text:section>
      <text:p text:style-name="Text_20_body">Thank you. Sincerely, Jane Maher.</text:p>
      <text:p text:style-name="Text_20_body">Obrigada Sinceramente, Jane Maher.</text:p>
      <text:p text:style-name="P34">If you've ever searched for job openings on websites, you've probably seen terms like junior and senior. But what is the difference between these positions in a company? That's what we'll see now. One of the main differences is how long the person has been in the job market and the degree of experience. When the employee has been in a company for a long time, they are supposed to go up in level because they know most of the processes with excellence. Another difference that we can highlight is the degree of knowledge and educational background of the employee.<text:line-break/><text:line-break/>The more relevant their educational background is, the higher salaries and positions they can achieve. The knowledge related to speaking a second or third language also makes difference to an <text:soft-page-break/>employee's promotion. Today, with the globalization of the job market, especially when we talk about technology, it's important to be a multilingual citizen. We cannot forget to talk about the degree of responsibility that each position has.<text:line-break/><text:line-break/>The complexity of the tasks and the level of responsibility are important aspects as well. Inside a company, it's really common to find three different job levels: one that performs simpler tasks because the employee has just entered the job market and is learning about its area of expertise; another level that performs more technical tasks because of their experience in the company and knowledge acquired and finally, a function that has much more responsibility, managing projects and processes and having greater autonomy in the decisions.</text:p>
      <text:p text:style-name="P34">When you are applying for a job, it is essential to do your best to stand out among the other candidates. And to start attracting recruiters' attention, it is necessary to impress from the first contact, which would be when you send a resume or when filling out a form. Therefore, it is necessary to prepare it properly, creating a model that, in addition to having clear information, is also complete and goes straight to the point. That's why, when preparing your CV or an application, it's always good to have your documents in your hand so you don't forget any details. After that, focus on describing your academic background and work experience and don't forget to include certificates and interpersonal skills. You can also focus on answering the requests of the position in a way that the needs of the job are covered on your resume.</text:p>
      <text:p text:style-name="P19">M3U3</text:p>
      <text:p text:style-name="P30">Now listen to the sentences and check the translation</text:p>
      <text:section text:style-name="Sect1" text:name="4c99a607-f893-4f66-9aab-ff065b98c482">
        <text:p text:style-name="P45"><text:bookmark text:name="459c84a0-743d-4ecf-8386-b154ebc02c6115"/>Carl</text:p>
      </text:section>
      <text:section text:style-name="Sect1" text:name="Section107">
        <text:p text:style-name="Text_20_body"><text:bookmark text:name="4c99a607-f893-4f66-9aab-ff065b98c482"/>Hey guys, welcome back to my YouTube channel. How are you today? Let's learn how to write a cover letter, which is a really important strategy that you must learn to find a great position.</text:p>
        <text:p text:style-name="Text_20_body">Olá pessoal, sejam bem vindos de volta ao meu canal no YouTube. Como vocês estão hoje? Vamos aprender a escrever uma carta de apresentação, que é uma estratégia muito importante que você deve aprender para encontrar uma ótima posição.</text:p>
      </text:section>
      <text:section text:style-name="Sect1" text:name="1f9e1595-0a3e-465c-98dd-36c860aaf7bf">
        <text:p text:style-name="Standard"><text:bookmark text:name="459c84a0-743d-4ecf-8386-b154ebc02c6116"/></text:p>
      </text:section>
      <text:section text:style-name="Sect1" text:name="Section108">
        <text:p text:style-name="Text_20_body"><text:bookmark text:name="1f9e1595-0a3e-465c-98dd-36c860aaf7bf"/>But do you know what a cover letter is?</text:p>
        <text:p text:style-name="Text_20_body">Mas você sabe o que é uma carta de apresentação?</text:p>
      </text:section>
      <text:section text:style-name="Sect1" text:name="bb1d97c6-8ebe-4c3e-8e47-6a22f5d9afdb">
        <text:p text:style-name="Standard"><text:bookmark text:name="459c84a0-743d-4ecf-8386-b154ebc02c6117"/></text:p>
      </text:section>
      <text:section text:style-name="Sect1" text:name="Section109">
        <text:p text:style-name="Text_20_body"><text:bookmark text:name="bb1d97c6-8ebe-4c3e-8e47-6a22f5d9afdb"/>A cover letter is a written document sent with a job application describing the personal aims and the job skills of the person that is applying.</text:p>
        <text:p text:style-name="Text_20_body">Uma carta de apresentação é um documento escrito enviado com um pedido de emprego que descreve os objetivos pessoais e as habilidades profissionais da pessoa que está se candidatando.</text:p>
      </text:section>
      <text:section text:style-name="Sect1" text:name="dc0c3abc-fda0-48e1-b250-d3b0d989678e">
        <text:p text:style-name="Standard"><text:bookmark text:name="459c84a0-743d-4ecf-8386-b154ebc02c6118"/></text:p>
      </text:section>
      <text:section text:style-name="Sect1" text:name="Section110">
        <text:p text:style-name="Text_20_body"><text:bookmark text:name="dc0c3abc-fda0-48e1-b250-d3b0d989678e"/>Let's check out the structure that you will need to follow:</text:p>
        <text:p text:style-name="Text_20_body">Vamos conferir a estrutura que você precisará seguir:</text:p>
      </text:section>
      <text:section text:style-name="Sect1" text:name="e825afa3-cf4c-4128-8bbe-2f823cd2b549">
        <text:p text:style-name="Standard"><text:bookmark text:name="459c84a0-743d-4ecf-8386-b154ebc02c6119"/></text:p>
      </text:section>
      <text:section text:style-name="Sect1" text:name="Section111">
        <text:p text:style-name="Text_20_body"><text:bookmark text:name="e825afa3-cf4c-4128-8bbe-2f823cd2b549"/>The first step is to insert your contact details, for example: your name, job position, email address, phone number, location and professional social medias.</text:p>
        <text:p text:style-name="Text_20_body"><text:soft-page-break/>O primeiro passo é inserir seus dados de contato, por exemplo: seu nome, cargo, endereço de e-mail, telefone, localização e redes sociais profissionais.</text:p>
      </text:section>
      <text:section text:style-name="Sect1" text:name="bab58ebb-ce82-4b4f-b948-3f3b16197519">
        <text:p text:style-name="Standard"><text:bookmark text:name="459c84a0-743d-4ecf-8386-b154ebc02c6120"/></text:p>
      </text:section>
      <text:section text:style-name="Sect1" text:name="Section112">
        <text:p text:style-name="Text_20_body"><text:bookmark text:name="bab58ebb-ce82-4b4f-b948-3f3b16197519"/>Then, following information: is the name of the manager, the job position, location, email address and date.</text:p>
        <text:p text:style-name="Text_20_body">Depois, as informações seguintes: o nome do gerente, o cargo, localização, endereço de e-mail e data.</text:p>
      </text:section>
      <text:section text:style-name="Sect1" text:name="4133c847-9b57-42a1-8e2d-3145622970ef">
        <text:p text:style-name="Standard"><text:bookmark text:name="459c84a0-743d-4ecf-8386-b154ebc02c6121"/></text:p>
      </text:section>
      <text:section text:style-name="Sect1" text:name="Section113">
        <text:p text:style-name="Text_20_body"><text:bookmark text:name="4133c847-9b57-42a1-8e2d-3145622970ef"/>Start the message with a greeting to the hiring manager.</text:p>
        <text:p text:style-name="Text_20_body">Comece a mensagem com uma saudação ao gerente de contratação.</text:p>
      </text:section>
      <text:section text:style-name="Sect1" text:name="136ab36c-2c1c-4abe-92af-0ef50cb884bd">
        <text:p text:style-name="Standard"><text:bookmark text:name="459c84a0-743d-4ecf-8386-b154ebc02c6122"/></text:p>
      </text:section>
      <text:section text:style-name="Sect1" text:name="Section114">
        <text:p text:style-name="Text_20_body"><text:bookmark text:name="136ab36c-2c1c-4abe-92af-0ef50cb884bd"/>Then in your opening paragraph you should grab the recruiter's attention by making it personal and suitable for the job you're applying for.</text:p>
        <text:p text:style-name="Text_20_body">Então, no seu parágrafo de abertura: você deve chamar a atenção do recrutador, tornando-se pessoal e adequado para o trabalho para o qual está se candidatando.</text:p>
      </text:section>
      <text:section text:style-name="Sect1" text:name="7ff69b70-84ad-4008-b6fd-d35d6ec2a250">
        <text:p text:style-name="Standard"><text:bookmark text:name="459c84a0-743d-4ecf-8386-b154ebc02c6123"/></text:p>
      </text:section>
      <text:section text:style-name="Sect1" text:name="Section115">
        <text:p text:style-name="Text_20_body"><text:bookmark text:name="7ff69b70-84ad-4008-b6fd-d35d6ec2a250"/>Then in the body of the letter: make it clear why you're a good match for the job opening and the company's values and culture.</text:p>
        <text:p text:style-name="Text_20_body">Em seguida, no corpo do texto: deixe claro por que você é uma boa opção para a vaga e os valores e a cultura da empresa.</text:p>
      </text:section>
      <text:section text:style-name="Sect1" text:name="0d1d315b-3e37-46c4-bed1-f4cd76f44259">
        <text:p text:style-name="Standard"><text:bookmark text:name="459c84a0-743d-4ecf-8386-b154ebc02c6124"/></text:p>
      </text:section>
      <text:section text:style-name="Sect1" text:name="Section116">
        <text:p text:style-name="Text_20_body"><text:bookmark text:name="0d1d315b-3e37-46c4-bed1-f4cd76f44259"/>Give reasons you are perfect for the company and the company is perfect for you.</text:p>
        <text:p text:style-name="Text_20_body">Dê razões do porquê você é perfeito para a empresa e a empresa é perfeita para você.</text:p>
      </text:section>
      <text:section text:style-name="Sect1" text:name="b8a45d58-4348-402e-aba0-da10ba8ac622">
        <text:p text:style-name="Standard"><text:bookmark text:name="459c84a0-743d-4ecf-8386-b154ebc02c6125"/></text:p>
      </text:section>
      <text:section text:style-name="Sect1" text:name="Section117">
        <text:p text:style-name="Text_20_body"><text:bookmark text:name="b8a45d58-4348-402e-aba0-da10ba8ac622"/>Build a closing paragraph with a strong and compeling message to the reader and use a right formal closing.</text:p>
        <text:p text:style-name="Text_20_body">Construa um parágrafo de fechamento com uma mensagem forte e atraente para o leitor e use um fechamento formal correto.</text:p>
      </text:section>
      <text:section text:style-name="Sect1" text:name="4c1d1c30-5800-48ec-aa4e-3daf6e1d547e">
        <text:p text:style-name="Standard"><text:bookmark text:name="459c84a0-743d-4ecf-8386-b154ebc02c6126"/></text:p>
      </text:section>
      <text:p text:style-name="Text_20_body">Now it's your turn! Let's try to produce your own cover letter! Bye, guys.</text:p>
      <text:p text:style-name="Text_20_body">Agora é sua vez! Vamos tentar produzir sua própria carta de apresentação! Tchau, pessoal.</text:p>
      <text:p text:style-name="P30">Getting a job with better salary and more flexible hours can be just a letter away from you. Wouldn't it be a good idea if you had more time and more money to enjoy life? If you want to grow professionally, increase stability and spend more time with your family, it's worth looking for a better job, right? And a cover letter during this process will help you stand out and be noticed more easily. Knowing how to prepare a cover letter can be what will ensure that you are called for an interview and finally find a new and better position in the job market. Once you understand what a cover letter is, it is worth knowing that it is used as an extra selection mechanism.<text:line-break/><text:line-break/>By sending it along with your resume, you will be able to present yourself in a personalized way to <text:soft-page-break/>the company and make your profile considered. In addition, it is a method used to avoid mass submission of resumes without evaluating job-specific questions. But how should I write a cover letter? What are the basic steps? Before introducing yourself, start with the date, which must be written in full. Then include your contact details, recipient and address — without any abbreviations. The greeting can be personal if you know who your recruiter is. Use “Dear Mr, Dear Mrs or Dear Ms" followed by the last name, for example: "Dear Mr Curry", "Dear Mrs Curry" and "Dear Ms Curry". Then, say which position you want to apply for and express your interest. In the body of the letter, briefly point out your academic background. Discuss your strengths and how you are a good fit for the company.<text:line-break/><text:line-break/>The intention is not to pass on the resume, but to explain why you are the best option for the job opening. Indicate that you are ready to get the job done and to give your best. Try to keep the contact simple but effective. After presenting the reasons, make sure to request the opportunity to have your resume evaluated by them. Make yourself available to meet the recruiter and discuss the job opportunity. To finish your cover letter, end it with a formal and professional closing, like 'Sincerely,' 'Best regards' or 'Thank you for your consideration'. Don't forget to end it with your name to complete the element and give a good impression.</text:p>
      <text:p text:style-name="P29">Nowadays, the <text:span text:style-name="T17">recruitment and selection</text:span> processes are very competitive. In this professional scenario, small details make all the difference to stand out among other candidates. One of these details is the <text:span text:style-name="T17">cover letter</text:span>, which along with the CV presents the candidate and his/her characteristics. This document is a strategy to cause a <text:span text:style-name="T17">good impression</text:span> on the recruiter, so you need to be as succinct as possible in the construction and always try to highlight your greatest personal and <text:span text:style-name="T17">professional qualities</text:span>, your academic background and <text:span text:style-name="T17">personal information</text:span>. And It is always necessary to remember that the cover letter is not a summary of the CV, but an opportunity for the candidate to present himself/herself better and speak directly about his/her intentions and <text:span text:style-name="T17">expectatins</text:span> in relation to the position he/she is applying for.</text:p>
      <text:p text:style-name="P29"/>
      <text:p text:style-name="P16">M3U4</text:p>
      <text:p text:style-name="P31"/>
      <text:p text:style-name="P32">Now listen to the sentences and check the translation</text:p>
      <text:section text:style-name="Sect1" text:name="30b9f8b5-6973-454a-89f1-47bf07d8f9eb">
        <text:p text:style-name="P46"><text:bookmark text:name="ea00d5c6-73f2-4a52-b994-67b87939e9d429"/>Jane</text:p>
      </text:section>
      <text:section text:style-name="Sect1" text:name="Section118">
        <text:p text:style-name="Text_20_body"><text:bookmark text:name="30b9f8b5-6973-454a-89f1-47bf07d8f9eb"/>Let me check my mail box...</text:p>
        <text:p text:style-name="Text_20_body">Deixe-me verificar minha caixa de email...</text:p>
      </text:section>
      <text:section text:style-name="Sect1" text:name="e01beb29-1c86-4e8a-b09c-7813a0b4bcb6">
        <text:p text:style-name="Standard"><text:bookmark text:name="ea00d5c6-73f2-4a52-b994-67b87939e9d430"/></text:p>
      </text:section>
      <text:section text:style-name="Sect1" text:name="Section119">
        <text:p text:style-name="Text_20_body"><text:bookmark text:name="e01beb29-1c86-4e8a-b09c-7813a0b4bcb6"/>Wow! I got reply from my job inteview last week.</text:p>
        <text:p text:style-name="Text_20_body">Uau! Recebi a resposta da entrevista de emprego na semana passada.</text:p>
      </text:section>
      <text:section text:style-name="Sect1" text:name="f47a131d-7445-48a7-a8c6-5d4d0b043dea">
        <text:p text:style-name="Standard"><text:bookmark text:name="ea00d5c6-73f2-4a52-b994-67b87939e9d431"/></text:p>
      </text:section>
      <text:section text:style-name="Sect1" text:name="Section120">
        <text:p text:style-name="Text_20_body"><text:bookmark text:name="f47a131d-7445-48a7-a8c6-5d4d0b043dea"/>How nice! I was so anxious. So now I'm going to read the e-mail carefully and answer it right now.</text:p>
        <text:p text:style-name="Text_20_body">Que legal, eu estava tão ansiosa. Então agora vou ler o e-mail com atenção e respondê-lo agora mesmo.</text:p>
      </text:section>
      <text:section text:style-name="Sect1" text:name="0ab2b63e-9b61-45f1-9d3b-bcab828b373f">
        <text:p text:style-name="Standard"><text:bookmark text:name="ea00d5c6-73f2-4a52-b994-67b87939e9d432"/></text:p>
      </text:section>
      <text:section text:style-name="Sect1" text:name="Section121">
        <text:p text:style-name="Text_20_body"><text:bookmark text:name="0ab2b63e-9b61-45f1-9d3b-bcab828b373f"/>But how can I answer it properly?</text:p>
        <text:p text:style-name="Text_20_body">Mas como posso responder adequadamente?</text:p>
      </text:section>
      <text:section text:style-name="Sect1" text:name="9c0083d4-57e9-4282-88b6-e106c9d8d080">
        <text:p text:style-name="Standard"><text:bookmark text:name="ea00d5c6-73f2-4a52-b994-67b87939e9d433"/><text:soft-page-break/></text:p>
      </text:section>
      <text:section text:style-name="Sect1" text:name="Section122">
        <text:p text:style-name="Text_20_body"><text:bookmark text:name="9c0083d4-57e9-4282-88b6-e106c9d8d080"/>I'll check some examples, but I'm going to need to negotiate my salary and the days that I'm going to work remotely. Okay, let's see.</text:p>
        <text:p text:style-name="Text_20_body">Vou conferir alguns exemplos, mas preciso negociar meu salário e os dias que irei trabalhar remotamente. Ok, vamos ver.</text:p>
      </text:section>
      <text:section text:style-name="Sect1" text:name="a1198cbb-3045-4d8a-b6a4-e47dcbd0e60b">
        <text:p text:style-name="Standard"><text:bookmark text:name="ea00d5c6-73f2-4a52-b994-67b87939e9d434"/></text:p>
      </text:section>
      <text:section text:style-name="Sect1" text:name="Section123">
        <text:p text:style-name="Text_20_body"><text:bookmark text:name="a1198cbb-3045-4d8a-b6a4-e47dcbd0e60b"/>I must remember that the job acceptance e-mail needs to:</text:p>
        <text:p text:style-name="Text_20_body">Devo lembrar que o e-mail de aceitação de oferta de trabalho precisa:</text:p>
      </text:section>
      <text:section text:style-name="Sect1" text:name="161777fe-03a7-447a-b95b-18a811192827">
        <text:p text:style-name="Standard"><text:bookmark text:name="ea00d5c6-73f2-4a52-b994-67b87939e9d435"/></text:p>
      </text:section>
      <text:section text:style-name="Sect1" text:name="Section124">
        <text:p text:style-name="Text_20_body"><text:bookmark text:name="161777fe-03a7-447a-b95b-18a811192827"/>Make the acceptance clear, use words that make it evident, for example: "I am pleased to accept your offer".</text:p>
        <text:p text:style-name="Text_20_body">Deixar a aceitação clara, usar palavras para torná-la evidente, por exemplo: "Tenho o prazer de aceitar sua oferta".</text:p>
      </text:section>
      <text:section text:style-name="Sect1" text:name="6a0e398e-7cfe-4d73-9dc2-405b932e99f9">
        <text:p text:style-name="Standard"><text:bookmark text:name="ea00d5c6-73f2-4a52-b994-67b87939e9d436"/></text:p>
      </text:section>
      <text:section text:style-name="Sect1" text:name="Section125">
        <text:p text:style-name="Text_20_body"><text:bookmark text:name="6a0e398e-7cfe-4d73-9dc2-405b932e99f9"/>Repeat the position title and relevant terms, always expressing your thanks,</text:p>
        <text:p text:style-name="Text_20_body">Repetir o título do cargo e os termos relevantes, sempre agradecendo,</text:p>
      </text:section>
      <text:section text:style-name="Sect1" text:name="2e972aa2-677d-4a8a-80c3-6683f77e05e5">
        <text:p text:style-name="Standard"><text:bookmark text:name="ea00d5c6-73f2-4a52-b994-67b87939e9d437"/></text:p>
      </text:section>
      <text:section text:style-name="Sect1" text:name="Section126">
        <text:p text:style-name="Text_20_body"><text:bookmark text:name="2e972aa2-677d-4a8a-80c3-6683f77e05e5"/>give an expected start date and clarify any doubts,</text:p>
        <text:p text:style-name="Text_20_body">dar uma data prevista de início e esclarecer quaisquer dúvidas,</text:p>
      </text:section>
      <text:section text:style-name="Sect1" text:name="81e1860e-8f3d-4d43-87bf-7908666105a6">
        <text:p text:style-name="Standard"><text:bookmark text:name="ea00d5c6-73f2-4a52-b994-67b87939e9d438"/></text:p>
      </text:section>
      <text:section text:style-name="Sect1" text:name="Section127">
        <text:p text:style-name="Text_20_body"><text:bookmark text:name="81e1860e-8f3d-4d43-87bf-7908666105a6"/>ask about additional paperwork or information that I might need to provide. Okay, so let me try.</text:p>
        <text:p text:style-name="Text_20_body">perguntar sobre documentos ou informações adicionais que eu possa precisar fornecer Ok, então deixe-me tentar.</text:p>
      </text:section>
      <text:section text:style-name="Sect1" text:name="abd0c2e6-a692-43b8-ab0b-3a5a4f85d39b">
        <text:p text:style-name="Standard"><text:bookmark text:name="ea00d5c6-73f2-4a52-b994-67b87939e9d439"/></text:p>
      </text:section>
      <text:section text:style-name="Sect1" text:name="Section128">
        <text:p text:style-name="Text_20_body"><text:bookmark text:name="abd0c2e6-a692-43b8-ab0b-3a5a4f85d39b"/>Hello, Mr. Davis. Thank you for offering me the position of research analyst in your company.</text:p>
        <text:p text:style-name="Text_20_body">Olá, Sr. Davis. Obrigada por me oferecer o cargo de analista de pesquisa em sua empresa.</text:p>
      </text:section>
      <text:section text:style-name="Sect1" text:name="a35f735b-0110-47cd-8892-2b5ab8b7a7f4">
        <text:p text:style-name="Standard"><text:bookmark text:name="ea00d5c6-73f2-4a52-b994-67b87939e9d440"/></text:p>
      </text:section>
      <text:section text:style-name="Sect1" text:name="Section129">
        <text:p text:style-name="Text_20_body"><text:bookmark text:name="a35f735b-0110-47cd-8892-2b5ab8b7a7f4"/>I am so excited about the possibility of working with your team.</text:p>
        <text:p text:style-name="Text_20_body">Estou muito animada com a possibilidade de trabalhar com sua equipe.</text:p>
      </text:section>
      <text:section text:style-name="Sect1" text:name="fd88b784-c615-4435-9dc9-f13b86f1eeca">
        <text:p text:style-name="Standard"><text:bookmark text:name="ea00d5c6-73f2-4a52-b994-67b87939e9d441"/></text:p>
      </text:section>
      <text:section text:style-name="Sect1" text:name="Section130">
        <text:p text:style-name="Text_20_body"><text:bookmark text:name="fd88b784-c615-4435-9dc9-f13b86f1eeca"/>After reviewing the offer, I have a few questions I wanted to run by you—particularly about the bonus and the schedule.</text:p>
        <text:p text:style-name="Text_20_body">Depois de analisar a oferta, tenho algumas perguntas que gostaria de fazer, principalmente sobre o bônus e o horário.</text:p>
      </text:section>
      <text:section text:style-name="Sect1" text:name="11e41db2-6d99-424d-86e8-681a4d6cb27a">
        <text:p text:style-name="Standard"><text:bookmark text:name="ea00d5c6-73f2-4a52-b994-67b87939e9d442"/></text:p>
      </text:section>
      <text:section text:style-name="Sect1" text:name="Section131">
        <text:p text:style-name="Text_20_body"><text:bookmark text:name="11e41db2-6d99-424d-86e8-681a4d6cb27a"/>How much was the bonus we previously discussed?</text:p>
        <text:p text:style-name="Text_20_body">De quanto foi o bônus que discutimos anteriormente?</text:p>
      </text:section>
      <text:section text:style-name="Sect1" text:name="01905f69-9a9e-489a-97e0-3e6553c77fe0">
        <text:p text:style-name="Standard"><text:bookmark text:name="ea00d5c6-73f2-4a52-b994-67b87939e9d443"/></text:p>
      </text:section>
      <text:section text:style-name="Sect1" text:name="Section132">
        <text:p text:style-name="Text_20_body"><text:bookmark text:name="01905f69-9a9e-489a-97e0-3e6553c77fe0"/><text:soft-page-break/>I checked it out on the e-mail that you sent me, but the information didn't match, so I prefer to ask you again.</text:p>
        <text:p text:style-name="Text_20_body">Verifiquei no e-mail que você me enviou, mas as informações não conferem, então prefiro perguntar novamente.</text:p>
      </text:section>
      <text:section text:style-name="Sect1" text:name="5acdf00e-fd10-415e-8a57-30fcfd5ca527">
        <text:p text:style-name="Standard"><text:bookmark text:name="ea00d5c6-73f2-4a52-b994-67b87939e9d444"/></text:p>
      </text:section>
      <text:section text:style-name="Sect1" text:name="Section133">
        <text:p text:style-name="Text_20_body"><text:bookmark text:name="5acdf00e-fd10-415e-8a57-30fcfd5ca527"/>By the way, I have another question: How many days can I work from home?</text:p>
        <text:p text:style-name="Text_20_body">A propósito, tenho outra pergunta: quantos dias posso trabalhar remotamente?</text:p>
      </text:section>
      <text:section text:style-name="Sect1" text:name="d3e92df0-dde8-4f38-b7bd-5bc2c85f1ad1">
        <text:p text:style-name="Standard"><text:bookmark text:name="ea00d5c6-73f2-4a52-b994-67b87939e9d445"/></text:p>
      </text:section>
      <text:p text:style-name="Text_20_body">If you prefer, we can talk to each other in an online call to discuss these topics. When are you available? Sincerely, Jane Maher</text:p>
      <text:p text:style-name="Text_20_body">Se preferir, podemos conversar em uma chamada online para discutir esses temas. Quando você está disponível? Sinceramente, Jane Maher.</text:p>
      <text:p text:style-name="P31"/>
      <text:p text:style-name="P30">The email is a powerful form of communication especially in the commercial and corporate environment. That's why you need to give a lot of attention when writing or answering it to a client or a co-worker. Therefore, there are some important points that we should pay attention to during the production of this document. Let's see some of them:<text:line-break/><text:line-break/>1- Email address The first step is to check the email address by which you will write or reply to your client or co-worker. The message should be sent from a corporate email address, bearing your name and also the name of the company you work for.<text:line-break/><text:line-break/>2- Greeting/Identification It is important to always start the email with a greeting and then immediately identify yourself with your name and position, for example. It is always necessary to remember that, as it is an e-mail with corporate topics, it needs to have a more formal character.<text:line-break/><text:line-break/>3. Content - The content of the email must be clear and objective, always covering the main topics to be discussed. However, avoid being too succinct. Try to engage the reader and make him/her understand the information the best way possible. And don't forget to pay attention to grammar and spelling. This makes all the difference in understanding the message.<text:line-break/><text:line-break/>4. Closing - When writing a closing message at the end of the e-mail, you should make yourself available to the reader for questions or clarifications, and don't forget to thank them for their attention while reading your message. After you finish reading the email, you can review the content and see if you have made any mistakes.</text:p>
      <text:p text:style-name="P30">Corporate e-mail is essential for good communication in companies. We use it every single day to send data, request documents or information, for example. Corporate e-mail has some characteristics that are different from e-mails you send to your friends or your communication on social media. That's why you need to pay attention to the way you write them because communication is always an important part of your attitude as an employee. Some tips when writing a corporate e-mail are the following: avoid repeating words, pay attention to the grammar and spelling used when writing this document, use formal language and the most important tip: be clear and concise when writing.</text:p>
      <text:p text:style-name="P20"><text:soft-page-break/>M3U5</text:p>
      <text:p text:style-name="P35">Now listen to the sentences and check the translation</text:p>
      <text:section text:style-name="Sect1" text:name="64b8dd03-607b-4f9d-8470-0f819d545fa8">
        <text:p text:style-name="P47"><text:bookmark text:name="459c84a0-743d-4ecf-8386-b154ebc02c6127"/>Carl</text:p>
      </text:section>
      <text:section text:style-name="Sect1" text:name="Section134">
        <text:p text:style-name="Text_20_body"><text:bookmark text:name="64b8dd03-607b-4f9d-8470-0f819d545fa8"/>Hey guys. Welcome back to my channel. Last week I bought a course that taught me how to use my LinkedIn.</text:p>
        <text:p text:style-name="Text_20_body">Ei, pessoal. Bem-vindo de volta ao meu canal. Semana passada comprei um curso que me ensinou a usar meu LinkedIn.</text:p>
      </text:section>
      <text:section text:style-name="Sect1" text:name="18c4bc7d-73f6-4724-809b-0d8037cf6f5d">
        <text:p text:style-name="P12"><text:bookmark text:name="459c84a0-743d-4ecf-8386-b154ebc02c6128"/></text:p>
      </text:section>
      <text:section text:style-name="Sect1" text:name="Section135">
        <text:p text:style-name="Text_20_body"><text:bookmark text:name="18c4bc7d-73f6-4724-809b-0d8037cf6f5d"/>In the course, I learned how to improve my profile so that it shows more credibility and authority. And now I'm learning to make my profile more attractive to recruiters.</text:p>
        <text:p text:style-name="Text_20_body">No curso, aprendi a melhorar meu perfil para que ele demonstre mais credibilidade e autoridade. E agora estou aprendendo a tornar meu perfil mais atraente para os recrutadores.</text:p>
      </text:section>
      <text:section text:style-name="Sect1" text:name="81a077de-7207-4e60-b625-f54fdf962dba">
        <text:p text:style-name="P12"><text:bookmark text:name="459c84a0-743d-4ecf-8386-b154ebc02c6129"/></text:p>
      </text:section>
      <text:section text:style-name="Sect1" text:name="Section136">
        <text:p text:style-name="Text_20_body"><text:bookmark text:name="81a077de-7207-4e60-b625-f54fdf962dba"/>I decided to invest more time and take care of my professional profile to find better job opportunities.</text:p>
        <text:p text:style-name="Text_20_body">Resolvi investir mais tempo e cuidar do meu perfil profissional para encontrar melhores oportunidades de trabalho.</text:p>
      </text:section>
      <text:section text:style-name="Sect1" text:name="0e8375b2-252d-45e6-8666-7ec7e8b8ef6e">
        <text:p text:style-name="P12"><text:bookmark text:name="459c84a0-743d-4ecf-8386-b154ebc02c6130"/></text:p>
      </text:section>
      <text:section text:style-name="Sect1" text:name="Section137">
        <text:p text:style-name="Text_20_body"><text:bookmark text:name="0e8375b2-252d-45e6-8666-7ec7e8b8ef6e"/>So I planned to organize my schedule day by day in order to make these little changes in my personal page.</text:p>
        <text:p text:style-name="Text_20_body">Então planejei organizar minha agenda dia a dia para fazer essas pequenas mudanças na minha página pessoal.</text:p>
      </text:section>
      <text:section text:style-name="Sect1" text:name="b3552f94-e6f6-4d6b-bfcf-a5e1da8f910e">
        <text:p text:style-name="P12"><text:bookmark text:name="459c84a0-743d-4ecf-8386-b154ebc02c6131"/></text:p>
      </text:section>
      <text:section text:style-name="Sect1" text:name="Section138">
        <text:p text:style-name="Text_20_body"><text:bookmark text:name="b3552f94-e6f6-4d6b-bfcf-a5e1da8f910e"/>Where can I start? Let me see... Oh yes, the first day.</text:p>
        <text:p text:style-name="Text_20_body">Onde posso começar? Deixe-me ver... Ah sim, o primeiro dia.</text:p>
      </text:section>
      <text:section text:style-name="Sect1" text:name="ba9a4b5c-f012-4478-bb8d-5abad4a780b6">
        <text:p text:style-name="P12"><text:bookmark text:name="459c84a0-743d-4ecf-8386-b154ebc02c6132"/></text:p>
      </text:section>
      <text:section text:style-name="Sect1" text:name="Section139">
        <text:p text:style-name="Text_20_body"><text:bookmark text:name="ba9a4b5c-f012-4478-bb8d-5abad4a780b6"/>April 1st - Choose the right profile and background photo for LinkedIn.</text:p>
        <text:p text:style-name="Text_20_body">1º de abril - Escolher a foto certa de perfil e plano de fundo para o LinkedIn.</text:p>
      </text:section>
      <text:section text:style-name="Sect1" text:name="592c8c07-342f-4e36-8265-da4a8f1ca591">
        <text:p text:style-name="P12"><text:bookmark text:name="459c84a0-743d-4ecf-8386-b154ebc02c6133"/></text:p>
      </text:section>
      <text:section text:style-name="Sect1" text:name="Section140">
        <text:p text:style-name="Text_20_body"><text:bookmark text:name="592c8c07-342f-4e36-8265-da4a8f1ca591"/>April 2nd - Increase my network with people with the same interests as mine.</text:p>
        <text:p text:style-name="Text_20_body">2 de abril - Aumentar minha rede com pessoas com os mesmos interesses que os meus.</text:p>
      </text:section>
      <text:section text:style-name="Sect1" text:name="eb22af65-ed6f-4941-8bb0-db2c1db54635">
        <text:p text:style-name="P12"><text:bookmark text:name="459c84a0-743d-4ecf-8386-b154ebc02c6134"/></text:p>
      </text:section>
      <text:section text:style-name="Sect1" text:name="Section141">
        <text:p text:style-name="Text_20_body"><text:bookmark text:name="eb22af65-ed6f-4941-8bb0-db2c1db54635"/>April 3rd - Ask for recommendations from those who worked with me.</text:p>
        <text:p text:style-name="Text_20_body">3 de abril - Pedir recomendações de quem trabalhou comigo.</text:p>
      </text:section>
      <text:section text:style-name="Sect1" text:name="df81d81a-3dda-4def-b37b-be7deec38c71">
        <text:p text:style-name="P12"><text:bookmark text:name="459c84a0-743d-4ecf-8386-b154ebc02c6135"/></text:p>
      </text:section>
      <text:section text:style-name="Sect1" text:name="Section142">
        <text:p text:style-name="Text_20_body"><text:bookmark text:name="df81d81a-3dda-4def-b37b-be7deec38c71"/>Then April 4th - Share relevant content on my LinkedIn feed related to my job skills, my knowledge and my experiences to make my profile more visible to recruiters and industry leaders.</text:p>
        <text:p text:style-name="Text_20_body"><text:soft-page-break/>Depois, 4 de abril - Compartilhar conteúdo relevante no meu feed do LinkedIn relacionado às minhas habilidades profissionais, meu conhecimento e minhas experiências para tornar meu perfil mais visível para recrutadores e líderes do setor.</text:p>
      </text:section>
      <text:section text:style-name="Sect1" text:name="811b2c1c-0c8c-44ff-8173-38441f0182d8">
        <text:p text:style-name="P12"><text:bookmark text:name="459c84a0-743d-4ecf-8386-b154ebc02c6136"/></text:p>
      </text:section>
      <text:section text:style-name="Sect1" text:name="Section143">
        <text:p text:style-name="Text_20_body"><text:bookmark text:name="811b2c1c-0c8c-44ff-8173-38441f0182d8"/>Oh my God! I need to be careful with the days. Next Friday is a holiday.</text:p>
        <text:p text:style-name="Text_20_body">Oh meu Deus! Preciso tomar cuidado com os dias. A próxima sexta é feriado.</text:p>
      </text:section>
      <text:section text:style-name="Sect1" text:name="5a686d12-ece5-4ca5-9259-c1e14a2fae84">
        <text:p text:style-name="P12"><text:bookmark text:name="459c84a0-743d-4ecf-8386-b154ebc02c6137"/></text:p>
      </text:section>
      <text:section text:style-name="Sect1" text:name="Section144">
        <text:p text:style-name="Text_20_body"><text:bookmark text:name="5a686d12-ece5-4ca5-9259-c1e14a2fae84"/>So when should I start to plan my schedule again?</text:p>
        <text:p text:style-name="Text_20_body">Então, quando devo começar a planejar minha agenda novamente?</text:p>
      </text:section>
      <text:section text:style-name="Sect1" text:name="5d63767c-ec9d-47b3-9ba5-f5c72cd22700">
        <text:p text:style-name="P12"><text:bookmark text:name="459c84a0-743d-4ecf-8386-b154ebc02c6138"/></text:p>
      </text:section>
      <text:section text:style-name="Sect1" text:name="Section145">
        <text:p text:style-name="Text_20_body"><text:bookmark text:name="5d63767c-ec9d-47b3-9ba5-f5c72cd22700"/>Oh, April 8th! That will be perfect.</text:p>
        <text:p text:style-name="Text_20_body">Ah, 8 de abril! Isso será perfeito.</text:p>
      </text:section>
      <text:section text:style-name="Sect1" text:name="6138aaef-0048-45aa-bfa9-8239030ae116">
        <text:p text:style-name="P12"><text:bookmark text:name="459c84a0-743d-4ecf-8386-b154ebc02c6139"/></text:p>
      </text:section>
      <text:section text:style-name="Sect1" text:name="Section146">
        <text:p text:style-name="Text_20_body"><text:bookmark text:name="6138aaef-0048-45aa-bfa9-8239030ae116"/>April 8th - Follow relevant influences for my industry to connect with a wider professional network.</text:p>
        <text:p text:style-name="Text_20_body">8 de abril - Seguir influências relevantes para o meu setor para se conectar com uma rede profissional mais ampla.</text:p>
      </text:section>
      <text:section text:style-name="Sect1" text:name="aad28f23-0ce0-44bb-9d40-990e886d31e8">
        <text:p text:style-name="P12"><text:bookmark text:name="459c84a0-743d-4ecf-8386-b154ebc02c6140"/></text:p>
      </text:section>
      <text:section text:style-name="Sect1" text:name="Section147">
        <text:p text:style-name="Text_20_body"><text:bookmark text:name="aad28f23-0ce0-44bb-9d40-990e886d31e8"/>And April 9th - I'll craft an interesting summary telling my story.</text:p>
        <text:p text:style-name="Text_20_body">E 9 de abril - Criar um resumo interessante contando minha história.</text:p>
      </text:section>
      <text:section text:style-name="Sect1" text:name="63a0493d-5df5-424e-b1e5-8680abdee16c">
        <text:p text:style-name="P12"><text:bookmark text:name="459c84a0-743d-4ecf-8386-b154ebc02c6141"/></text:p>
      </text:section>
      <text:section text:style-name="Sect1" text:name="Section148">
        <text:p text:style-name="Text_20_body"><text:bookmark text:name="63a0493d-5df5-424e-b1e5-8680abdee16c"/>Well.... What is missing?</text:p>
        <text:p text:style-name="Text_20_body">Bem... O que está faltando?</text:p>
      </text:section>
      <text:section text:style-name="Sect1" text:name="92709183-c759-4326-be99-0828ccdfe243">
        <text:p text:style-name="P12"><text:bookmark text:name="459c84a0-743d-4ecf-8386-b154ebc02c6142"/></text:p>
      </text:section>
      <text:p text:style-name="Text_20_body">Oh, I am going to write down the last and one of my most important tasks: Just keep my page active.</text:p>
      <text:p text:style-name="Text_20_body">Ah, vou anotar a última e uma das tarefas mais importantes: Manter minha página sempre ativa.</text:p>
      <text:p text:style-name="P35">If you want to get a job abroad, you definitely need the help of LinkedIn. This social network can help you in this important choice of your personal and professional life. Therefore, the first step is to use the English language in your network making your profile more attractive and calling attention of recruiters and foreign companies. So it is important that you include your portfolio, courses and experiences to show that you are a good professional. If you still don't feel confident about the use of the English language, you can call a friend who understands it better or hire a professional to help you highlight your skills using the correct vocabulary and grammar.<text:line-break/><text:line-break/>After that, it is very important that you update your profile regularly, with a good professional photo and a good title. It is essential that you also make posts about your area of ​​expertise, always talking about relevant topics to your area that can help another co-worker as well. Don't forget to interact on this social network whenever possible, commenting on interesting posts and liking publications of your professional interest. These actions will help your profile to grow and make it more evident, <text:soft-page-break/>which significantly increases your chances of getting good opportunities.<text:line-break/><text:line-break/>Another tip to help you find a job abroad is to have a clear summary with your goals and a little bit of your professional trajectory. In addition, asking for 'recommendations' from other professionals, whether from colleagues from previous jobs or heads, helps at the time of hiring process, providing you more credibility about your profile. In addition to the recommendations, we have an option on LinkedIn called “search”. In this section, you will be able to place the positions in which you are interested and most importantly: the location where you are interested, for example, the United States, Canada or England.<text:line-break/><text:line-break/>In this search, you can even know if the vacancy is remote, face-to-face or hybrid. This helps a lot because you can find the job you were exactly looking for, in the place you want and in the modality that best fits your lifestyle. And finally, an extremely important factor is your network of friends. If you are interested in working in Australia, for example, it is essential to make connections with people who already reside in the country and who have the same area of ​​expertise as yours.<text:line-break/><text:line-break/>With that, you start to create your cycle of contacts, increasing your networking. It is always good to remember that LinkedIn is a powerful social network and every day it gains more strength in the world especially in the area of ​​technology.</text:p>
      <text:p text:style-name="P35">Social networks are indispensable tools nowadays. They have even become a fundamental part of the globalized world.I say this because through them, we can get closer to friends, keep in touch with our family and even find a partner. Using it, we can also do business and especially find the vacancy of our dreams. There are today, social networks that are specialized and focused in professional topic.With it, you register your personal information, your academic trajectory and your professional experience. After that, you start connecting with other people and networking professionally. Bearing in mind that the more connections you make, the more you are noticed by companies and recruiters. Also, within this website, you can search for vacancies that best fit your profile and be directed to another page that matches your characteristic by means of the pre-fill. Social networks aimed at getting a job are very important nowadays because they bring people closer to opportunities around the world, making you even find a vacancy in a company abroad. Do you know any social networks that have these characteristics? So it is necessary to remind you of the importance of keeping them updated.</text:p>
      <text:p text:style-name="P21">M4U1</text:p>
      <text:p text:style-name="P36">Now listen to the sentences and check the translation</text:p>
      <text:section text:style-name="Sect1" text:name="b2b1cd99-9ee9-424b-9ff5-a0c7ede37c52">
        <text:p text:style-name="P51"><text:bookmark text:name="ea00d5c6-73f2-4a52-b994-67b87939e9d446"/>Jane</text:p>
      </text:section>
      <text:section text:style-name="Sect1" text:name="Section149">
        <text:p text:style-name="Text_20_body"><text:bookmark text:name="b2b1cd99-9ee9-424b-9ff5-a0c7ede37c52"/>Hi, Mr Lewis. Pleased to meet you.</text:p>
        <text:p text:style-name="Text_20_body">Oi, Sr. Lewis. Prazer em conhecê-lo.</text:p>
      </text:section>
      <text:section text:style-name="Sect1" text:name="09968ba4-354b-4db7-bdf1-c15a5a7e7243">
        <text:p text:style-name="P51"><text:bookmark text:name="459c84a0-743d-4ecf-8386-b154ebc02c6143"/>Carl</text:p>
      </text:section>
      <text:section text:style-name="Sect1" text:name="Section150">
        <text:p text:style-name="Text_20_body"><text:bookmark text:name="09968ba4-354b-4db7-bdf1-c15a5a7e7243"/>Pleased to meet you too.</text:p>
        <text:p text:style-name="Text_20_body">Prazer em conhecê-la também. Obrigada.</text:p>
      </text:section>
      <text:section text:style-name="Sect1" text:name="348f4643-3b52-48f7-9d5d-b2bc9eb7660f">
        <text:p text:style-name="P51"><text:bookmark text:name="ea00d5c6-73f2-4a52-b994-67b87939e9d447"/>Jane</text:p>
      </text:section>
      <text:section text:style-name="Sect1" text:name="Section151">
        <text:p text:style-name="Text_20_body"><text:bookmark text:name="348f4643-3b52-48f7-9d5d-b2bc9eb7660f"/><text:soft-page-break/>Welcome to the interview. How was your weekend?</text:p>
        <text:p text:style-name="Text_20_body">Bem-vindo à entrevista. Como foi o seu final de semana?</text:p>
      </text:section>
      <text:section text:style-name="Sect1" text:name="3a991bfd-ff02-49e8-aeff-ed125d2a47e3">
        <text:p text:style-name="P51"><text:bookmark text:name="459c84a0-743d-4ecf-8386-b154ebc02c6144"/>Carl</text:p>
      </text:section>
      <text:section text:style-name="Sect1" text:name="Section152">
        <text:p text:style-name="Text_20_body"><text:bookmark text:name="3a991bfd-ff02-49e8-aeff-ed125d2a47e3"/>It was good. I didn't do anything special. How about yours?</text:p>
        <text:p text:style-name="Text_20_body">Foi bom. Eu não fiz nada de especial. E o seu?</text:p>
      </text:section>
      <text:section text:style-name="Sect1" text:name="86dfeeac-88e5-4d6c-ae50-8fdfe7c5a15f">
        <text:p text:style-name="P51"><text:bookmark text:name="ea00d5c6-73f2-4a52-b994-67b87939e9d448"/>Jane</text:p>
      </text:section>
      <text:section text:style-name="Sect1" text:name="Section153">
        <text:p text:style-name="Text_20_body"><text:bookmark text:name="86dfeeac-88e5-4d6c-ae50-8fdfe7c5a15f"/>I worked a lot. But I had the opportunity to rest, too.</text:p>
        <text:p text:style-name="Text_20_body">Eu trabalhei muito. Mas também tive a oportunidade de descansar.</text:p>
      </text:section>
      <text:section text:style-name="Sect1" text:name="c3d01587-de3d-4b14-ac8a-1a95abbe7647">
        <text:p text:style-name="P51"><text:bookmark text:name="ea00d5c6-73f2-4a52-b994-67b87939e9d449"/>Jane</text:p>
      </text:section>
      <text:section text:style-name="Sect1" text:name="Section154">
        <text:p text:style-name="Text_20_body"><text:bookmark text:name="c3d01587-de3d-4b14-ac8a-1a95abbe7647"/>Well, so let's get started. Tell me a little about yourself.</text:p>
        <text:p text:style-name="Text_20_body">Bem, então vamos começar. Conte-me um pouco sobre você.</text:p>
      </text:section>
      <text:section text:style-name="Sect1" text:name="4919573c-7425-4f35-824c-03774a408248">
        <text:p text:style-name="P51"><text:bookmark text:name="459c84a0-743d-4ecf-8386-b154ebc02c6145"/>Carl</text:p>
      </text:section>
      <text:section text:style-name="Sect1" text:name="Section155">
        <text:p text:style-name="Text_20_body"><text:bookmark text:name="4919573c-7425-4f35-824c-03774a408248"/>Well, my name is Carl Lewis, I am 28 and I live in Rio de Janeiro.</text:p>
        <text:p text:style-name="Text_20_body">Bom, meu nome é Carl Lewis, tenho 28 anos e moro no Rio de Janeiro.</text:p>
      </text:section>
      <text:section text:style-name="Sect1" text:name="c524247f-9476-4922-a566-1279aa592f9d">
        <text:p text:style-name="P51"><text:bookmark text:name="459c84a0-743d-4ecf-8386-b154ebc02c6146"/>Carl</text:p>
      </text:section>
      <text:section text:style-name="Sect1" text:name="Section156">
        <text:p text:style-name="Text_20_body"><text:bookmark text:name="c524247f-9476-4922-a566-1279aa592f9d"/>I have a degree in computer science and I have been working with system architecture for about 5 years.</text:p>
        <text:p text:style-name="Text_20_body">Sou formado em ciência da computação e trabalho com arquitetura de sistemas há cerca de 5 anos.</text:p>
      </text:section>
      <text:section text:style-name="Sect1" text:name="fc00e6f2-d26b-418a-99e6-da34d057fc23">
        <text:p text:style-name="P51"><text:bookmark text:name="459c84a0-743d-4ecf-8386-b154ebc02c6147"/>Carl</text:p>
      </text:section>
      <text:section text:style-name="Sect1" text:name="Section157">
        <text:p text:style-name="Text_20_body"><text:bookmark text:name="fc00e6f2-d26b-418a-99e6-da34d057fc23"/>I've built up a diverse range of skills working in this field and I believe I perform to a high standard because I'm very focused on my work.</text:p>
        <text:p text:style-name="Text_20_body">Eu desenvolvi uma gama diversificada de habilidades trabalhando neste campo e acredito que desempenho em alto padrão porque sou muito focado no meu trabalho.</text:p>
      </text:section>
      <text:section text:style-name="Sect1" text:name="09948bc9-e868-4745-9082-9ca7eddad17b">
        <text:p text:style-name="P51"><text:bookmark text:name="459c84a0-743d-4ecf-8386-b154ebc02c6148"/>Carl</text:p>
      </text:section>
      <text:section text:style-name="Sect1" text:name="Section158">
        <text:p text:style-name="Text_20_body"><text:bookmark text:name="09948bc9-e868-4745-9082-9ca7eddad17b"/>I like working as part of a team and this energizes me a lot.</text:p>
        <text:p text:style-name="Text_20_body">Gosto de trabalhar em equipe e isso me dá muita energia.</text:p>
      </text:section>
      <text:section text:style-name="Sect1" text:name="07801629-d4f8-49b5-9914-00451e084764">
        <text:p text:style-name="P51"><text:bookmark text:name="459c84a0-743d-4ecf-8386-b154ebc02c6149"/>Carl</text:p>
      </text:section>
      <text:section text:style-name="Sect1" text:name="Section159">
        <text:p text:style-name="Text_20_body"><text:bookmark text:name="07801629-d4f8-49b5-9914-00451e084764"/>I am a fast learner, too, and I'm very proud of that.</text:p>
        <text:p text:style-name="Text_20_body">Eu também aprendo rápido e tenho muito orgulho disso.</text:p>
      </text:section>
      <text:section text:style-name="Sect1" text:name="bc7420a4-16f2-483f-b56b-b9dfc39f20ef">
        <text:p text:style-name="P51"><text:bookmark text:name="459c84a0-743d-4ecf-8386-b154ebc02c6150"/>Carl</text:p>
      </text:section>
      <text:section text:style-name="Sect1" text:name="Section160">
        <text:p text:style-name="Text_20_body"><text:bookmark text:name="bc7420a4-16f2-483f-b56b-b9dfc39f20ef"/>I'm at a stage in my career where I see myself working for the same organization for a long period of time,</text:p>
        <text:p text:style-name="Text_20_body">Estou numa fase da minha carreira em que me vejo trabalhando para a mesma organização por muito tempo,</text:p>
      </text:section>
      <text:section text:style-name="Sect1" text:name="f7ef45fd-d5b8-469c-919d-039f89623bd9">
        <text:p text:style-name="P51"><text:bookmark text:name="459c84a0-743d-4ecf-8386-b154ebc02c6151"/>Carl</text:p>
      </text:section>
      <text:section text:style-name="Sect1" text:name="Section161">
        <text:p text:style-name="Text_20_body"><text:bookmark text:name="f7ef45fd-d5b8-469c-919d-039f89623bd9"/>that's why I believe I am a match for this job description.</text:p>
        <text:p text:style-name="Text_20_body"><text:soft-page-break/>é por isso que acredito que sou compatível com esta descrição de trabalho.</text:p>
      </text:section>
      <text:section text:style-name="Sect1" text:name="1925f6a8-e562-4cea-a34c-221143223b98">
        <text:p text:style-name="P51"><text:bookmark text:name="ea00d5c6-73f2-4a52-b994-67b87939e9d450"/>Jane</text:p>
      </text:section>
      <text:section text:style-name="Sect1" text:name="Section162">
        <text:p text:style-name="Text_20_body"><text:bookmark text:name="1925f6a8-e562-4cea-a34c-221143223b98"/>That's great, Mr Lewis. How did you decide to become an IT professional?</text:p>
        <text:p text:style-name="Text_20_body">Isso é ótimo, Sr. Lewis. Como você decidiu se tornar um profissional de TI?</text:p>
      </text:section>
      <text:section text:style-name="Sect1" text:name="2469c3fc-ecd2-46be-bebf-bda60fa445da">
        <text:p text:style-name="P51"><text:bookmark text:name="459c84a0-743d-4ecf-8386-b154ebc02c6152"/>Carl</text:p>
      </text:section>
      <text:section text:style-name="Sect1" text:name="Section163">
        <text:p text:style-name="Text_20_body"><text:bookmark text:name="2469c3fc-ecd2-46be-bebf-bda60fa445da"/>Well, long time ago, when I was a teenager, an older friend of mine told me he was learning how to code.</text:p>
        <text:p text:style-name="Text_20_body">Bem, muito tempo atrás, quando eu era adolescente, um amigo mais velho me disse que estava aprendendo a programar.</text:p>
      </text:section>
      <text:section text:style-name="Sect1" text:name="8352a8de-0e0a-42a8-9ec2-f86ddbaa4fdf">
        <text:p text:style-name="P51"><text:bookmark text:name="459c84a0-743d-4ecf-8386-b154ebc02c6153"/>Carl</text:p>
      </text:section>
      <text:section text:style-name="Sect1" text:name="Section164">
        <text:p text:style-name="Text_20_body"><text:bookmark text:name="8352a8de-0e0a-42a8-9ec2-f86ddbaa4fdf"/>I asked him to show me how he did that and I absolutely loved it.</text:p>
        <text:p text:style-name="Text_20_body">Eu pedi a ele para me mostrar como ele fazia aquilo e eu absolutamente adorei.</text:p>
      </text:section>
      <text:section text:style-name="Sect1" text:name="0aa0ee83-78ff-45a2-bc3b-87d8452f16e5">
        <text:p text:style-name="P51"><text:bookmark text:name="459c84a0-743d-4ecf-8386-b154ebc02c6154"/>Carl</text:p>
      </text:section>
      <text:section text:style-name="Sect1" text:name="Section165">
        <text:p text:style-name="Text_20_body"><text:bookmark text:name="0aa0ee83-78ff-45a2-bc3b-87d8452f16e5"/>Since then, I decided that in the future I would become an IT professional.</text:p>
        <text:p text:style-name="Text_20_body">Desde então, decidi que no futuro me tornaria um profissional de TI.</text:p>
      </text:section>
      <text:section text:style-name="Sect1" text:name="f393b912-3d3b-4f75-9e40-788a7f353ad3">
        <text:p text:style-name="P51"><text:bookmark text:name="ea00d5c6-73f2-4a52-b994-67b87939e9d451"/>Jane</text:p>
      </text:section>
      <text:section text:style-name="Sect1" text:name="Section166">
        <text:p text:style-name="Text_20_body"><text:bookmark text:name="f393b912-3d3b-4f75-9e40-788a7f353ad3"/>Wow. That's really inspiring. So now tell me a little bit too about the technologies that you've been mastering during these years.</text:p>
        <text:p text:style-name="Text_20_body">Uau. Isso é realmente inspirador. Então agora me conte um pouco também sobre as tecnologias que você vem dominando durante esses anos.</text:p>
      </text:section>
      <text:section text:style-name="Sect1" text:name="6ae34828-d45e-4421-96b2-8de598eccde4">
        <text:p text:style-name="P51"><text:bookmark text:name="459c84a0-743d-4ecf-8386-b154ebc02c6155"/>Carl</text:p>
      </text:section>
      <text:section text:style-name="Sect1" text:name="Section167">
        <text:p text:style-name="Text_20_body"><text:bookmark text:name="6ae34828-d45e-4421-96b2-8de598eccde4"/>In recent years I've worked as a Software Architect, mainly in projects in the Java programming language.</text:p>
        <text:p text:style-name="Text_20_body">Nos últimos anos trabalhei como Arquiteto de Software, principalmente em projetos na linguagem de programação Java.</text:p>
      </text:section>
      <text:section text:style-name="Sect1" text:name="39a4a96d-52af-454e-b021-fdfdfb054c68">
        <text:p text:style-name="P51"><text:bookmark text:name="459c84a0-743d-4ecf-8386-b154ebc02c6156"/>Carl</text:p>
      </text:section>
      <text:section text:style-name="Sect1" text:name="Section168">
        <text:p text:style-name="Text_20_body"><text:bookmark text:name="39a4a96d-52af-454e-b021-fdfdfb054c68"/>In this context, my role is to design safe and scalable solutions in the banking domain.</text:p>
        <text:p text:style-name="Text_20_body">Neste contexto, a minha função é conceber soluções seguras e escaláveis ​​no domínio bancário.</text:p>
      </text:section>
      <text:section text:style-name="Sect1" text:name="5e1cde07-741d-4f95-b6dc-d2f25e5bb635">
        <text:p text:style-name="P51"><text:bookmark text:name="459c84a0-743d-4ecf-8386-b154ebc02c6157"/>Carl</text:p>
      </text:section>
      <text:p text:style-name="Text_20_body">Specifically, we develop REST APIs in the microservices architecture, which have very high coverage of unit tests and CI/CD pipelines using GitHub Actions and Kubernetes.</text:p>
      <text:p text:style-name="Text_20_body">Especificamente, desenvolo APIs REST na arquitetura de microsserviços, que têm cobertura muito alta de testes de unidade e pipelines de CI/CD usando GitHub Actions e Kubernetes.</text:p>
      <text:p text:style-name="P36"><text:span text:style-name="Strong_20_Emphasis">Interviewer</text:span>: Well, tell me a little about yourself and why you think you would fit well into this position.<text:line-break/><text:line-break/><text:span text:style-name="Strong_20_Emphasis">Interviewee</text:span>: Of course. Well, I'm the type of professional who takes his job very seriously, I have a great passion for IT, I enjoy solving simple and complex problems. I am also passionate about <text:soft-page-break/>working in a team. I think I am very suitable for this position because I have relevant experience in the IT field that matches the job description and high technical knowledge. I also work and study continuously to improve myself as a professional because I believe that learning new things is essential if you want to improve your knowledge and skills.<text:line-break/><text:line-break/><text:span text:style-name="Strong_20_Emphasis">Interviewer</text:span>: Why do you want this particular IT job and what has attracted you to this company specifically?<text:line-break/><text:line-break/><text:span text:style-name="Strong_20_Emphasis">Interviewee</text:span>: In short, I've known your company for some years now and besides being a market leader, you're also very innovative which makes me feel attracted to the company. I am also at a point in my career where I feel ready for a new challenge where I can test my abilities to the limit. I am very excited to take this new step in my career. I am passionate about delivering excellent results and finding innovative solutions.<text:line-break/><text:line-break/><text:span text:style-name="Strong_20_Emphasis">Interviewer</text:span>: What do you consider to be the most important competencies in IT and why?<text:line-break/><text:line-break/><text:span text:style-name="Strong_20_Emphasis">Interviewer</text:span>: The most important competencies for an IT professional to have are, in my opinion, planning and execution, because we are responsible for delivering projects on time and within budget. It is also important that the professional has good communication skills and is confident about his or her own abilities.</text:p>
      <text:p text:style-name="P36">Hey, good morning. My name is Martin and I have been working in the information technology field since 2013. Today I consider myself a professional with a senior profile. I work as a UI/UX and I have a huge portfolio with very relevant clients. I am very proud of my professional trajectory. I am 35 years old and I am from Australia. I am married and I have a 3-year-old daughter named Sarah. I'm currently looking for a more flexible job to be able to be close to my family. As main hobbies I love reading comics, drawing and listening to music. I also love to cook and have quality time with my family. I am an extremely organized and attentive person with deadlines. I know how to work in a team and I really enjoy helping my co-workers who are getting into the business. Like all designers, I'm creative and I know how to listen to what clients have to say, which is very beneficial because I usually capture the essence of ideas. I am very communicative as you can see and I love to talk about everything. I have no relationship problems and I get along very easily. I speak English and French fluently and I've been living in Paris for some months now. I would like to work with you to bring a different view for the products and also learn more from this great company. I Believe that, together, we could grow a lot.<text:span text:style-name="T18">]</text:span></text:p>
      <text:p text:style-name="P22">M4U2</text:p>
      <text:p text:style-name="P37">Now listen to the sentences and check the translation</text:p>
      <text:section text:style-name="Sect1" text:name="b12eed28-5027-4f58-97af-1e77f425e51b">
        <text:p text:style-name="P52"><text:bookmark text:name="ea00d5c6-73f2-4a52-b994-67b87939e9d452"/>Jane</text:p>
      </text:section>
      <text:section text:style-name="Sect1" text:name="Section169">
        <text:p text:style-name="Text_20_body"><text:bookmark text:name="b12eed28-5027-4f58-97af-1e77f425e51b"/>Great! A new email from the tech recruiter I talked to yesterday. Let me see...</text:p>
        <text:p text:style-name="Text_20_body">Ótimo! Um novo e-mail do recrutador de tecnologia com quem conversei ontem. Deixe-me ver...</text:p>
      </text:section>
      <text:section text:style-name="Sect1" text:name="d1766733-03dc-4379-b232-1cf8bff0b350">
        <text:p text:style-name="P12"><text:bookmark text:name="ea00d5c6-73f2-4a52-b994-67b87939e9d453"/></text:p>
      </text:section>
      <text:section text:style-name="Sect1" text:name="Section170">
        <text:p text:style-name="Text_20_body"><text:bookmark text:name="d1766733-03dc-4379-b232-1cf8bff0b350"/>Here we have the Mission and Vision Statements of the company. Let's take a look at it.</text:p>
        <text:p text:style-name="Text_20_body">Aqui temos as Declarações de Missão e Visão da empresa. Vamos dar uma olhada nisso.</text:p>
      </text:section>
      <text:section text:style-name="Sect1" text:name="b24c5738-054a-4c88-898d-d0ba3fae3ac0">
        <text:p text:style-name="P12"><text:bookmark text:name="ea00d5c6-73f2-4a52-b994-67b87939e9d454"/><text:soft-page-break/></text:p>
      </text:section>
      <text:section text:style-name="Sect1" text:name="Section171">
        <text:p text:style-name="Text_20_body"><text:bookmark text:name="b24c5738-054a-4c88-898d-d0ba3fae3ac0"/>Dear Ms Maher,Thank you for applying for the position of system architect analyst. We really appreciated our first conversation yesterday</text:p>
        <text:p text:style-name="Text_20_body">Prezada Sra Maher, obrigado por se candidatar ao cargo de analista de arquitetura de sistemas. Nós realmente gostamos muito da nossa primeira conversa ontem</text:p>
      </text:section>
      <text:section text:style-name="Sect1" text:name="bd843f1c-1c89-48f5-b32b-6441afba32b4">
        <text:p text:style-name="P12"><text:bookmark text:name="ea00d5c6-73f2-4a52-b994-67b87939e9d455"/></text:p>
      </text:section>
      <text:section text:style-name="Sect1" text:name="Section172">
        <text:p text:style-name="Text_20_body"><text:bookmark text:name="bd843f1c-1c89-48f5-b32b-6441afba32b4"/>and we're excited to invite you for a second meeting to better discuss the position with you.</text:p>
        <text:p text:style-name="Text_20_body">e temos o prazer de convidá-la para uma segunda reunião para discutir melhor a posição com você.</text:p>
      </text:section>
      <text:section text:style-name="Sect1" text:name="77ecf2b0-d936-49d1-aed7-d9d5ef74e539">
        <text:p text:style-name="P12"><text:bookmark text:name="ea00d5c6-73f2-4a52-b994-67b87939e9d456"/></text:p>
      </text:section>
      <text:section text:style-name="Sect1" text:name="Section173">
        <text:p text:style-name="Text_20_body"><text:bookmark text:name="77ecf2b0-d936-49d1-aed7-d9d5ef74e539"/>Could you let me know your availability next week any time in the morning?</text:p>
        <text:p text:style-name="Text_20_body">Você poderia me informar sua disponibilidade na próxima semana a qualquer hora da manhã?</text:p>
      </text:section>
      <text:section text:style-name="Sect1" text:name="5be01981-cce5-4209-be47-1de79ebb12ba">
        <text:p text:style-name="P12"><text:bookmark text:name="ea00d5c6-73f2-4a52-b994-67b87939e9d457"/></text:p>
      </text:section>
      <text:section text:style-name="Sect1" text:name="Section174">
        <text:p text:style-name="Text_20_body"><text:bookmark text:name="5be01981-cce5-4209-be47-1de79ebb12ba"/>We would like to take the advantage of this opportunity and share some interesting points about our Mission, Vision and Values Statements.</text:p>
        <text:p text:style-name="Text_20_body">Gostaríamos de aproveitar esta oportunidade e compartilhar alguns pontos interessantes sobre nossas Declarações de Missão, Visão e Valores.</text:p>
      </text:section>
      <text:section text:style-name="Sect1" text:name="5acedd06-7d47-4820-919f-63f9f8355caf">
        <text:p text:style-name="P12"><text:bookmark text:name="ea00d5c6-73f2-4a52-b994-67b87939e9d458"/></text:p>
      </text:section>
      <text:section text:style-name="Sect1" text:name="Section175">
        <text:p text:style-name="Text_20_body"><text:bookmark text:name="5acedd06-7d47-4820-919f-63f9f8355caf"/>This way, you will feel more familiarized and more comfortable if you need to ask any question about us.</text:p>
        <text:p text:style-name="Text_20_body">Dessa forma, você se sentirá mais familiarizada e mais confortável se precisar fazer alguma pergunta sobre nós.</text:p>
      </text:section>
      <text:section text:style-name="Sect1" text:name="8b4c10a4-2ddf-47bc-b01d-0e7b1d730f02">
        <text:p text:style-name="P12"><text:bookmark text:name="ea00d5c6-73f2-4a52-b994-67b87939e9d459"/></text:p>
      </text:section>
      <text:section text:style-name="Sect1" text:name="Section176">
        <text:p text:style-name="Text_20_body"><text:bookmark text:name="8b4c10a4-2ddf-47bc-b01d-0e7b1d730f02"/>Mission statement: To bring the most incredible user experience to its customers through its innovative hardware, software, and services.</text:p>
        <text:p text:style-name="Text_20_body">Declaração de missão: Levar a experiência de usuário mais incrível para seus clientes por meio de hardware, software, e serviços.</text:p>
      </text:section>
      <text:section text:style-name="Sect1" text:name="f59a63c5-abab-45da-a293-f622bd988cc5">
        <text:p text:style-name="P12"><text:bookmark text:name="ea00d5c6-73f2-4a52-b994-67b87939e9d460"/></text:p>
      </text:section>
      <text:section text:style-name="Sect1" text:name="Section177">
        <text:p text:style-name="Text_20_body"><text:bookmark text:name="f59a63c5-abab-45da-a293-f622bd988cc5"/>Vision statement: We are constantly focusing on the most innovative systems. We believe in simpler ways to solve things.</text:p>
        <text:p text:style-name="Text_20_body">Declaração de visão: Estamos constantemente focando nos sistemas mais inovadores. Acreditamos em formas mais simples de resolver as coisas.</text:p>
      </text:section>
      <text:section text:style-name="Sect1" text:name="ca22ce7b-770d-403a-9f41-4acfc713b285">
        <text:p text:style-name="P12"><text:bookmark text:name="ea00d5c6-73f2-4a52-b994-67b87939e9d461"/></text:p>
      </text:section>
      <text:section text:style-name="Sect1" text:name="Section178">
        <text:p text:style-name="Text_20_body"><text:bookmark text:name="ca22ce7b-770d-403a-9f41-4acfc713b285"/>We believe in deep collaboration and cross-pollination of our groups, which allow us to innovate in a way that others cannot.</text:p>
        <text:p text:style-name="Text_20_body">Acreditamos na colaboração profunda e na polinização cruzada de nossos grupos, o que nos permite inovar de uma maneira que outros não podem.</text:p>
      </text:section>
      <text:section text:style-name="Sect1" text:name="72fba33e-d912-4bce-9708-f2847f80b57f">
        <text:p text:style-name="P12"><text:bookmark text:name="ea00d5c6-73f2-4a52-b994-67b87939e9d462"/></text:p>
      </text:section>
      <text:section text:style-name="Sect1" text:name="Section179">
        <text:p text:style-name="Text_20_body"><text:bookmark text:name="72fba33e-d912-4bce-9708-f2847f80b57f"/>We don’t settle for anything less than excellent as our highest performance, and we have the self-honesty to admit when we’re wrong and the courage to change.</text:p>
        <text:p text:style-name="Text_20_body"><text:soft-page-break/>Não nos contentamos com nada menos do que excelente como nosso desempenho mais alto, e temos a honestidade de admitir quando estamos errados e a coragem de mudar.</text:p>
      </text:section>
      <text:section text:style-name="Sect1" text:name="f8bf9f1a-3124-4fe3-bda5-c90834c9478b">
        <text:p text:style-name="P12"><text:bookmark text:name="ea00d5c6-73f2-4a52-b994-67b87939e9d463"/></text:p>
      </text:section>
      <text:section text:style-name="Sect1" text:name="Section180">
        <text:p text:style-name="Text_20_body"><text:bookmark text:name="f8bf9f1a-3124-4fe3-bda5-c90834c9478b"/>Core Values: Accessibility, equity, justice and supplier responsibility.</text:p>
        <text:p text:style-name="Text_20_body">Valores Fundamentais: Acessibilidade, equidade, justiça e responsabilidade do fornecedor.</text:p>
      </text:section>
      <text:section text:style-name="Sect1" text:name="039aa872-c1d5-4bd7-aac3-dc8bef6a190b">
        <text:p text:style-name="P12"><text:bookmark text:name="ea00d5c6-73f2-4a52-b994-67b87939e9d464"/></text:p>
      </text:section>
      <text:p text:style-name="Text_20_body">If you have any questions, you can email or call me at 968 744 54 85. Sincerely, Alana Jekings.</text:p>
      <text:p text:style-name="Text_20_body">Se tiver alguma dúvida, pode enviar um email ou ligar-me para o 968 744 54 85. Sinceramente , Alana Jekings.</text:p>
      <text:p text:style-name="P37"/>
      <text:p text:style-name="P37">When a company starts, it is essential that the leader knows the company's main objective, the profile of the potential customers, what path to walk and how it will be done. With this, the company in its first steps must define the mission, vision and values ​​that will guide it over time. These three main pillars are essential because they help in the creation of an identity and consequently in the consolidation of the brand in the business market.<text:line-break/><text:line-break/>More than that, these three elements are indispensable for future decisions, such as hiring employees and also negotiating with other companies. Imagine, for example, that your company cares about the environment and sustainability. Within your principles, it should include how important this is to you and how much it makes a difference in your structure. With this well established, it is not logical that you make negotiations with partner companies that agree with deforestation or that don't worry about recycling. S<text:line-break/><text:line-break/>till thinking about the mission, vision and values, we can also talk about the professional profiles that should be within your company. If you believe in equity, accessibility and justice as core values, you need to look for employees who bring these characteristics into their professional practices and who understand these values ​​as essential as well. These three elements that we have been talking about in this text help to engage, inspire and motivate employees, so that they can always keep in mind the main objectives and understand the reason why some actions and processes occur there.<text:line-break/><text:line-break/>Nowadays we can see that companies have increasingly invested in building their own identity precisely to obtain better opportunities and greater engagement, because when your customer identifies with you and the causes you defend, this person is very likely to start consuming what you produce. Mission, vision and values ​​are also directly linked to the message you want to convey to the world and how it will be seen by your consumers. That's why it's important to invest time to build guidelines that are meaningful for the company and make a difference in the world.</text:p>
      <text:p text:style-name="P37"/>
      <text:p text:style-name="P37">The mission, vision and values for any company as they help to define an identity and a purpose for the business. With this, it is possible to structure a strategic plan to achieve and also assist in the decisions that can be taken. With these well-defined pillars, there is a direction for the company and the managers, establishing where the company wants to go and how it will be done. Still, these <text:soft-page-break/>items help in the profiling process for new hires, making the selected people match with what. Some questions that can guide the construction of the mission, vision and values ​​are: What is your client's profile? What is the company's business? What makes the company different? What is your social contribution? How does the company want to be seen in the market? From these points, it is possible to build a solid foundation that brings to the business. Now, let's understand their meaning. The Mission aims to affirm the reason for the company's existence and its importance to the market and society, helping to define its identity. The company's vision is about future projects and also about where this and what it intends to achieve. Over time and as these goals are achieved, this projection may change. And finally, we have the values ​​that are the principles that govern the company. These values ​​are essential as the decisions that will be made over the time.</text:p>
      <text:p text:style-name="P23">M4U3</text:p>
      <text:p text:style-name="P38">Now listen to the sentences and check the translation</text:p>
      <text:section text:style-name="Sect1" text:name="9ad89dbc-ad12-45ae-a95d-89bb4b2d0387">
        <text:p text:style-name="P48"><text:bookmark text:name="459c84a0-743d-4ecf-8386-b154ebc02c6158"/>Carl</text:p>
      </text:section>
      <text:section text:style-name="Sect1" text:name="Section181">
        <text:p text:style-name="Text_20_body"><text:bookmark text:name="9ad89dbc-ad12-45ae-a95d-89bb4b2d0387"/>What strengths do you think you have to work for this tech company?</text:p>
        <text:p text:style-name="Text_20_body">Quais pontos fortes você acha que tem para trabalhar para esta empresa de tecnologia?</text:p>
      </text:section>
      <text:section text:style-name="Sect1" text:name="dec3588b-3889-440d-97df-cfd6fa88fb60">
        <text:p text:style-name="P48"><text:bookmark text:name="ea00d5c6-73f2-4a52-b994-67b87939e9d465"/>Jane</text:p>
      </text:section>
      <text:section text:style-name="Sect1" text:name="Section182">
        <text:p text:style-name="Text_20_body"><text:bookmark text:name="dec3588b-3889-440d-97df-cfd6fa88fb60"/>I am able to collaborate with other people, teams and departments, because I think this helps the company to achieve its goals.</text:p>
        <text:p text:style-name="Text_20_body">Sou capaz de colaborar com outras pessoas, equipes e departamentos, porque acho que isso ajuda a empresa a atingir seus objetivos.</text:p>
      </text:section>
      <text:section text:style-name="Sect1" text:name="1d7beccc-0371-4598-a43b-c35bcf5ca952">
        <text:p text:style-name="P48"><text:bookmark text:name="ea00d5c6-73f2-4a52-b994-67b87939e9d466"/>Jane</text:p>
      </text:section>
      <text:section text:style-name="Sect1" text:name="Section183">
        <text:p text:style-name="Text_20_body"><text:bookmark text:name="1d7beccc-0371-4598-a43b-c35bcf5ca952"/>Another important ability I have and which I consider important is communication.</text:p>
        <text:p text:style-name="Text_20_body">Outra habilidade importante que tenho e que considero importante é a comunicação.</text:p>
      </text:section>
      <text:section text:style-name="Sect1" text:name="2b7e81bd-46e9-4f80-8080-59194bd666be">
        <text:p text:style-name="P48"><text:bookmark text:name="ea00d5c6-73f2-4a52-b994-67b87939e9d467"/>Jane</text:p>
      </text:section>
      <text:section text:style-name="Sect1" text:name="Section184">
        <text:p text:style-name="Text_20_body"><text:bookmark text:name="2b7e81bd-46e9-4f80-8080-59194bd666be"/>We always have to be able to explain problems and come up with solutions with clarity and purpose.</text:p>
        <text:p text:style-name="Text_20_body">Sempre temos que ser capazes de explicar os problemas e apresentar soluções com clareza e propósito.</text:p>
      </text:section>
      <text:section text:style-name="Sect1" text:name="110e6c0b-31a6-4813-9bbf-7d913953ed24">
        <text:p text:style-name="P48"><text:bookmark text:name="ea00d5c6-73f2-4a52-b994-67b87939e9d468"/>Jane</text:p>
      </text:section>
      <text:section text:style-name="Sect1" text:name="Section185">
        <text:p text:style-name="Text_20_body"><text:bookmark text:name="110e6c0b-31a6-4813-9bbf-7d913953ed24"/>I can work with the long term goal and vision of the business and I am working on continuing professional development.</text:p>
        <text:p text:style-name="Text_20_body">Posso trabalhar com o objetivo e visão de longo prazo do negócio e estou trabalhando no desenvolvimento profissional contínuo.</text:p>
      </text:section>
      <text:section text:style-name="Sect1" text:name="f198a2e1-6fda-496f-811e-e49f65c20318">
        <text:p text:style-name="P48"><text:bookmark text:name="ea00d5c6-73f2-4a52-b994-67b87939e9d469"/>Jane</text:p>
      </text:section>
      <text:section text:style-name="Sect1" text:name="Section186">
        <text:p text:style-name="Text_20_body"><text:bookmark text:name="f198a2e1-6fda-496f-811e-e49f65c20318"/>I never forget to work on my priorities and to rearrange them when necessary.</text:p>
        <text:p text:style-name="Text_20_body">Nunca esqueço de trabalhar em minhas prioridades e reorganizá-las quando necessário.</text:p>
      </text:section>
      <text:section text:style-name="Sect1" text:name="8b8a128c-d89e-403e-8663-a67274c10246">
        <text:p text:style-name="P48"><text:bookmark text:name="459c84a0-743d-4ecf-8386-b154ebc02c6159"/>Carl</text:p>
      </text:section>
      <text:section text:style-name="Sect1" text:name="Section187">
        <text:p text:style-name="Text_20_body"><text:bookmark text:name="8b8a128c-d89e-403e-8663-a67274c10246"/>How would you describe something technical to a person who doesn't understand technical language?</text:p>
        <text:p text:style-name="Text_20_body"><text:soft-page-break/>Como você descreveria algo técnico para uma pessoa que não entende a linguagem técnica?</text:p>
      </text:section>
      <text:section text:style-name="Sect1" text:name="2af5db93-12d6-4b35-ba85-7df82987df0b">
        <text:p text:style-name="P48"><text:bookmark text:name="ea00d5c6-73f2-4a52-b994-67b87939e9d470"/>Jane</text:p>
      </text:section>
      <text:section text:style-name="Sect1" text:name="Section188">
        <text:p text:style-name="Text_20_body"><text:bookmark text:name="2af5db93-12d6-4b35-ba85-7df82987df0b"/>I would probably use relatable words, phrases and examples that would sound more familiar to the person I'm talking to.</text:p>
        <text:p text:style-name="Text_20_body">Eu provavelmente usaria palavras, frases e exemplos relacionáveis ​​que soariam mais familiares para a pessoa com quem estou falando.</text:p>
      </text:section>
      <text:section text:style-name="Sect1" text:name="43c448ae-917a-4ed3-a5a8-716a182f109d">
        <text:p text:style-name="P48"><text:bookmark text:name="ea00d5c6-73f2-4a52-b994-67b87939e9d471"/>Jane</text:p>
      </text:section>
      <text:section text:style-name="Sect1" text:name="Section189">
        <text:p text:style-name="Text_20_body"><text:bookmark text:name="43c448ae-917a-4ed3-a5a8-716a182f109d"/>I would try to use some visual aids too, which would be very helpful.</text:p>
        <text:p text:style-name="Text_20_body">Eu tentaria usar alguns recursos visuais também, o que seria muito útil.</text:p>
      </text:section>
      <text:section text:style-name="Sect1" text:name="6254dbf2-5ba7-4e34-a58f-a9fb80ecf7aa">
        <text:p text:style-name="P48"><text:bookmark text:name="ea00d5c6-73f2-4a52-b994-67b87939e9d472"/>Jane</text:p>
      </text:section>
      <text:section text:style-name="Sect1" text:name="Section190">
        <text:p text:style-name="Text_20_body"><text:bookmark text:name="6254dbf2-5ba7-4e34-a58f-a9fb80ecf7aa"/>I'd build a reference with something that is common to the person.</text:p>
        <text:p text:style-name="Text_20_body">Construiria uma referência com algo que é comum à pessoa.</text:p>
      </text:section>
      <text:section text:style-name="Sect1" text:name="6d0a353b-c144-4d21-9186-6c5675615030">
        <text:p text:style-name="P48">Carl</text:p>
      </text:section>
      <text:section text:style-name="Sect1" text:name="Section191">
        <text:p text:style-name="Text_20_body"><text:bookmark text:name="6d0a353b-c144-4d21-9186-6c5675615030"/>What have you learned from your previous experiences?</text:p>
        <text:p text:style-name="Text_20_body">O que você aprendeu com suas experiências anteriores?</text:p>
      </text:section>
      <text:section text:style-name="Sect1" text:name="0dba1c31-c2ec-49a3-a795-cac5ddc48f6c">
        <text:p text:style-name="P48">Jane</text:p>
      </text:section>
      <text:section text:style-name="Sect1" text:name="Section192">
        <text:p text:style-name="Text_20_body"><text:bookmark text:name="0dba1c31-c2ec-49a3-a795-cac5ddc48f6c"/>I remember reading a lot of articles and interviews when I was in college which taught the importance of some skills.</text:p>
        <text:p text:style-name="Text_20_body">Lembro-me de ler muitos artigos e entrevistas quando estava na faculdade que ensinavam a importância de algumas habilidades.</text:p>
      </text:section>
      <text:section text:style-name="Sect1" text:name="e92f7c6f-0c5d-4925-b8b8-934081533aa0">
        <text:p text:style-name="P48">Jane</text:p>
      </text:section>
      <text:section text:style-name="Sect1" text:name="Section193">
        <text:p text:style-name="Text_20_body"><text:bookmark text:name="e92f7c6f-0c5d-4925-b8b8-934081533aa0"/>You know, I've learned so much during these years of professional experiences and I now see that those articles I used to read make much more sense.</text:p>
        <text:p text:style-name="Text_20_body">Sabe, aprendi muito nesses anos de experiência profissional e agora vejo que os artigos que lia fazem muito mais sentido.</text:p>
      </text:section>
      <text:section text:style-name="Sect1" text:name="596bd0b2-acce-4863-b30e-2de9f91a23c7">
        <text:p text:style-name="P48"><text:bookmark text:name="ea00d5c6-73f2-4a52-b994-67b87939e9d475"/>Jane</text:p>
      </text:section>
      <text:section text:style-name="Sect1" text:name="Section194">
        <text:p text:style-name="Text_20_body"><text:bookmark text:name="596bd0b2-acce-4863-b30e-2de9f91a23c7"/>First, I learned the importance of being organized and planning thoroughly before you start a project.</text:p>
        <text:p text:style-name="Text_20_body">Primeiro, aprendi a importância de ser organizada e planejar cuidadosamente antes de iniciar um projeto.</text:p>
      </text:section>
      <text:section text:style-name="Sect1" text:name="0ec0c554-2c1b-4982-9403-16b1af008142">
        <text:p text:style-name="P48"><text:bookmark text:name="ea00d5c6-73f2-4a52-b994-67b87939e9d476"/>Jane</text:p>
      </text:section>
      <text:section text:style-name="Sect1" text:name="Section195">
        <text:p text:style-name="Text_20_body"><text:bookmark text:name="0ec0c554-2c1b-4982-9403-16b1af008142"/>Also, the importance of being honest when working with a team.</text:p>
        <text:p text:style-name="Text_20_body">Além disso, a importância de ser honesta ao trabalhar com uma equipe.</text:p>
      </text:section>
      <text:section text:style-name="Sect1" text:name="ace50db5-e260-479c-9e7f-3ca68ec3b3cb">
        <text:p text:style-name="P48"><text:bookmark text:name="ea00d5c6-73f2-4a52-b994-67b87939e9d477"/>Jane</text:p>
      </text:section>
      <text:section text:style-name="Sect1" text:name="Section196">
        <text:p text:style-name="Text_20_body"><text:bookmark text:name="ace50db5-e260-479c-9e7f-3ca68ec3b3cb"/>Effective communication is essential as well,</text:p>
        <text:p text:style-name="Text_20_body">Uma comunicação eficaz também é essencial,</text:p>
      </text:section>
      <text:section text:style-name="Sect1" text:name="ccf23664-6572-4e31-80e7-fd82e2c259e3">
        <text:p text:style-name="P48"><text:bookmark text:name="ea00d5c6-73f2-4a52-b994-67b87939e9d478"/>Jane</text:p>
      </text:section>
      <text:section text:style-name="Sect1" text:name="Section197">
        <text:p text:style-name="Text_20_body"><text:bookmark text:name="ccf23664-6572-4e31-80e7-fd82e2c259e3"/><text:soft-page-break/>because when you don't make yourself clear and communication doesn't get across, there might be some misunderstandings which can be very harmful for the team and the operation.</text:p>
        <text:p text:style-name="Text_20_body">porque quando você não se faz claro e a comunicação não se estabelece, podem haver alguns mal-entendidos que podem ser muito prejudiciais para a equipe e para a operação.</text:p>
      </text:section>
      <text:section text:style-name="Sect1" text:name="07a68b3e-a0fd-41f0-8978-73c1d4dd78ec">
        <text:p text:style-name="P48"><text:bookmark text:name="ea00d5c6-73f2-4a52-b994-67b87939e9d479"/>Jane</text:p>
      </text:section>
      <text:section text:style-name="Sect1" text:name="Section198">
        <text:p text:style-name="Text_20_body"><text:bookmark text:name="07a68b3e-a0fd-41f0-8978-73c1d4dd78ec"/>Finally I've grown a big deal regarding my technical performance.</text:p>
        <text:p text:style-name="Text_20_body">E por último, eu cresci muito em relação ao meu desempenho técnico.</text:p>
      </text:section>
      <text:section text:style-name="Sect1" text:name="8a8fb591-5cd5-4337-81ca-006c643cf1c5">
        <text:p text:style-name="P48"><text:bookmark text:name="ea00d5c6-73f2-4a52-b994-67b87939e9d480"/>Jane</text:p>
      </text:section>
      <text:section text:style-name="Sect1" text:name="Section199">
        <text:p text:style-name="Text_20_body"><text:bookmark text:name="8a8fb591-5cd5-4337-81ca-006c643cf1c5"/>I've worked with very important technologies during these years and I've also been teaching junior professionals online, which helps me to learn even more.</text:p>
        <text:p text:style-name="Text_20_body">Trabalhei com tecnologias muito importantes durante esses anos e também tenho ensinado profissionais juniores online, o que me ajuda a aprender ainda mais.</text:p>
      </text:section>
      <text:section text:style-name="Sect1" text:name="7607fd69-90bb-4d56-8662-6ef21fd2b92d">
        <text:p text:style-name="P48"><text:bookmark text:name="459c84a0-743d-4ecf-8386-b154ebc02c6161"/>Carl</text:p>
      </text:section>
      <text:section text:style-name="Sect1" text:name="Section200">
        <text:p text:style-name="Text_20_body"><text:bookmark text:name="7607fd69-90bb-4d56-8662-6ef21fd2b92d"/>Interesting! And how would you describe yourself in four words or expressions?</text:p>
        <text:p text:style-name="Text_20_body">Interessante! E como você se descreveria em quatro palavras ou expressões?</text:p>
      </text:section>
      <text:section text:style-name="Sect1" text:name="fd5465fd-e691-4c09-b9d1-7ddcad50005c">
        <text:p text:style-name="P48"><text:bookmark text:name="ea00d5c6-73f2-4a52-b994-67b87939e9d481"/>Jane</text:p>
      </text:section>
      <text:section text:style-name="Sect1" text:name="Section201">
        <text:p text:style-name="Text_20_body"><text:bookmark text:name="fd5465fd-e691-4c09-b9d1-7ddcad50005c"/>I think probably 'focused', 'problem solver', 'thoughtful' and 'innovative'.</text:p>
        <text:p text:style-name="Text_20_body">Acho que provavelmente 'focada', 'solucionadora de problemas', 'empática' e 'inovadora'.</text:p>
      </text:section>
      <text:section text:style-name="Sect1" text:name="625cf2d5-a1ef-49ad-9f35-3b0d79bb4ddb">
        <text:p text:style-name="P48"><text:bookmark text:name="459c84a0-743d-4ecf-8386-b154ebc02c6162"/>Carl</text:p>
      </text:section>
      <text:section text:style-name="Sect1" text:name="Section202">
        <text:p text:style-name="Text_20_body"><text:bookmark text:name="625cf2d5-a1ef-49ad-9f35-3b0d79bb4ddb"/>Great interview, Jane. I'll call you to inform about the next steps, okay?</text:p>
        <text:p text:style-name="Text_20_body">Ótima entrevista, Jane. Vou te ligar para informar sobre os próximos passos, ok?</text:p>
      </text:section>
      <text:section text:style-name="Sect1" text:name="f8f014a3-ce2e-4af0-b8ae-fef5ca3e5497">
        <text:p text:style-name="P48"><text:bookmark text:name="ea00d5c6-73f2-4a52-b994-67b87939e9d482"/>Jane</text:p>
      </text:section>
      <text:p text:style-name="Text_20_body">Sure. I appreciate it.</text:p>
      <text:p text:style-name="Text_20_body">Claro. Eu agradeço.</text:p>
      <text:p text:style-name="P38">I had the chance to interview at a very important company about two months ago and I want to tell you about this experience. Although I didn't get the job, it was an amazing experience interviewing at this company, which is a reference when talking about technology. I applied for this position having in mind this could become a good oppotunity if I passed, and an experience if I failed.<text:line-break/><text:line-break/>After four days, I got a call from a recruiter and she said that they would like to have a initial discussion to progress further with my application. Before the initial call, they wanted me to complete a questionnaire that consisted of basic questions. So I answered all the questions. The initial call was to get to know me better and assess my technical competency. It was a conversation that began with a brief introduction from both sides. Then there was a round of questions focused on more technical answers.<text:line-break/><text:line-break/>Then, the recruiter asked me about my strongest programming language I told her it was Node.Js. After this, I was invited to a video interview. First, I asked questions to clear some doubts about the process. Then, I was asked to start the challenge. So I thought a bit and I started coding. It took some time for me to finish the challenge, but I finally could solve it.<text:line-break/><text:soft-page-break/><text:line-break/>Then the recruiter made me wait a little and, about four minutes later, she thanked me for participating and I finally went back home. I couldn't rest well on that day because they didn't say anything after I finished the challenge. So I had to take some medicine so that I could relax a little and prepare myself to get the answer I didn't want to hear. By the way, as I had already said, in the end I didn't get the job. But getting a 'no' is necessary sometimes. That's what I always heard my parents say.</text:p>
      <text:p text:style-name="P38"/>
      <text:p text:style-name="P38">Dear, Peter. How are things going? I'm doing great. It's been a long time since I last emailed you, right? First I want to tell you that the advice you've given me during our last conversation was very important and useful for me and for my career. Thank you, Peter. Second, I've recently started a programming course to improve my knowledge and abilities in technology and I have pretty good feelings about this. At first, I signed up thinking I wouldn't be able to keep up with the students, but I seem to be doing very well and the challenge has been helping me to get more mature. Classes have been very motivating and everyone is so collaborative and helpful. We share a lot of important career and networking tips. It's amamzing. After finishing this course, I will definitely try to find an international opportunity, after all I've been practicing a lot of French to get an interview with a good company. Although I'm not sure I'll be called for an interview so early, I'll let you know if that happens. after that, I'll definitely study even more and save some money in case I have the opportunity to travel around Europe. Well, I think that's it for today. I hope you have a great weekend and enjoy your family. Looking forward to hearing from you. Take care. Billy﻿</text:p>
      <text:p text:style-name="P24">M4U4</text:p>
      <text:p text:style-name="P24">Now listen to the sentences and check the translation</text:p>
      <text:section text:style-name="Sect1" text:name="87cd45ed-a929-4ac7-9078-b574be91392e">
        <text:p text:style-name="P49"><text:bookmark text:name="459c84a0-743d-4ecf-8386-b154ebc02c6163"/>Carl</text:p>
      </text:section>
      <text:section text:style-name="Sect1" text:name="Section203">
        <text:p text:style-name="Text_20_body"><text:bookmark text:name="87cd45ed-a929-4ac7-9078-b574be91392e"/>Hey, Jane. How's it going? Are you excited for this interview?</text:p>
        <text:p text:style-name="Text_20_body">Oi, Jane. Como está indo? Você está animada para esta entrevista?</text:p>
      </text:section>
      <text:section text:style-name="Sect1" text:name="f18bdc74-3c4f-4513-86fc-9921a573198a">
        <text:p text:style-name="P49"><text:bookmark text:name="ea00d5c6-73f2-4a52-b994-67b87939e9d483"/>Jane</text:p>
      </text:section>
      <text:section text:style-name="Sect1" text:name="Section204">
        <text:p text:style-name="Text_20_body"><text:bookmark text:name="f18bdc74-3c4f-4513-86fc-9921a573198a"/>Hi, I'm doing great. Yes, I'm excited and a little bit nervous, too.</text:p>
        <text:p text:style-name="Text_20_body">Oi, estou indo muito bem. Sim, estou animada e um pouco nervosa também.</text:p>
      </text:section>
      <text:section text:style-name="Sect1" text:name="7bddb758-27a2-493a-962c-801921fae890">
        <text:p text:style-name="P49"><text:bookmark text:name="459c84a0-743d-4ecf-8386-b154ebc02c6164"/>Carl</text:p>
      </text:section>
      <text:section text:style-name="Sect1" text:name="Section205">
        <text:p text:style-name="Text_20_body"><text:bookmark text:name="7bddb758-27a2-493a-962c-801921fae890"/>Don't worry. You'll be fine. I'm gonna put the timer on the clock when I present you a problem. You'll have about 45 minutes, okay?</text:p>
        <text:p text:style-name="Text_20_body">Não se preocupe. Você vai ficar bem. Vou colocar o cronômetro no relógio quando apresentar um problema. Você terá cerca de 45 minutos, ok?</text:p>
      </text:section>
      <text:section text:style-name="Sect1" text:name="db14982f-21f6-499e-a97e-13aeedde3ff0">
        <text:p text:style-name="P49"><text:bookmark text:name="ea00d5c6-73f2-4a52-b994-67b87939e9d484"/>Jane</text:p>
      </text:section>
      <text:section text:style-name="Sect1" text:name="Section206">
        <text:p text:style-name="Text_20_body"><text:bookmark text:name="db14982f-21f6-499e-a97e-13aeedde3ff0"/>Okay!</text:p>
        <text:p text:style-name="Text_20_body">Ok!</text:p>
      </text:section>
      <text:section text:style-name="Sect1" text:name="1222247c-fdb7-4684-ba8b-e4bdf18fa71b">
        <text:p text:style-name="P49"><text:bookmark text:name="459c84a0-743d-4ecf-8386-b154ebc02c6165"/>Carl</text:p>
      </text:section>
      <text:section text:style-name="Sect1" text:name="Section207">
        <text:p text:style-name="Text_20_body"><text:bookmark text:name="1222247c-fdb7-4684-ba8b-e4bdf18fa71b"/>So, imagine an array of integers and an integer target,.</text:p>
        <text:p text:style-name="Text_20_body">Então, imagine um array de inteiros "numeros" e um inteiro "alvo".</text:p>
      </text:section>
      <text:section text:style-name="Sect1" text:name="38c1103f-abad-44c9-9235-9d1e93062300">
        <text:p text:style-name="P49"><text:bookmark text:name="459c84a0-743d-4ecf-8386-b154ebc02c6166"/><text:soft-page-break/>Carl</text:p>
      </text:section>
      <text:section text:style-name="Sect1" text:name="Section208">
        <text:p text:style-name="Text_20_body"><text:bookmark text:name="38c1103f-abad-44c9-9235-9d1e93062300"/>You must return the indices of the two numbers then when added up, are equal to the target number.</text:p>
        <text:p text:style-name="Text_20_body">Você deve retornar os índices dos dois números que quando somados são iguais ao "alvo".</text:p>
      </text:section>
      <text:section text:style-name="Sect1" text:name="cc606e80-6000-41e4-a958-a3c9afe4e199">
        <text:p text:style-name="P49"><text:bookmark text:name="459c84a0-743d-4ecf-8386-b154ebc02c6167"/>Carl</text:p>
      </text:section>
      <text:section text:style-name="Sect1" text:name="Section209">
        <text:p text:style-name="Text_20_body"><text:bookmark text:name="cc606e80-6000-41e4-a958-a3c9afe4e199"/>You may assume that each input, array and target values, will have exactly one solution.</text:p>
        <text:p text:style-name="Text_20_body">Você deve assumir que cada conjunto de entrada ("numeros" e "alvo") terá exatamente uma solução.</text:p>
      </text:section>
      <text:section text:style-name="Sect1" text:name="cc0c9fc3-9b89-42c2-8135-b1e8d0123d55">
        <text:p text:style-name="P49"><text:bookmark text:name="459c84a0-743d-4ecf-8386-b154ebc02c6168"/>Carl</text:p>
      </text:section>
      <text:section text:style-name="Sect1" text:name="Section210">
        <text:p text:style-name="Text_20_body"><text:bookmark text:name="cc0c9fc3-9b89-42c2-8135-b1e8d0123d55"/>For example, in an array with the values [1, 2, 3, 4] and target equal to 5, the expected result would be 0 and 3, indices of the values 1 and 4, which added together equal 5, the target.</text:p>
        <text:p text:style-name="Text_20_body">Por exemplo, para um array com os valores [1, 2, 3, 4] e "alvo" igual a 5, o resultado esperado seria 0 e 3, índices dos valores 1 e 4, que somados equivalem a 5.</text:p>
      </text:section>
      <text:section text:style-name="Sect1" text:name="e077f746-ffda-4f6e-b7de-0d9f96dcb109">
        <text:p text:style-name="P49"><text:bookmark text:name="ea00d5c6-73f2-4a52-b994-67b87939e9d485"/>Jane</text:p>
      </text:section>
      <text:section text:style-name="Sect1" text:name="Section211">
        <text:p text:style-name="Text_20_body"><text:bookmark text:name="e077f746-ffda-4f6e-b7de-0d9f96dcb109"/>Right. Can I start coding it up?</text:p>
        <text:p text:style-name="Text_20_body">Certo. Posso começar a programar?</text:p>
      </text:section>
      <text:section text:style-name="Sect1" text:name="ed1bcc0a-050a-4603-9be5-5460b37eea8a">
        <text:p text:style-name="P49"><text:bookmark text:name="459c84a0-743d-4ecf-8386-b154ebc02c6169"/>Carl</text:p>
      </text:section>
      <text:section text:style-name="Sect1" text:name="Section212">
        <text:p text:style-name="Text_20_body"><text:bookmark text:name="ed1bcc0a-050a-4603-9be5-5460b37eea8a"/>Sure. Go ahead.</text:p>
        <text:p text:style-name="Text_20_body">Claro. Vá em frente.</text:p>
      </text:section>
      <text:section text:style-name="Sect1" text:name="b6ff3c2d-1e2c-4c9f-b597-15878d7798eb">
        <text:p text:style-name="P49"><text:bookmark text:name="ea00d5c6-73f2-4a52-b994-67b87939e9d486"/>Jane</text:p>
      </text:section>
      <text:section text:style-name="Sect1" text:name="Section213">
        <text:p text:style-name="Text_20_body"><text:bookmark text:name="b6ff3c2d-1e2c-4c9f-b597-15878d7798eb"/>Okay, thinking of a more efficient solution, I'll first sort my array in an ascending way and use two variables to control indexes: one starting from the beginning of the array and one from the end.</text:p>
        <text:p text:style-name="Text_20_body">Pensando em uma solução mais eficiente, primeiro vou ordenar meu array "numeros" de forma crescente e usar duas variáveis ​​para controlar os índices: uma começando do início e outra do fim do array.</text:p>
      </text:section>
      <text:section text:style-name="Sect1" text:name="b6dc937f-7a65-434b-b446-5bdd793a55dd">
        <text:p text:style-name="P49"><text:bookmark text:name="ea00d5c6-73f2-4a52-b994-67b87939e9d487"/>Jane</text:p>
      </text:section>
      <text:section text:style-name="Sect1" text:name="Section214">
        <text:p text:style-name="Text_20_body"><text:bookmark text:name="b6dc937f-7a65-434b-b446-5bdd793a55dd"/>With this, I intend to move the indexes according to the sum of their values relative to the target.</text:p>
        <text:p text:style-name="Text_20_body">Com isso, pretendo movimentar os índices de acordo com a soma de seus valores relativos ao "alvo".</text:p>
      </text:section>
      <text:section text:style-name="Sect1" text:name="754a2127-cb52-45a9-a53c-dcbbe094bc0d">
        <text:p text:style-name="P49"><text:bookmark text:name="ea00d5c6-73f2-4a52-b994-67b87939e9d488"/>Jane</text:p>
      </text:section>
      <text:section text:style-name="Sect1" text:name="Section215">
        <text:p text:style-name="Text_20_body"><text:bookmark text:name="754a2127-cb52-45a9-a53c-dcbbe094bc0d"/>If the sum is greater, I decrement the final index, making the sum value smaller.</text:p>
        <text:p text:style-name="Text_20_body">Se a soma for maior, decremento o índice final, tornando o valor da soma menor.</text:p>
      </text:section>
      <text:section text:style-name="Sect1" text:name="bfe19b82-a35b-4d81-b4b3-bfbb6bbabed1">
        <text:p text:style-name="P49"><text:bookmark text:name="ea00d5c6-73f2-4a52-b994-67b87939e9d489"/>Jane</text:p>
      </text:section>
      <text:section text:style-name="Sect1" text:name="Section216">
        <text:p text:style-name="Text_20_body"><text:bookmark text:name="bfe19b82-a35b-4d81-b4b3-bfbb6bbabed1"/>On the other hand, if the sum is smaller, I increment the initial index, making the sum value larger.</text:p>
        <text:p text:style-name="Text_20_body">Por outro lado, se a soma for menor, incremento o índice inicial, tornando o valor da soma maior.</text:p>
      </text:section>
      <text:section text:style-name="Sect1" text:name="9c000345-438a-4310-9e9f-eb4c4342b763">
        <text:p text:style-name="P49"><text:bookmark text:name="ea00d5c6-73f2-4a52-b994-67b87939e9d490"/>Jane</text:p>
      </text:section>
      <text:section text:style-name="Sect1" text:name="Section217">
        <text:p text:style-name="Text_20_body"><text:bookmark text:name="9c000345-438a-4310-9e9f-eb4c4342b763"/>I will repeat this logic until I find the sum equal to the target.</text:p>
        <text:p text:style-name="Text_20_body">Com isso, posso repetir essa lógica até encontrar uma soma igual ao "alvo".</text:p>
      </text:section>
      <text:section text:style-name="Sect1" text:name="5f8acfe5-df99-4d65-96cf-bb054d3bc747">
        <text:p text:style-name="P49"><text:bookmark text:name="ea00d5c6-73f2-4a52-b994-67b87939e9d491"/>Jane</text:p>
      </text:section>
      <text:section text:style-name="Sect1" text:name="Section218">
        <text:p text:style-name="Text_20_body"><text:bookmark text:name="5f8acfe5-df99-4d65-96cf-bb054d3bc747"/>Okay. I'm all set up.</text:p>
        <text:p text:style-name="Text_20_body"><text:soft-page-break/>Ok. Tudo pronto.</text:p>
      </text:section>
      <text:section text:style-name="Sect1" text:name="8706ea51-4fe8-4545-a201-45d0205e6d14">
        <text:p text:style-name="P49"><text:bookmark text:name="459c84a0-743d-4ecf-8386-b154ebc02c6170"/>Carl</text:p>
      </text:section>
      <text:section text:style-name="Sect1" text:name="Section219">
        <text:p text:style-name="Text_20_body"><text:bookmark text:name="8706ea51-4fe8-4545-a201-45d0205e6d14"/>Good, Jane. Time was almost up anyway.</text:p>
        <text:p text:style-name="Text_20_body">Ótimo, Jane. O tempo estava quase acabando mesmo.</text:p>
      </text:section>
      <text:section text:style-name="Sect1" text:name="3910c74f-160b-4d81-bdb4-a0b2754759a3">
        <text:p text:style-name="P49"><text:bookmark text:name="459c84a0-743d-4ecf-8386-b154ebc02c6171"/>Carl</text:p>
      </text:section>
      <text:p text:style-name="Text_20_body">Congratulations on solving the problem. We'll call you as soon as we have the result of this selection step.</text:p>
      <text:p text:style-name="Text_20_body">Parabéns por resolver o problema. Ligaremos para você assim que tivermos o resultado desta etapa de seleção.</text:p>
      <text:p text:style-name="P24"/>
      <text:p text:style-name="P39">Pair Programming is a programming method in which two people work together on the same coding challenge. One of these two people is the one who writes the code, and the other reviews each line of the code as it is written, checking to find possible errors. They usually exchange their roles regularly during the programming.<text:line-break/><text:line-break/>When developing a program in pairs, the code that is produced is continuously inspected. This continuous inspection is an opportunity to catch errors early and reduce bugs in the final product. The result of this kind of 'team work' is better collaboration, higher product quality and the best practices for sustained development.<text:line-break/><text:line-break/>It enables learning and sharing of information between developers and, in general, two people thinking about the same problem can create simpler and more effective solutions and scenarios. Pair programming also contributes to team strength, because the constant exchange of roles and knowledge, minimizes the impact that the loss of a member has on the team.<text:line-break/><text:line-break/>Some other advantages of pair programming are: better workflow and concentration, mutual and continuous learning, union of teams, decrease of time and errors, reduce stress, and many others. Some pair programmers have reported that they enjoy working on a pair programming environment rather than working alone.<text:line-break/><text:line-break/>It makes work much more enjoyable and facilitates better communication in the team. This is such an important benefit, since everything that is done with satisfaction and diligence tends to increase productivity and lead to better results.</text:p>
      <text:p text:style-name="P39"/>
      <text:p text:style-name="P39">How does a live coding interview work to hire a developer? A live coding interview is a very important step to hire a qualified developer during a recruitment and selection process. This selection method can be used in a technical decision-making stage. During a live coding interview, there may be the simulation of real business problems or the creation of scenarios to test the developer in the midst of some adversity in a controlled environment. A live coding is essential to better understand the technical behavior of a developer. With the process, it is possible to identify the way of thinking and what paths the programmer is capable of tracing until reaching a result. Live coding interviews are considered one of the most difficult and stressful challenges developers <text:soft-page-break/>experience during a hiring process. However, they are an excellent source of information because these tests allow the recruiter to examine a candidate's logic, ability to explain their thoughts and actions, while also testing their ability to code under pressure. Not only do they allow interviewees to detect their level of knowledge and performance, but live codings are also a good opportunity to see the communication and collaborative skills of a developer within a team. Here are three quick tips for you to excel in a live coding interview: - Research the company you are applying to. - Choose a language that you feel comfortable working with. - Get ready for the challenges.</text:p>
      <text:p text:style-name="P25">M4U5</text:p>
      <text:p text:style-name="P40">Now listen to the sentences and check the translation</text:p>
      <text:section text:style-name="Sect1" text:name="607b28f7-6539-46ce-882b-17c6775e9391">
        <text:p text:style-name="P50"><text:bookmark text:name="459c84a0-743d-4ecf-8386-b154ebc02c6172"/>Carl</text:p>
      </text:section>
      <text:section text:style-name="Sect1" text:name="Section220">
        <text:p text:style-name="Text_20_body"><text:bookmark text:name="607b28f7-6539-46ce-882b-17c6775e9391"/>Hey, Jane. How are you doing? You did very well on our coding interview and now we are going to the next step of the selection process. Do you have any questions or doubts?</text:p>
        <text:p text:style-name="Text_20_body">Oi, Jane. Como você está? Você foi muito bem em nossa entrevista de codificação e agora vamos para a próxima etapa do processo de seleção. Você tem alguma pergunta ou dúvida?</text:p>
      </text:section>
      <text:section text:style-name="Sect1" text:name="e02fb9ae-ca93-4de5-9b98-f11618c6af4e">
        <text:p text:style-name="P50"><text:bookmark text:name="ea00d5c6-73f2-4a52-b994-67b87939e9d492"/>Jane</text:p>
      </text:section>
      <text:section text:style-name="Sect1" text:name="Section221">
        <text:p text:style-name="Text_20_body"><text:bookmark text:name="e02fb9ae-ca93-4de5-9b98-f11618c6af4e"/>No. I’m ready for the next step.</text:p>
        <text:p text:style-name="Text_20_body">Não. Estou pronta para o próximo passo.</text:p>
      </text:section>
      <text:section text:style-name="Sect1" text:name="2d0e6d8d-57b9-479a-8863-dd379b8ea92e">
        <text:p text:style-name="P50"><text:bookmark text:name="459c84a0-743d-4ecf-8386-b154ebc02c6173"/>Carl</text:p>
      </text:section>
      <text:section text:style-name="Sect1" text:name="Section222">
        <text:p text:style-name="Text_20_body"><text:bookmark text:name="2d0e6d8d-57b9-479a-8863-dd379b8ea92e"/>Great. So the next step is a pair coding challenge.</text:p>
        <text:p text:style-name="Text_20_body">Ótimo. Portanto, o próximo passo é um desafio de codificação de pares.</text:p>
      </text:section>
      <text:section text:style-name="Sect1" text:name="f0e2c730-8434-4baf-8df2-11b7f2b984ad">
        <text:p text:style-name="P50"><text:bookmark text:name="459c84a0-743d-4ecf-8386-b154ebc02c6174"/>Carl</text:p>
      </text:section>
      <text:section text:style-name="Sect1" text:name="Section223">
        <text:p text:style-name="Text_20_body"><text:bookmark text:name="f0e2c730-8434-4baf-8df2-11b7f2b984ad"/>We'll call the second participant, William, and you two will solve a problem using Java programming language. Is that okay for you?</text:p>
        <text:p text:style-name="Text_20_body">Chamaremos o segundo participante, William, e vocês dois resolverão um problema usando a linguagem de programação Java. Tudo bem pra você?</text:p>
      </text:section>
      <text:section text:style-name="Sect1" text:name="b7d97793-c87b-46f8-9754-07f5c68319ad">
        <text:p text:style-name="P50"><text:bookmark text:name="ea00d5c6-73f2-4a52-b994-67b87939e9d493"/>Jane</text:p>
      </text:section>
      <text:section text:style-name="Sect1" text:name="Section224">
        <text:p text:style-name="Text_20_body"><text:bookmark text:name="b7d97793-c87b-46f8-9754-07f5c68319ad"/>Yep, it is! Thank you very much.</text:p>
        <text:p text:style-name="Text_20_body">Sim, tudo bem! Muito obrigada.</text:p>
      </text:section>
      <text:section text:style-name="Sect1" text:name="08d59f53-85a6-4419-88ec-af2ee777c7ae">
        <text:p text:style-name="P50"><text:bookmark text:name="459c84a0-743d-4ecf-8386-b154ebc02c6175"/>Carl</text:p>
      </text:section>
      <text:section text:style-name="Sect1" text:name="Section225">
        <text:p text:style-name="Text_20_body"><text:bookmark text:name="08d59f53-85a6-4419-88ec-af2ee777c7ae"/>Ok, no problem. I'm going to call William. Just one second.</text:p>
        <text:p text:style-name="Text_20_body">Ok, sem problemas. Vou ligar para William. Só um segundo.</text:p>
      </text:section>
      <text:section text:style-name="Sect1" text:name="2b43a097-c32d-42a3-a62b-3510dde07737">
        <text:p text:style-name="P50"><text:bookmark text:name="459c84a0-743d-4ecf-8386-b154ebc02c6176"/>Carl</text:p>
      </text:section>
      <text:section text:style-name="Sect1" text:name="Section226">
        <text:p text:style-name="Text_20_body"><text:bookmark text:name="2b43a097-c32d-42a3-a62b-3510dde07737"/>Hey William, how are you doing?</text:p>
        <text:p text:style-name="Text_20_body">Oi William, como vai?</text:p>
      </text:section>
      <text:section text:style-name="Sect1" text:name="4adb83bd-976f-4770-b824-79de28c7ed87">
        <text:p text:style-name="P50"><text:bookmark text:name="76b931cf-84f8-4104-96fc-3610bff07431"/>Will</text:p>
      </text:section>
      <text:section text:style-name="Sect1" text:name="Section227">
        <text:p text:style-name="Text_20_body"><text:bookmark text:name="4adb83bd-976f-4770-b824-79de28c7ed87"/>Hi, I'm good. And you?</text:p>
        <text:p text:style-name="Text_20_body">Oi, estou bem. E você?</text:p>
      </text:section>
      <text:section text:style-name="Sect1" text:name="cd691b42-78cb-4904-b611-78b77414e54a">
        <text:p text:style-name="P50"><text:bookmark text:name="459c84a0-743d-4ecf-8386-b154ebc02c6177"/>Carl</text:p>
      </text:section>
      <text:section text:style-name="Sect1" text:name="Section228">
        <text:p text:style-name="Text_20_body"><text:bookmark text:name="cd691b42-78cb-4904-b611-78b77414e54a"/><text:soft-page-break/>I'm good as well.</text:p>
        <text:p text:style-name="Text_20_body">Eu também estou bem.</text:p>
      </text:section>
      <text:section text:style-name="Sect1" text:name="a050450b-6322-4bb2-a2f7-e3b76dacd62a">
        <text:p text:style-name="P50"><text:bookmark text:name="459c84a0-743d-4ecf-8386-b154ebc02c6178"/>Carl</text:p>
      </text:section>
      <text:section text:style-name="Sect1" text:name="Section229">
        <text:p text:style-name="Text_20_body"><text:bookmark text:name="a050450b-6322-4bb2-a2f7-e3b76dacd62a"/>William, as I told you before we're going to start our pair coding challenge.</text:p>
        <text:p text:style-name="Text_20_body">William, como eu disse antes, vamos começar nosso desafio de codificação de pares.</text:p>
      </text:section>
      <text:section text:style-name="Sect1" text:name="21ddad0f-b7b1-4a41-b846-a3673f7001c8">
        <text:p text:style-name="P50"><text:bookmark text:name="459c84a0-743d-4ecf-8386-b154ebc02c6179"/>Carl</text:p>
      </text:section>
      <text:section text:style-name="Sect1" text:name="Section230">
        <text:p text:style-name="Text_20_body"><text:bookmark text:name="21ddad0f-b7b1-4a41-b846-a3673f7001c8"/>Your partner is Jane. I'm going to put the timer on when I present the problem to you both.</text:p>
        <text:p text:style-name="Text_20_body">Sua parceira é a Jane. Vou ligar o cronômetro quando apresentar o problema para vocês dois.</text:p>
      </text:section>
      <text:section text:style-name="Sect1" text:name="4dd82c0a-5039-4669-bc21-fe2151b67b64">
        <text:p text:style-name="P50"><text:bookmark text:name="459c84a0-743d-4ecf-8386-b154ebc02c6180"/>Carl</text:p>
      </text:section>
      <text:section text:style-name="Sect1" text:name="Section231">
        <text:p text:style-name="Text_20_body"><text:bookmark text:name="4dd82c0a-5039-4669-bc21-fe2151b67b64"/>You'll have about one hour to solve it, okay? The challenge is the following:</text:p>
        <text:p text:style-name="Text_20_body">Vocês terão cerca de uma hora para resolvê-lo, OK? O desafio é o seguinte:</text:p>
      </text:section>
      <text:section text:style-name="Sect1" text:name="30510ca6-1697-42e4-98b2-fc7c84dd86ed">
        <text:p text:style-name="P50"><text:bookmark text:name="459c84a0-743d-4ecf-8386-b154ebc02c6181"/>Carl</text:p>
      </text:section>
      <text:section text:style-name="Sect1" text:name="Section232">
        <text:p text:style-name="Text_20_body"><text:bookmark text:name="30510ca6-1697-42e4-98b2-fc7c84dd86ed"/>First, write a Java program to reverse a string without using the reverse method of Java's String class.</text:p>
        <text:p text:style-name="Text_20_body">Primeiro, escreva um programa Java para reverter uma String sem usar o método "reverse()", disponível em algumas classes do Java.</text:p>
      </text:section>
      <text:section text:style-name="Sect1" text:name="2f78c6da-767d-4938-945b-d16de78541b0">
        <text:p text:style-name="P50">Carl</text:p>
      </text:section>
      <text:section text:style-name="Sect1" text:name="Section233">
        <text:p text:style-name="Text_20_body"><text:bookmark text:name="2f78c6da-767d-4938-945b-d16de78541b0"/>Then write a Java program to determine whether a number is prime or not.</text:p>
        <text:p text:style-name="Text_20_body">Em seguida, escreva um novo programa para determinar se um número é primo ou não.</text:p>
      </text:section>
      <text:section text:style-name="Sect1" text:name="33e17399-7a97-40de-aeb3-1c0e91b97cf3">
        <text:p text:style-name="P50"><text:bookmark text:name="459c84a0-743d-4ecf-8386-b154ebc02c6183"/>Carl</text:p>
      </text:section>
      <text:section text:style-name="Sect1" text:name="Section234">
        <text:p text:style-name="Text_20_body"><text:bookmark text:name="33e17399-7a97-40de-aeb3-1c0e91b97cf3"/>The next step is to create a Java Singleton class.</text:p>
        <text:p text:style-name="Text_20_body">O próximo passo é criar uma classe Java que seja um Singleton.</text:p>
      </text:section>
      <text:section text:style-name="Sect1" text:name="36fa8fe1-36a6-4c5c-9cf0-8e9ea0322dd0">
        <text:p text:style-name="P50"><text:bookmark text:name="459c84a0-743d-4ecf-8386-b154ebc02c6184"/>Carl</text:p>
      </text:section>
      <text:section text:style-name="Sect1" text:name="Section235">
        <text:p text:style-name="Text_20_body"><text:bookmark text:name="36fa8fe1-36a6-4c5c-9cf0-8e9ea0322dd0"/>Then, you write a Java program that returns an MD5 hash.</text:p>
        <text:p text:style-name="Text_20_body">Em seguida, vocês escreverão um programa Java que retorne um hash MD5.</text:p>
      </text:section>
      <text:section text:style-name="Sect1" text:name="8bce7174-1d18-4c5b-b799-239b850cc70b">
        <text:p text:style-name="P50"><text:bookmark text:name="459c84a0-743d-4ecf-8386-b154ebc02c6185"/>Carl</text:p>
      </text:section>
      <text:section text:style-name="Sect1" text:name="Section236">
        <text:p text:style-name="Text_20_body"><text:bookmark text:name="8bce7174-1d18-4c5b-b799-239b850cc70b"/>Reverse only the letters in a string and to finish it, write a Pig Latin translator.</text:p>
        <text:p text:style-name="Text_20_body">Inverta apenas as letras de uma string e para finalizar, escreva um tradutor Pig Latin.</text:p>
      </text:section>
      <text:section text:style-name="Sect1" text:name="b55a18a3-6070-4b56-9ca2-40e510d78588">
        <text:p text:style-name="P50"><text:bookmark text:name="459c84a0-743d-4ecf-8386-b154ebc02c6186"/>Carl</text:p>
      </text:section>
      <text:section text:style-name="Sect1" text:name="Section237">
        <text:p text:style-name="Text_20_body"><text:bookmark text:name="b55a18a3-6070-4b56-9ca2-40e510d78588"/>And don't forget to work together. Good luck, guys.</text:p>
        <text:p text:style-name="Text_20_body">E não se esqueçam de trabalhar em conjunto. Boa sorte pessoal.</text:p>
      </text:section>
      <text:section text:style-name="Sect1" text:name="70d2a62b-8264-4a5f-947b-5346bec0ecec">
        <text:p text:style-name="P50"><text:bookmark text:name="ea00d5c6-73f2-4a52-b994-67b87939e9d494"/>Jane</text:p>
      </text:section>
      <text:p text:style-name="Text_20_body">Thanks.</text:p>
      <text:p text:style-name="Text_20_body">Obrigada.</text:p>
      <text:p text:style-name="Text_20_body">Even with unemployment at a very high level, the technology area still continues to grow. This is really something, don't you think? But, when it comes to hiring a really well qualified person, one of the biggest challenges is to validate if the person actually has the necessary technical knowledge <text:soft-page-break/>for the job.<text:line-break/><text:line-break/>And this is where many people get lost, they end up carrying out a technical interview that doesn't match the reality of the vacancy and the candidates. Still, it is important to assess candidates. Obviously if we spend a lot of time, we can assess them more clearly, but the longer the process takes, the greater the risk of the person losing interest in the vacancy.<text:line-break/><text:line-break/>On the other hand, if we spend little time, we may not evaluate the person as necessary. There is a very effective way of evaluating someone's qualifications in technology. It is the pair programming. Basically, in this test the candidate needs to program in front of the person who is interviewing.<text:line-break/><text:line-break/>It's provided a ready code with some problems to be solved and improvements to be made in a reasonable time. At the beginning of the interview, the person interviewing explains the code and outlines the activities to be carried out. The candidate's screen is shared so that it's possible to observe and understand the person's way of building logic.<text:line-break/><text:line-break/>The candidate, then, has time to carry out everything that was proposed. A point of attention is that this type of test can raise the anxiety levels of a candidate, so it is extremely important to break the ice in the beginning of the interview.</text:p>
      <text:p text:style-name="Text_20_body"/>
      <text:p text:style-name="Text_20_body">When we think of a code challenge, we think precisely of a dynamic that aims to evaluate a developer's technical knowledge, knowing that this is essential for him to do a job with excellence. However, when we think about a code challenge in pairs, the skills evaluated will be more than just your knowledge related to the programming language. Recruiters will also assess how you interact with others. If you do an interview like this, you'll also need to know what other skills will be important for you to be hired. An example of this is communication. A good developer needs to communicate well, being clear and precise in the message he wants to convey to his partner. Another skill that tends to be evaluated is flexibility. If you're someone who can adapt to changes quickly and are open to new ideas, you're likely to be hired. Still thinking about the code challenge, another skill that can be evaluated is how you work under pressure. A complicated challenge, timed and done with another candidate seems to be something quite intimidating. Even with all these adversities, if you are focused, efficient and productive, you will prove to be a strong candidate for the job. Sounds very difficult, right? But in fact, this is the time for you to show your technical and psychological potential to the recruiter, always acting ethically and respectfully with each other. If you don't do well in the first interview, ask for feedback and think about what you need improve. The job interview is an excellent thermometer to know how to develop personally and professionally.</text:p>
      <text:p text:style-name="P55">M5U1</text:p>
      <text:p text:style-name="P54">Now listen to the sentences and check the translation</text:p>
      <text:section text:style-name="Sect1" text:name="78acc5b3-7242-4910-af19-f1dbccab4c34">
        <text:p text:style-name="P53"><text:bookmark text:name="459c84a0-743d-4ecf-8386-b154ebc02c6160"/>Carl</text:p>
      </text:section>
      <text:section text:style-name="Sect1" text:name="Section238">
        <text:p text:style-name="Text_20_body"><text:bookmark text:name="78acc5b3-7242-4910-af19-f1dbccab4c34"/>Hello, folks. Welcome back to my channel. You all know I've moved to Canada because of an incredible job opportunity.</text:p>
        <text:p text:style-name="Text_20_body"><text:soft-page-break/>Olá pessoal. Bem-vindos de volta ao meu canal. Todos vocês sabem que me mudei para o Canadá por causa de uma incrível oportunidade de trabalho.</text:p>
      </text:section>
      <text:section text:style-name="Sect1" text:name="ee0400e7-cf1f-4a9a-b120-364de1d3b0f4">
        <text:p text:style-name="Standard"><text:bookmark text:name="459c84a0-743d-4ecf-8386-b154ebc02c6182"/></text:p>
      </text:section>
      <text:section text:style-name="Sect1" text:name="Section239">
        <text:p text:style-name="Text_20_body"><text:bookmark text:name="ee0400e7-cf1f-4a9a-b120-364de1d3b0f4"/>But although it seems like a dream to receive such a good job offer and move to an incredibly well-structured country, even so, in this same context, we can face quite challenging and often frustrating situations.</text:p>
        <text:p text:style-name="Text_20_body">Mas embora pareça um sonho receber uma oferta de trabalho tão boa e mudar para um país incrivelmente bem estruturado, mesmo assim, nesse mesmo contexto, podemos enfrentar situações bastante desafiadoras e muitas vezes frustrantes.</text:p>
      </text:section>
      <text:section text:style-name="Sect1" text:name="260a7ef8-8c79-4aba-bede-cb5a57b04731">
        <text:p text:style-name="Standard"><text:bookmark text:name="459c84a0-743d-4ecf-8386-b154ebc02c6187"/></text:p>
      </text:section>
      <text:section text:style-name="Sect1" text:name="Section240">
        <text:p text:style-name="Text_20_body"><text:bookmark text:name="260a7ef8-8c79-4aba-bede-cb5a57b04731"/>We cannot go through expatriation believing it to be a bed of roses, as this will only generate more frustration.</text:p>
        <text:p text:style-name="Text_20_body">Não podemos passar pela expatriação acreditando que é um mar de rosas, pois isso só vai gerar mais frustração.</text:p>
      </text:section>
      <text:section text:style-name="Sect1" text:name="d144dcb9-36e9-4423-9bb0-490482dfa26d">
        <text:p text:style-name="Standard"><text:bookmark text:name="459c84a0-743d-4ecf-8386-b154ebc02c6188"/></text:p>
      </text:section>
      <text:section text:style-name="Sect1" text:name="Section241">
        <text:p text:style-name="Text_20_body"><text:bookmark text:name="d144dcb9-36e9-4423-9bb0-490482dfa26d"/>Let's be realistic and understand that moving to another country will grant you with good and bad experiences.</text:p>
        <text:p text:style-name="Text_20_body">Sejamos realistas e entendamos que mudar-se para outro país lhe proporcionará boas e más experiências.</text:p>
      </text:section>
      <text:section text:style-name="Sect1" text:name="35c0071d-129e-47a6-b6b6-a882029b3f5b">
        <text:p text:style-name="Standard"><text:bookmark text:name="459c84a0-743d-4ecf-8386-b154ebc02c6189"/></text:p>
      </text:section>
      <text:section text:style-name="Sect1" text:name="Section242">
        <text:p text:style-name="Text_20_body"><text:bookmark text:name="35c0071d-129e-47a6-b6b6-a882029b3f5b"/>Being in a new country forces you to be out of your comfort zone and as such, you will certainly need support in almost all areas of your life.</text:p>
        <text:p text:style-name="Text_20_body">Estar em um novo país te obriga a sair da sua zona de conforto e, como tal, você certamente precisará de apoio em quase todas as áreas de sua vida.</text:p>
      </text:section>
      <text:section text:style-name="Sect1" text:name="cfb50e29-591a-43b8-9139-c603ebfe2e71">
        <text:p text:style-name="Standard"><text:bookmark text:name="459c84a0-743d-4ecf-8386-b154ebc02c6190"/></text:p>
      </text:section>
      <text:section text:style-name="Sect1" text:name="Section243">
        <text:p text:style-name="Text_20_body"><text:bookmark text:name="cfb50e29-591a-43b8-9139-c603ebfe2e71"/>Asking for help isn’t the easiest of tasks even when we live in our own country and know everyone around us, right?</text:p>
        <text:p text:style-name="Text_20_body">Pedir ajuda não é a tarefa mais fácil mesmo quando moramos em nosso próprio país e conhecemos todos ao nosso redor, certo?</text:p>
      </text:section>
      <text:section text:style-name="Sect1" text:name="0bd12baf-32b3-472c-9d44-a722360e57e7">
        <text:p text:style-name="Standard"><text:bookmark text:name="459c84a0-743d-4ecf-8386-b154ebc02c6191"/></text:p>
      </text:section>
      <text:section text:style-name="Sect1" text:name="Section244">
        <text:p text:style-name="Text_20_body"><text:bookmark text:name="0bd12baf-32b3-472c-9d44-a722360e57e7"/>Can you imagine how much harder this can be - yes, much harder - when you are among so many other people you don't know and communicating in a language you're still learning? Pretty difficult, huh?</text:p>
        <text:p text:style-name="Text_20_body">Você pode imaginar o quanto isso pode ser mais difícil - sim, muito mais difícil - quando você está entre tantas pessoas que você não conhece e se comunica em um idioma que ainda está aprendendo? Bem difícil, hein?</text:p>
      </text:section>
      <text:section text:style-name="Sect1" text:name="b3ef710f-6130-4d28-885b-63abad719be6">
        <text:p text:style-name="Standard"><text:bookmark text:name="459c84a0-743d-4ecf-8386-b154ebc02c6192"/></text:p>
      </text:section>
      <text:section text:style-name="Sect1" text:name="Section245">
        <text:p text:style-name="Text_20_body"><text:bookmark text:name="b3ef710f-6130-4d28-885b-63abad719be6"/>We usually underestimate how hard this can be and get depressed when we finally see the reality behind this "beautiful dream".</text:p>
        <text:p text:style-name="Text_20_body"><text:soft-page-break/>Geralmente subestimamos o quão difícil isso pode ser e ficamos deprimidos quando finalmente vemos a realidade por trás desse "sonho lindo".</text:p>
      </text:section>
      <text:section text:style-name="Sect1" text:name="93046620-b378-4ca4-9321-48f6f7881892">
        <text:p text:style-name="Standard"><text:bookmark text:name="459c84a0-743d-4ecf-8386-b154ebc02c6193"/></text:p>
      </text:section>
      <text:section text:style-name="Sect1" text:name="Section246">
        <text:p text:style-name="Text_20_body"><text:bookmark text:name="93046620-b378-4ca4-9321-48f6f7881892"/>Well, but what can I do about this? I've already accepted this job offer, I've already decided to move to a new country. Should I give up and stay home? Of course not.</text:p>
        <text:p text:style-name="Text_20_body">Bem, mas o que posso fazer sobre isso? Já aceitei esta oferta de emprego, já decidi me mudar para um novo país. Devo desistir e ficar em casa? Claro que não.</text:p>
      </text:section>
      <text:section text:style-name="Sect1" text:name="fd379e27-3341-46a3-8f09-62506b454dd8">
        <text:p text:style-name="Standard"><text:bookmark text:name="459c84a0-743d-4ecf-8386-b154ebc02c6194"/></text:p>
      </text:section>
      <text:section text:style-name="Sect1" text:name="Section247">
        <text:p text:style-name="Text_20_body"><text:bookmark text:name="fd379e27-3341-46a3-8f09-62506b454dd8"/>Giving up should not be an option if you haven't tried all possibilities yet. If you give up you'll regret it and say 'if I could, I'd go back in time'.</text:p>
        <text:p text:style-name="Text_20_body">Desistir não deve ser uma opção se você ainda não tentou todas as possibilidades. Se você desistir você vai se arrepender e dizer 'se eu pudesse, eu voltaria no tempo'.</text:p>
      </text:section>
      <text:section text:style-name="Sect1" text:name="4a3f954e-ebad-45f5-ab4d-5b4373eb2273">
        <text:p text:style-name="Standard"><text:bookmark text:name="459c84a0-743d-4ecf-8386-b154ebc02c6195"/></text:p>
      </text:section>
      <text:section text:style-name="Sect1" text:name="Section248">
        <text:p text:style-name="Text_20_body"><text:bookmark text:name="4a3f954e-ebad-45f5-ab4d-5b4373eb2273"/>That's why I'm here on my channel to tell you about my experience, because I haven't given up yet. And I hope you won't either.</text:p>
        <text:p text:style-name="Text_20_body">Por isso estou aqui no meu canal para contar minha experiência, pois eu ainda não desisti. E espero que você também não.</text:p>
      </text:section>
      <text:section text:style-name="Sect1" text:name="6faa351b-8cd5-49bd-9baa-39080e8adebc">
        <text:p text:style-name="Standard"><text:bookmark text:name="459c84a0-743d-4ecf-8386-b154ebc02c6196"/></text:p>
      </text:section>
      <text:section text:style-name="Sect1" text:name="Section249">
        <text:p text:style-name="Text_20_body"><text:bookmark text:name="6faa351b-8cd5-49bd-9baa-39080e8adebc"/>First, I believe that anyone who moves to another country for professional reasons should try hard to find a mentor to help them settle in. (This is an important tip: That you can start doing before your moving day, okay?)</text:p>
        <text:p text:style-name="Text_20_body">Primeiro, acredito que quem se muda para outro país por motivos profissionais deve se esforçar para encontrar um mentor para ajudá-lo a se estabelecer. (Essa é uma dica importante: isso você pode começar a fazer antes do dia da mudança, ok?)</text:p>
      </text:section>
      <text:section text:style-name="Sect1" text:name="ce131612-65d4-4b07-803d-a594ef38a1ed">
        <text:p text:style-name="Standard"><text:bookmark text:name="459c84a0-743d-4ecf-8386-b154ebc02c6197"/></text:p>
      </text:section>
      <text:section text:style-name="Sect1" text:name="Section250">
        <text:p text:style-name="Text_20_body"><text:bookmark text:name="ce131612-65d4-4b07-803d-a594ef38a1ed"/>Being in a completely new place will make it necessary to build your network from scratch. Have you stopped to think about this yet?</text:p>
        <text:p text:style-name="Text_20_body">Estar em um lugar completamente novo tornará necessário construir sua rede de relacionamentos do zero. Você já parou para pensar sobre isso?</text:p>
      </text:section>
      <text:section text:style-name="Sect1" text:name="0a38462b-0d19-4889-80fb-778b25677ea3">
        <text:p text:style-name="Standard"><text:bookmark text:name="459c84a0-743d-4ecf-8386-b154ebc02c6198"/></text:p>
      </text:section>
      <text:section text:style-name="Sect1" text:name="Section251">
        <text:p text:style-name="Text_20_body"><text:bookmark text:name="0a38462b-0d19-4889-80fb-778b25677ea3"/>You will have to connect with new communities, adjust to a new culture, make new friends, have new hobbies and we cannot forget about the new job, right?</text:p>
        <text:p text:style-name="Text_20_body">Você terá que se conectar com novas comunidades, se adaptar a uma nova cultura, fazer novos amigos, ter novos hobbies e não podemos esquecer do novo emprego, certo?</text:p>
      </text:section>
      <text:section text:style-name="Sect1" text:name="57785590-d94a-4e17-b66e-84459ab84974">
        <text:p text:style-name="Standard"><text:bookmark text:name="459c84a0-743d-4ecf-8386-b154ebc02c6199"/></text:p>
      </text:section>
      <text:section text:style-name="Sect1" text:name="Section252">
        <text:p text:style-name="Text_20_body"><text:bookmark text:name="57785590-d94a-4e17-b66e-84459ab84974"/>Which will be the biggest challenge of all. And starting a new job will force you to learn many things, also teach you new ways to relate to a different culture. So I repeat: start your connections before traveling.</text:p>
        <text:p text:style-name="Text_20_body"><text:soft-page-break/>Que será o maior desafio de todos. E começar um novo trabalho vai te forçar a aprender muitas coisas, também te ensinar novas formas de se relacionar com uma cultura diferente. Então repito: inicie suas conexões antes de viajar.</text:p>
      </text:section>
      <text:section text:style-name="Sect1" text:name="5708d967-3502-4583-9ba5-87fd4f197872">
        <text:p text:style-name="Standard"><text:bookmark text:name="459c84a0-743d-4ecf-8386-b154ebc02c61100"/></text:p>
      </text:section>
      <text:section text:style-name="Sect1" text:name="Section253">
        <text:p text:style-name="Text_20_body"><text:bookmark text:name="5708d967-3502-4583-9ba5-87fd4f197872"/>How should we start building this network to find a mentor, then? Why don't you start online? Search for and try to join as many expat-friendly groups as possible in all social media platforms that you remember of.</text:p>
        <text:p text:style-name="Text_20_body">Como devemos começar a construir essa rede de relacionamentos para encontrar um mentor, então? Por que você não começa online? Procure e tente participar do maior número possível de grupos ​​para expatriados em todas as plataformas de mídia social das quais você se lembra.</text:p>
      </text:section>
      <text:section text:style-name="Sect1" text:name="55de8bdd-02a6-46db-91e2-64aade99537c">
        <text:p text:style-name="Standard"><text:bookmark text:name="459c84a0-743d-4ecf-8386-b154ebc02c61101"/></text:p>
      </text:section>
      <text:section text:style-name="Sect1" text:name="Section254">
        <text:p text:style-name="Text_20_body"><text:bookmark text:name="55de8bdd-02a6-46db-91e2-64aade99537c"/>This is the moment when you need to meet with many like-minded individuals who are facing - or have faced – your same situation.</text:p>
        <text:p text:style-name="Text_20_body">Este é o momento em que você precisa conhecer muitas pessoas que pensam da mesma forma que estão enfrentando - ou enfrentaram - sua mesma situação.</text:p>
      </text:section>
      <text:section text:style-name="Sect1" text:name="4d032786-7786-4cac-88fb-41c6392fb0ff">
        <text:p text:style-name="Standard"><text:bookmark text:name="459c84a0-743d-4ecf-8386-b154ebc02c61102"/></text:p>
      </text:section>
      <text:section text:style-name="Sect1" text:name="Section255">
        <text:p text:style-name="Text_20_body"><text:bookmark text:name="4d032786-7786-4cac-88fb-41c6392fb0ff"/>Another useful tip is: after making some friends, help people as many times as you can. When you help someone, you naturally establish rapport with them.</text:p>
        <text:p text:style-name="Text_20_body">Outra dica útil é: depois de fazer alguns amigos, ajude as pessoas quantas vezes puder. Quando você ajuda alguém, você naturalmente estabelece uma conexão com essa pessoa.</text:p>
      </text:section>
      <text:section text:style-name="Sect1" text:name="7dfe6c7d-7c3e-4d45-9023-36c4a81b70b8">
        <text:p text:style-name="Standard"><text:bookmark text:name="459c84a0-743d-4ecf-8386-b154ebc02c61103"/></text:p>
      </text:section>
      <text:section text:style-name="Sect1" text:name="Section256">
        <text:p text:style-name="Text_20_body"><text:bookmark text:name="7dfe6c7d-7c3e-4d45-9023-36c4a81b70b8"/>But it's important to be genuine and help them without expecting anything in return.</text:p>
        <text:p text:style-name="Text_20_body">Mas é importante ser genuíno e ajudá-los sem esperar nada em troca.</text:p>
      </text:section>
      <text:section text:style-name="Sect1" text:name="c4e3e986-e18f-4fa6-b1c9-e868467b77b7">
        <text:p text:style-name="Standard"><text:bookmark text:name="459c84a0-743d-4ecf-8386-b154ebc02c61104"/></text:p>
      </text:section>
      <text:section text:style-name="Sect1" text:name="Section257">
        <text:p text:style-name="Text_20_body"><text:bookmark text:name="c4e3e986-e18f-4fa6-b1c9-e868467b77b7"/>Taking the initiative to connect with new people, putting yourself out there and forming new relationships is the key to find people who will contribute to your story in this new country.</text:p>
        <text:p text:style-name="Text_20_body">Tomar a iniciativa de se conectar com novas pessoas, se expor e formar novos relacionamentos é a chave para encontrar pessoas que irão contribuir com sua história neste novo país.</text:p>
      </text:section>
      <text:section text:style-name="Sect1" text:name="e46b5a7c-9814-4add-9aba-a98810b1e2ae">
        <text:p text:style-name="Standard"><text:bookmark text:name="459c84a0-743d-4ecf-8386-b154ebc02c61105"/></text:p>
      </text:section>
      <text:section text:style-name="Sect1" text:name="Section258">
        <text:p text:style-name="Text_20_body"><text:bookmark text:name="e46b5a7c-9814-4add-9aba-a98810b1e2ae"/>If possible, meet up with these people at a cafe or learn more about them.</text:p>
        <text:p text:style-name="Text_20_body">Se possível, encontre-se com essas pessoas em um café ou aprenda mais sobre elas.</text:p>
      </text:section>
      <text:section text:style-name="Sect1" text:name="79cbe4d3-131b-4a1d-bdca-aff9676525e7">
        <text:p text:style-name="Standard"><text:bookmark text:name="459c84a0-743d-4ecf-8386-b154ebc02c61106"/></text:p>
      </text:section>
      <text:section text:style-name="Sect1" text:name="Section259">
        <text:p text:style-name="Text_20_body"><text:bookmark text:name="79cbe4d3-131b-4a1d-bdca-aff9676525e7"/>Try to make new connections with your connections' connections. Weird sentence, right? But that's what it means. Once you've reached some people, try to meet those people's friends, as well.</text:p>
        <text:p text:style-name="Text_20_body">Tente fazer novas conexões com as conexões de suas conexões. Frase estranha, não? Mas é isso que significa. Depois de alcançar algumas pessoas, tente conhecer os amigos dessas pessoas também.</text:p>
      </text:section>
      <text:section text:style-name="Sect1" text:name="81dd73ae-9a89-4c72-a690-1d0949195ff1">
        <text:p text:style-name="Standard"><text:bookmark text:name="459c84a0-743d-4ecf-8386-b154ebc02c61107"/></text:p>
      </text:section>
      <text:section text:style-name="Sect1" text:name="Section260">
        <text:p text:style-name="Text_20_body"><text:bookmark text:name="81dd73ae-9a89-4c72-a690-1d0949195ff1"/>Finally, don't give up on investing and growing your network in many other ways, such as joining local clubs and attending local social events, as well.</text:p>
        <text:p text:style-name="Text_20_body"><text:soft-page-break/>Por fim, não desista de investir e aumentar sua rede de relacionamentos de muitas outras maneiras, como ingressar em clubes locais e participar de eventos sociais locais também.</text:p>
      </text:section>
      <text:section text:style-name="Sect1" text:name="0a874d92-7cc9-4b38-878d-a16884277be4">
        <text:p text:style-name="Standard"><text:bookmark text:name="459c84a0-743d-4ecf-8386-b154ebc02c61108"/></text:p>
      </text:section>
      <text:p text:style-name="Text_20_body">This is the only way that you'll find someone who can become your mentor. Thanks for listening.</text:p>
      <text:p text:style-name="Text_20_body">Esta é a única maneira de encontrar alguém que pode se tornar seu mentor. Obrigado por ouvir.</text:p>
      <text:p text:style-name="P54">If I could give you any advice I would tell you to find a mentor as soon as possible. This adviser is essential for moments of transition such as, for example, accepting or not applying for a job in another country. This person can advise and guide you to analyze this proposal in an analytical way, thinking about the pros and cons that may appear.<text:line-break/><text:line-break/>In addition, the mentor is fundamental in the moving process as it can put you in contact with colleagues from the new country, making your networking list increase significantly and helping you to adjust to the new reality and even with new co-workers. This action is essential for you to adapt to the challenges you may face. In addition, this guide can give you tips for living abroad, such as what documentation is needed, how the visa process works, how to find a place to live, among others.<text:line-break/><text:line-break/>In this way, it is also important that you ask, question and exchange ideas with him, in order to bring your experiences closer and make your expectations and goals clear. A mentor is a fundamental person in your professional growth process because he can give you amazing tips and advice that change your look and your perception in relation to different situations. Therefore, when choosing one, it is necessary to analyze characteristics such as: time of experience in the field, communication skills, ability to listen and understand, ability to understand people's difficulties, generosity and resilience, among others.<text:line-break/><text:line-break/>Finding a guide like this you will surely have more peace of mind and confidence to face the challenges. Always remembering that the mentor's role is not to judge, but to bring clarity and maximize the potential that learners have and also to develop necessary problem solving skills.</text:p>
      <text:p text:style-name="P54"/>
      <text:p text:style-name="P54">Currently, we hear a lot about the importance of a mentor in a professional career, especially when we are starting our journey. But do you know what a mentor really is? We can classify it as the one who supports and encourages the other person to improve their learning, increase their potential and explore their skills within the job market. In addition, a mentor can be the one who gives advice and also recommendations to another person in order to direct him/her to achieve his/her goals. Therefore, we need to remember that the counselor needs to be someone who is already established in their area <text:span text:style-name="T19">of ​​ex</text:span>pertise and who has the experience to offer insights and suggestions that are really meaningful and useful. As a characteristic, the guide needs to be generous to share knowledge, points of view and a broader look at situations. The mentor must have the time and energy to be able to dedicate himself/herself to the relationship with their mentee; must prove to be a good listener, seeking to understand the demands of the other; must have good communication skills to be able to convey the message in an assertive way and also have empathy to be able to put themselves in people's shoes. With all these characteristics we can say that this mentor would be complete to help you. If you had a mentor, would your professional experiences be different? Reflect on it and think about looking for someone who offers you this type of learning.</text:p>
      <text:p text:style-name="P54"><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3T03:44:37.830251429</meta:creation-date>
    <dc:date>2023-08-29T08:29:49.372829329</dc:date>
    <meta:editing-duration>P6DT2H9M2S</meta:editing-duration>
    <meta:editing-cycles>30</meta:editing-cycles>
    <meta:generator>LibreOffice/7.3.7.2$Linux_X86_64 LibreOffice_project/30$Build-2</meta:generator>
    <meta:document-statistic meta:table-count="0" meta:image-count="0" meta:object-count="0" meta:page-count="47" meta:paragraph-count="774" meta:word-count="20003" meta:character-count="116389" meta:non-whitespace-character-count="97075"/>
  </office:meta>
</office:document-meta>
</file>